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8cm"/>
    </style:style>
    <style:style style:name="co2" style:family="table-column">
      <style:table-column-properties fo:break-before="auto" style:column-width="2.037cm"/>
    </style:style>
    <style:style style:name="co3" style:family="table-column">
      <style:table-column-properties fo:break-before="auto" style:column-width="4.366cm"/>
    </style:style>
    <style:style style:name="co4" style:family="table-column">
      <style:table-column-properties fo:break-before="auto" style:column-width="1.984cm"/>
    </style:style>
    <style:style style:name="co5" style:family="table-column">
      <style:table-column-properties fo:break-before="auto" style:column-width="1.879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1.244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2.164cm"/>
    </style:style>
    <style:style style:name="co10" style:family="table-column">
      <style:table-column-properties fo:break-before="auto" style:column-width="2.275cm"/>
    </style:style>
    <style:style style:name="co11" style:family="table-column">
      <style:table-column-properties fo:break-before="auto" style:column-width="0.159cm"/>
    </style:style>
    <style:style style:name="co12" style:family="table-column">
      <style:table-column-properties fo:break-before="auto" style:column-width="2.302cm"/>
    </style:style>
    <style:style style:name="co13" style:family="table-column">
      <style:table-column-properties fo:break-before="auto" style:column-width="1.415cm"/>
    </style:style>
    <style:style style:name="co14" style:family="table-column">
      <style:table-column-properties fo:break-before="auto" style:column-width="1.614cm"/>
    </style:style>
    <style:style style:name="co15" style:family="table-column">
      <style:table-column-properties fo:break-before="page" style:column-width="0.159cm"/>
    </style:style>
    <style:style style:name="co16" style:family="table-column">
      <style:table-column-properties fo:break-before="auto" style:column-width="1.693cm"/>
    </style:style>
    <style:style style:name="co17" style:family="table-column">
      <style:table-column-properties fo:break-before="auto" style:column-width="2.011cm"/>
    </style:style>
    <style:style style:name="co18" style:family="table-column">
      <style:table-column-properties fo:break-before="auto" style:column-width="2.09cm"/>
    </style:style>
    <style:style style:name="co19" style:family="table-column">
      <style:table-column-properties fo:break-before="auto" style:column-width="5.027cm"/>
    </style:style>
    <style:style style:name="co20" style:family="table-column">
      <style:table-column-properties fo:break-before="auto" style:column-width="0.688cm"/>
    </style:style>
    <style:style style:name="co21" style:family="table-column">
      <style:table-column-properties fo:break-before="auto" style:column-width="2.143cm"/>
    </style:style>
    <style:style style:name="co22" style:family="table-column">
      <style:table-column-properties fo:break-before="auto" style:column-width="1.005cm"/>
    </style:style>
    <style:style style:name="co23" style:family="table-column">
      <style:table-column-properties fo:break-before="auto" style:column-width="1.217cm"/>
    </style:style>
    <style:style style:name="co24" style:family="table-column">
      <style:table-column-properties fo:break-before="auto" style:column-width="2.17cm"/>
    </style:style>
    <style:style style:name="co25" style:family="table-column">
      <style:table-column-properties fo:break-before="auto" style:column-width="0.503cm"/>
    </style:style>
    <style:style style:name="co26" style:family="table-column">
      <style:table-column-properties fo:break-before="auto" style:column-width="0.291cm"/>
    </style:style>
    <style:style style:name="co27" style:family="table-column">
      <style:table-column-properties fo:break-before="auto" style:column-width="0.265cm"/>
    </style:style>
    <style:style style:name="co28" style:family="table-column">
      <style:table-column-properties fo:break-before="auto" style:column-width="3.466cm"/>
    </style:style>
    <style:style style:name="co29" style:family="table-column">
      <style:table-column-properties fo:break-before="auto" style:column-width="2.566cm"/>
    </style:style>
    <style:style style:name="co30" style:family="table-column">
      <style:table-column-properties fo:break-before="auto" style:column-width="1.886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212cm" fo:break-before="auto" style:use-optimal-row-height="false"/>
    </style:style>
    <style:style style:name="ro5" style:family="table-row">
      <style:table-row-properties style:row-height="0.436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318cm" fo:break-before="page" style:use-optimal-row-height="false"/>
    </style:style>
    <style:style style:name="ro8" style:family="table-row">
      <style:table-row-properties style:row-height="0.318cm" fo:break-before="auto" style:use-optimal-row-height="false"/>
    </style:style>
    <style:style style:name="ro9" style:family="table-row">
      <style:table-row-properties style:row-height="0.265cm" fo:break-before="auto" style:use-optimal-row-height="false"/>
    </style:style>
    <style:style style:name="ro10" style:family="table-row">
      <style:table-row-properties style:row-height="0.436cm" fo:break-before="page" style:use-optimal-row-height="true"/>
    </style:style>
    <style:style style:name="ro11" style:family="table-row">
      <style:table-row-properties style:row-height="0.529cm" fo:break-before="auto" style:use-optimal-row-height="false"/>
    </style:style>
    <style:style style:name="ro12" style:family="table-row">
      <style:table-row-properties style:row-height="1.058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085cm" fo:break-before="auto" style:use-optimal-row-height="false"/>
    </style:style>
    <style:style style:name="ro15" style:family="table-row">
      <style:table-row-properties style:row-height="0.212cm" fo:break-before="page" style:use-optimal-row-height="false"/>
    </style:style>
    <style:style style:name="ro16" style:family="table-row">
      <style:table-row-properties style:row-height="0.688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1"/>
    <style:style style:name="ce3" style:family="table-cell" style:parent-style-name="Default" style:data-style-name="N5110"/>
    <style:style style:name="ce4" style:family="table-cell" style:parent-style-name="Default" style:data-style-name="N0">
      <style:table-cell-properties fo:background-color="#ffffcc" fo:border="0.06pt solid #000000" style:vertical-align="automatic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5" style:family="table-cell" style:parent-style-name="Default" style:data-style-name="N0">
      <style:table-cell-properties fo:background-color="transparent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6" style:family="table-cell" style:parent-style-name="Default" style:data-style-name="N36">
      <style:table-cell-properties fo:border-bottom="none" fo:background-color="#ffffcc" fo:border-left="0.06pt solid #000000" fo:border-right="none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7" style:family="table-cell" style:parent-style-name="Default" style:data-style-name="N0">
      <style:table-cell-properties fo:border-bottom="none" fo:background-color="#ffffcc" fo:border-left="0.06pt solid #000000" fo:border-right="none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8" style:family="table-cell" style:parent-style-name="Default" style:data-style-name="N0">
      <style:table-cell-properties fo:border-bottom="2.01pt solid #000000" fo:background-color="#ffffcc" fo:border-left="0.06pt solid #000000" fo:border-right="none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9" style:family="table-cell" style:parent-style-name="Default" style:data-style-name="N11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0" style:family="table-cell" style:parent-style-name="Default" style:data-style-name="N110">
      <style:table-cell-properties fo:background-color="transparent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" style:family="table-cell" style:parent-style-name="Default" style:data-style-name="N11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2" style:family="table-cell" style:parent-style-name="Default" style:data-style-name="N0">
      <style:table-cell-properties fo:border-bottom="2.01pt solid #000000" fo:background-color="#ffffcc" style:text-align-source="fix" style:repeat-content="false" fo:border-left="2.01pt solid #000000" fo:border-right="none" fo:border-top="2.01pt solid #000000" style:vertical-align="middle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3" style:family="table-cell" style:parent-style-name="Default" style:data-style-name="N0">
      <style:table-cell-properties fo:border-bottom="0.06pt solid #000000" fo:background-color="#ffffcc" fo:wrap-option="wrap" fo:border-left="none" fo:border-right="none" fo:border-top="2.01pt solid #000000" style:vertical-align="middle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4" style:family="table-cell" style:parent-style-name="Default" style:data-style-name="N110">
      <style:table-cell-properties fo:background-color="transparent" fo:border="0.06pt solid #000000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5" style:family="table-cell" style:parent-style-name="Default" style:data-style-name="N110">
      <style:table-cell-properties fo:border-bottom="none" fo:background-color="#ffffcc" style:text-align-source="fix" style:repeat-content="false" fo:wrap-option="wrap" fo:border-left="none" fo:border-right="0.06pt solid #000000" fo:border-top="0.06pt solid #000000" style:vertical-align="automatic"/>
      <style:paragraph-properties fo:text-align="start" fo:margin-left="2.118cm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6" style:family="table-cell" style:parent-style-name="Default" style:data-style-name="N11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7" style:family="table-cell" style:parent-style-name="Default" style:data-style-name="N0">
      <style:table-cell-properties fo:border-bottom="0.06pt solid #000000" fo:background-color="#ffffcc" fo:wrap-option="wrap" fo:border-left="none" fo:border-right="none" fo:border-top="none" style:vertical-align="middle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8" style:family="table-cell" style:parent-style-name="Default" style:data-style-name="N0">
      <style:table-cell-properties fo:border-bottom="0.06pt solid #000000" fo:background-color="#ffffcc" fo:wrap-option="wrap" fo:border-left="none" fo:border-right="none" fo:border-top="0.06pt solid #000000" style:vertical-align="middle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9" style:family="table-cell" style:parent-style-name="Default" style:data-style-name="N110">
      <style:table-cell-properties fo:background-color="#ffffcc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20" style:family="table-cell" style:parent-style-name="Default" style:data-style-name="N110">
      <style:table-cell-properties fo:background-color="#ffffcc" fo:wrap-option="wrap" style:vertical-align="automatic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21" style:family="table-cell" style:parent-style-name="Default" style:data-style-name="N0">
      <style:table-cell-properties fo:border-bottom="2.01pt solid #000000" fo:background-color="#ffffcc" fo:border-left="2.01pt solid #000000" fo:border-right="none" fo:border-top="2.01pt solid #000000" style:vertical-align="middle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22" style:family="table-cell" style:parent-style-name="Default" style:data-style-name="N110">
      <style:table-cell-properties fo:border-bottom="2.01pt solid #000000" fo:background-color="#ffffcc" fo:border-left="none" fo:border-right="none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23" style:family="table-cell" style:parent-style-name="Default" style:data-style-name="N0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24" style:family="table-cell" style:parent-style-name="Default" style:data-style-name="N36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25" style:family="table-cell" style:parent-style-name="Default" style:data-style-name="N0">
      <style:table-cell-properties fo:background-color="transparent" style:vertical-align="automatic"/>
      <style:text-properties style:font-name="Times New Roman" fo:font-size="8pt" style:font-name-asian="Times New Roman1" style:font-size-asian="8pt" style:font-name-complex="Times New Roman1" style:font-size-complex="8pt"/>
    </style:style>
    <style:style style:name="ce26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1" style:font-size-asian="8pt" style:font-name-complex="Times New Roman1" style:font-size-complex="8pt"/>
    </style:style>
    <style:style style:name="ce27" style:family="table-cell" style:parent-style-name="Default" style:data-style-name="N0">
      <style:table-cell-properties fo:background-color="transparent" fo:border="0.06pt solid #000000" style:vertical-align="automatic"/>
      <style:text-properties style:font-name="Times New Roman" fo:font-size="8pt" style:font-name-asian="Times New Roman1" style:font-size-asian="8pt" style:font-name-complex="Times New Roman1" style:font-size-complex="8pt"/>
    </style:style>
    <style:style style:name="ce28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8pt" style:font-name-asian="Times New Roman1" style:font-size-asian="8pt" style:font-name-complex="Times New Roman1" style:font-size-complex="8pt"/>
    </style:style>
    <style:style style:name="ce29" style:family="table-cell" style:parent-style-name="Default" style:data-style-name="N0">
      <style:table-cell-properties fo:background-color="#ffffcc" style:vertical-align="automatic"/>
      <style:text-properties style:font-name="Times New Roman" fo:font-size="8pt" style:font-name-asian="Times New Roman1" style:font-size-asian="8pt" style:font-name-complex="Times New Roman1" style:font-size-complex="8pt"/>
    </style:style>
    <style:style style:name="ce30" style:family="table-cell" style:parent-style-name="Default" style:data-style-name="N0">
      <style:table-cell-properties fo:background-color="#ffffcc" fo:wrap-option="wrap" style:vertical-align="automatic"/>
      <style:text-properties style:font-name="Times New Roman" fo:font-size="8pt" fo:font-style="italic" fo:font-weight="bold" style:font-name-asian="Times New Roman1" style:font-size-asian="8pt" style:font-style-asian="italic" style:font-weight-asian="bold" style:font-name-complex="Times New Roman1" style:font-size-complex="8pt" style:font-style-complex="italic" style:font-weight-complex="bold"/>
    </style:style>
    <style:style style:name="ce31" style:family="table-cell" style:parent-style-name="Default" style:data-style-name="N0">
      <style:table-cell-properties fo:border-bottom="2.01pt solid #000000" fo:background-color="#ffffcc" fo:border-left="none" fo:border-right="none" fo:border-top="none" style:vertical-align="automatic"/>
      <style:text-properties style:font-name="Times New Roman" fo:font-size="8pt" style:font-name-asian="Times New Roman1" style:font-size-asian="8pt" style:font-name-complex="Times New Roman1" style:font-size-complex="8pt"/>
    </style:style>
    <style:style style:name="ce32" style:family="table-cell" style:parent-style-name="Default" style:data-style-name="N1">
      <style:table-cell-properties fo:background-color="transparent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33" style:family="table-cell" style:parent-style-name="Default" style:data-style-name="N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34" style:family="table-cell" style:parent-style-name="Default" style:data-style-name="N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35" style:family="table-cell" style:parent-style-name="Default" style:data-style-name="N5110">
      <style:table-cell-properties fo:border-bottom="2.01pt solid #000000" fo:background-color="#ffffcc" style:text-align-source="fix" style:repeat-content="false" fo:border-left="none" fo:border-right="2.01pt solid #000000" fo:border-top="2.01pt solid #000000" style:vertical-align="middle"/>
      <style:paragraph-properties fo:text-align="start" fo:margin-left="0cm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36" style:family="table-cell" style:parent-style-name="Default" style:data-style-name="N1">
      <style:table-cell-properties fo:background-color="#ffffcc" style:vertical-align="middl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37" style:family="table-cell" style:parent-style-name="Default" style:data-style-name="N1">
      <style:table-cell-properties fo:background-color="transparent" fo:border="0.06pt solid #000000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38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39" style:family="table-cell" style:parent-style-name="Default" style:data-style-name="N1">
      <style:table-cell-properties fo:background-color="#ffffcc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0" style:family="table-cell" style:parent-style-name="Default" style:data-style-name="N1">
      <style:table-cell-properties fo:background-color="#ffffcc" style:vertical-align="automatic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41" style:family="table-cell" style:parent-style-name="Default" style:data-style-name="N110">
      <style:table-cell-properties fo:border-bottom="2.01pt solid #000000" fo:background-color="#ffffcc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42" style:family="table-cell" style:parent-style-name="Default" style:data-style-name="N1">
      <style:table-cell-properties fo:background-color="#ffffcc" fo:wrap-option="wrap" style:vertical-align="automatic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43" style:family="table-cell" style:parent-style-name="Default" style:data-style-name="N110">
      <style:table-cell-properties fo:border-bottom="2.01pt solid #000000" fo:background-color="#ffffcc" style:text-align-source="fix" style:repeat-content="false" fo:border-left="none" fo:border-right="none" fo:border-top="2.01pt solid #000000" style:vertical-align="middle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44" style:family="table-cell" style:parent-style-name="Default" style:data-style-name="N1">
      <style:table-cell-properties fo:background-color="transparent" fo:border="0.06pt solid #000000" style:vertical-align="automatic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45" style:family="table-cell" style:parent-style-name="Default" style:data-style-name="N110">
      <style:table-cell-properties fo:border-bottom="2.01pt solid #000000" fo:background-color="#ffffcc" style:text-align-source="fix" style:repeat-content="false" fo:border-left="none" fo:border-right="2.01pt solid #000000" fo:border-top="2.01pt solid #000000" style:vertical-align="middle"/>
      <style:paragraph-properties fo:text-align="start" fo:margin-left="0cm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46" style:family="table-cell" style:parent-style-name="Default" style:data-style-name="N1">
      <style:table-cell-properties fo:border-bottom="2.01pt solid #000000" fo:background-color="#ffffcc" fo:border-left="none" fo:border-right="none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7" style:family="table-cell" style:parent-style-name="Default" style:data-style-name="N112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48" style:family="table-cell" style:parent-style-name="Default" style:data-style-name="N112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9" style:family="table-cell" style:parent-style-name="Default" style:data-style-name="N112">
      <style:table-cell-properties fo:background-color="transparent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50" style:family="table-cell" style:parent-style-name="Default" style:data-style-name="N112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51" style:family="table-cell" style:parent-style-name="Default" style:data-style-name="N112">
      <style:table-cell-properties fo:background-color="#ffffcc" style:text-align-source="fix" style:repeat-content="false" style:vertical-align="middle"/>
      <style:paragraph-properties fo:text-align="start" fo:margin-left="0.706cm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52" style:family="table-cell" style:parent-style-name="Default" style:data-style-name="N112">
      <style:table-cell-properties fo:background-color="transparent" fo:border="0.06pt solid #000000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53" style:family="table-cell" style:parent-style-name="Default" style:data-style-name="N112">
      <style:table-cell-properties fo:border-bottom="0.06pt solid #000000" fo:background-color="#ffffcc" fo:border-left="0.06pt solid #000000" fo:border-right="0.06pt solid #000000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54" style:family="table-cell" style:parent-style-name="Default" style:data-style-name="N112">
      <style:table-cell-properties fo:background-color="#ffffcc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55" style:family="table-cell" style:parent-style-name="Default" style:data-style-name="N112">
      <style:table-cell-properties fo:background-color="#ffffcc" fo:border="2.01pt solid #000000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56" style:family="table-cell" style:parent-style-name="Default" style:data-style-name="N112">
      <style:table-cell-properties fo:border-bottom="2.01pt solid #000000" fo:background-color="#ffffcc" style:text-align-source="fix" style:repeat-content="false" fo:border-left="none" fo:border-right="none" fo:border-top="2.01pt solid #000000" style:vertical-align="automatic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57" style:family="table-cell" style:parent-style-name="Default" style:data-style-name="N112">
      <style:table-cell-properties fo:border-bottom="2.01pt solid #000000" fo:background-color="#ffffcc" fo:border-left="none" fo:border-right="none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58" style:family="table-cell" style:parent-style-name="Default" style:data-style-name="N112">
      <style:table-cell-properties fo:border-bottom="0.06pt solid #000000" fo:background-color="#ffffcc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59" style:family="table-cell" style:parent-style-name="Default" style:data-style-name="N112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8pt" style:font-name-asian="Times New Roman1" style:font-size-asian="8pt" style:font-name-complex="Times New Roman1" style:font-size-complex="8pt"/>
    </style:style>
    <style:style style:name="ce60" style:family="table-cell" style:parent-style-name="Default" style:data-style-name="N11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8pt" style:font-name-asian="Times New Roman1" style:font-size-asian="8pt" style:font-name-complex="Times New Roman1" style:font-size-complex="8pt"/>
    </style:style>
    <style:style style:name="ce61" style:family="table-cell" style:parent-style-name="Default" style:data-style-name="N112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1" style:font-size-asian="8pt" style:font-name-complex="Times New Roman1" style:font-size-complex="8pt"/>
    </style:style>
    <style:style style:name="ce62" style:family="table-cell" style:parent-style-name="Default" style:data-style-name="N110">
      <style:table-cell-properties fo:border-bottom="2.01pt solid #000000" fo:background-color="#ffffcc" style:text-align-source="fix" style:repeat-content="false" fo:border-left="none" fo:border-right="2.01pt solid #000000" fo:border-top="2.01pt solid #000000" style:vertical-align="middle"/>
      <style:paragraph-properties fo:text-align="center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63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color="#ff0000"/>
    </style:style>
    <style:style style:name="ce64" style:family="table-cell" style:parent-style-name="Default" style:data-style-name="N112">
      <style:table-cell-properties fo:background-color="#ffffcc" fo:border="0.06pt solid #000000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65" style:family="table-cell" style:parent-style-name="Default" style:data-style-name="N10">
      <style:table-cell-properties fo:border-bottom="0.06pt solid #000000" fo:background-color="#ffffcc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66" style:family="table-cell" style:parent-style-name="Default" style:data-style-name="N1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67" style:family="table-cell" style:parent-style-name="Default" style:data-style-name="N10">
      <style:table-cell-properties fo:background-color="#ffffcc" style:text-align-source="fix" style:repeat-content="false" fo:wrap-option="wrap" style:vertical-align="automatic"/>
      <style:paragraph-properties fo:text-align="center"/>
    </style:style>
    <style:style style:name="ce68" style:family="table-cell" style:parent-style-name="Default" style:data-style-name="N10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69" style:family="table-cell" style:parent-style-name="Default" style:data-style-name="N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70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71" style:family="table-cell" style:parent-style-name="Default" style:data-style-name="N1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72" style:family="table-cell" style:parent-style-name="Default" style:data-style-name="N10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73" style:family="table-cell" style:parent-style-name="Default" style:data-style-name="N10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74" style:family="table-cell" style:parent-style-name="Default" style:data-style-name="N10">
      <style:table-cell-properties fo:border-bottom="2.01pt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75" style:family="table-cell" style:parent-style-name="Default" style:data-style-name="N112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76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</style:style>
    <style:style style:name="ce77" style:family="table-cell" style:parent-style-name="Default" style:data-style-name="N1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78" style:family="table-cell" style:parent-style-name="Default" style:data-style-name="N10">
      <style:table-cell-properties fo:background-color="#ffffcc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79" style:family="table-cell" style:parent-style-name="Default" style:data-style-name="N112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80" style:family="table-cell" style:parent-style-name="Default" style:data-style-name="N112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81" style:family="table-cell" style:parent-style-name="Default" style:data-style-name="N112">
      <style:table-cell-properties fo:border-bottom="2.01pt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82" style:family="table-cell" style:parent-style-name="Default" style:data-style-name="N1">
      <style:table-cell-properties fo:border-bottom="0.06pt solid #000000" fo:background-color="#ffffcc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83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84" style:family="table-cell" style:parent-style-name="Default" style:data-style-name="N1">
      <style:table-cell-properties fo:background-color="#ffffcc" style:text-align-source="fix" style:repeat-content="false" fo:wrap-option="wrap" fo:border="0.06pt solid #000000" style:vertical-align="automatic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85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86" style:family="table-cell" style:parent-style-name="Default" style:data-style-name="N1">
      <style:table-cell-properties fo:background-color="#ffffcc" fo:border="0.06pt solid #000000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87" style:family="table-cell" style:parent-style-name="Default" style:data-style-name="N1">
      <style:table-cell-properties fo:border-bottom="2.01pt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88" style:family="table-cell" style:parent-style-name="Default" style:data-style-name="N112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89" style:family="table-cell" style:parent-style-name="Default" style:data-style-name="N1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90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91" style:family="table-cell" style:parent-style-name="Default" style:data-style-name="N112">
      <style:table-cell-properties fo:border-bottom="none" fo:background-color="#ffffcc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92" style:family="table-cell" style:parent-style-name="Default" style:data-style-name="N0">
      <style:table-cell-properties fo:background-color="#ffffcc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93" style:family="table-cell" style:parent-style-name="Default" style:data-style-name="N110">
      <style:table-cell-properties fo:border-bottom="0.06pt solid #000000" fo:background-color="#ffffcc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94" style:family="table-cell" style:parent-style-name="Default" style:data-style-name="N112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95" style:family="table-cell" style:parent-style-name="Default" style:data-style-name="N0">
      <style:table-cell-properties fo:border-bottom="none" fo:background-color="#ffffcc" fo:border-left="none" fo:border-right="2.01pt solid #000000" fo:border-top="2.01pt solid #000000" style:vertical-align="automatic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96" style:family="table-cell" style:parent-style-name="Default" style:data-style-name="N0">
      <style:table-cell-properties fo:border-bottom="none" fo:background-color="#ffffcc" fo:border-left="none" fo:border-right="2.01pt solid #000000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97" style:family="table-cell" style:parent-style-name="Default" style:data-style-name="N36">
      <style:table-cell-properties fo:border-bottom="none" fo:background-color="#ffffcc" fo:border-left="none" fo:border-right="2.01pt solid #000000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98" style:family="table-cell" style:parent-style-name="Default" style:data-style-name="N0">
      <style:table-cell-properties fo:border-bottom="2.01pt solid #000000" fo:background-color="#ffffcc" fo:border-left="none" fo:border-right="2.01pt solid #000000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99" style:family="table-cell" style:parent-style-name="Default" style:data-style-name="N0">
      <style:table-cell-properties fo:background-color="transparent" style:vertical-align="automatic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00" style:family="table-cell" style:parent-style-name="Default" style:data-style-name="N36">
      <style:table-cell-properties fo:background-color="transparent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01" style:family="table-cell" style:parent-style-name="Default" style:data-style-name="N0">
      <style:table-cell-properties fo:border-bottom="none" fo:background-color="#ccffcc" fo:border-left="2.01pt solid #000000" fo:border-right="none" fo:border-top="2.01pt solid #000000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02" style:family="table-cell" style:parent-style-name="Default" style:data-style-name="N0">
      <style:table-cell-properties fo:border-bottom="none" fo:background-color="#ccffcc" fo:border-left="2.01pt solid #000000" fo:border-right="none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03" style:family="table-cell" style:parent-style-name="Default" style:data-style-name="N0">
      <style:table-cell-properties fo:border-bottom="2.01pt solid #000000" fo:background-color="#ccffcc" fo:border-left="2.01pt solid #000000" fo:border-right="none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04" style:family="table-cell" style:parent-style-name="Default" style:data-style-name="N0">
      <style:text-properties fo:font-size="9pt" style:font-size-asian="9pt" style:font-size-complex="9pt"/>
    </style:style>
    <style:style style:name="ce105" style:family="table-cell" style:parent-style-name="Default" style:data-style-name="N110">
      <style:table-cell-properties fo:background-color="#ccffcc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06" style:family="table-cell" style:parent-style-name="Default" style:data-style-name="N110">
      <style:table-cell-properties fo:background-color="#ccffcc" style:text-align-source="fix" style:repeat-content="false" fo:border="0.06pt solid #000000" style:vertical-align="middle"/>
      <style:paragraph-properties fo:text-align="start" fo:margin-left="0.353cm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07" style:family="table-cell" style:parent-style-name="Default" style:data-style-name="N110">
      <style:table-cell-properties fo:border-bottom="none" fo:background-color="#ccffcc" style:text-align-source="fix" style:repeat-content="false" fo:wrap-option="wrap" fo:border-left="none" fo:border-right="0.06pt solid #000000" fo:border-top="none" style:vertical-align="automatic"/>
      <style:paragraph-properties fo:text-align="start" fo:margin-left="2.118cm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08" style:family="table-cell" style:parent-style-name="Default" style:data-style-name="N110">
      <style:table-cell-properties fo:border-bottom="0.06pt solid #000000" fo:background-color="#ccffcc" style:text-align-source="fix" style:repeat-content="false" fo:wrap-option="wrap" fo:border-left="none" fo:border-right="0.06pt solid #000000" fo:border-top="none" style:vertical-align="automatic"/>
      <style:paragraph-properties fo:text-align="start" fo:margin-left="2.118cm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09" style:family="table-cell" style:parent-style-name="Default" style:data-style-name="N0">
      <style:table-cell-properties fo:border-bottom="0.06pt solid #000000" fo:background-color="#ccffcc" fo:border-left="0.06pt solid #000000" fo:border-right="2.01pt solid #000000" fo:border-top="0.06pt solid #000000" style:vertical-align="middl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0" style:family="table-cell" style:parent-style-name="Default" style:data-style-name="N0">
      <style:table-cell-properties fo:border-bottom="0.06pt solid #000000" fo:background-color="#ccffcc" style:text-align-source="fix" style:repeat-content="false" fo:wrap-option="wrap" fo:border-left="0.06pt solid #000000" fo:border-right="2.01pt solid #000000" fo:border-top="0.06pt solid #000000" style:vertical-align="middle"/>
      <style:paragraph-properties fo:text-align="start" fo:margin-left="0.353cm"/>
      <style:text-properties fo:font-weight="bold" style:font-weight-asian="bold" style:font-weight-complex="bold"/>
    </style:style>
    <style:style style:name="ce111" style:family="table-cell" style:parent-style-name="Default" style:data-style-name="N110">
      <style:table-cell-properties fo:border-bottom="2.01pt solid #000000" fo:background-color="#ccffcc" fo:border-left="none" fo:border-right="none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2" style:family="table-cell" style:parent-style-name="Default" style:data-style-name="N0">
      <style:table-cell-properties fo:background-color="#ccffcc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3" style:family="table-cell" style:parent-style-name="Default" style:data-style-name="N0">
      <style:table-cell-properties fo:border-bottom="2.01pt solid #000000" fo:background-color="#ccffcc" fo:border-left="none" fo:border-right="none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4" style:family="table-cell" style:parent-style-name="Default" style:data-style-name="N1">
      <style:table-cell-properties fo:background-color="#ccffcc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5" style:family="table-cell" style:parent-style-name="Default" style:data-style-name="N1">
      <style:table-cell-properties fo:border-bottom="2.01pt solid #000000" fo:background-color="#ccffcc" fo:border-left="none" fo:border-right="none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6" style:family="table-cell" style:parent-style-name="Default" style:data-style-name="N0">
      <style:table-cell-properties fo:background-color="#cc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17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18" style:family="table-cell" style:parent-style-name="Default" style:data-style-name="N112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9" style:family="table-cell" style:parent-style-name="Default" style:data-style-name="N112">
      <style:table-cell-properties fo:background-color="#ccffcc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20" style:family="table-cell" style:parent-style-name="Default" style:data-style-name="N112">
      <style:table-cell-properties fo:background-color="#ccffcc" fo:border="0.06pt solid #000000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21" style:family="table-cell" style:parent-style-name="Default" style:data-style-name="N112">
      <style:table-cell-properties fo:background-color="#ccffcc" fo:border="2.01pt solid #000000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22" style:family="table-cell" style:parent-style-name="Default" style:data-style-name="N112">
      <style:table-cell-properties fo:background-color="#ccffcc" fo:border="2.01pt solid #000000" style:vertical-align="middle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23" style:family="table-cell" style:parent-style-name="Default" style:data-style-name="N112">
      <style:table-cell-properties fo:border-bottom="2.01pt solid #000000" fo:background-color="#ccffcc" fo:border-left="none" fo:border-right="none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24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25" style:family="table-cell" style:parent-style-name="Default" style:data-style-name="N112">
      <style:table-cell-properties fo:background-color="#ccffcc" style:text-align-source="fix" style:repeat-content="false" fo:wrap-option="wrap" fo:border="0.06pt solid #000000" style:vertical-align="middle"/>
      <style:paragraph-properties fo:text-align="start" fo:margin-left="0.353cm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26" style:family="table-cell" style:parent-style-name="Default" style:data-style-name="N0">
      <style:table-cell-properties fo:border-bottom="0.06pt solid #000000" fo:background-color="#ccffcc" fo:wrap-option="wrap" fo:border-left="0.06pt solid #000000" fo:border-right="2.01pt solid #000000" fo:border-top="0.06pt solid #000000" style:vertical-align="middl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27" style:family="table-cell" style:parent-style-name="Default" style:data-style-name="N10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28" style:family="table-cell" style:parent-style-name="Default" style:data-style-name="N10">
      <style:table-cell-properties fo:background-color="#ccffcc" style:text-align-source="fix" style:repeat-content="false" fo:wrap-option="wrap" fo:border="0.06pt solid #000000" style:vertical-align="middle"/>
      <style:paragraph-properties fo:text-align="start" fo:margin-left="0.353cm"/>
      <style:text-properties fo:color="#000080" style:font-name="Times New Roman" style:font-name-asian="Times New Roman1" style:font-name-complex="Times New Roman1"/>
    </style:style>
    <style:style style:name="ce129" style:family="table-cell" style:parent-style-name="Default" style:data-style-name="N10">
      <style:table-cell-properties fo:border-bottom="2.01pt solid #000000" fo:background-color="#cc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30" style:family="table-cell" style:parent-style-name="Default" style:data-style-name="N112">
      <style:table-cell-properties fo:border-bottom="none" fo:background-color="#ccffcc" style:text-align-source="fix" style:repeat-content="false" fo:border-left="none" fo:border-right="2.01pt solid #000000" fo:border-top="2.01pt solid #000000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31" style:family="table-cell" style:parent-style-name="Default" style:data-style-name="N112">
      <style:table-cell-properties fo:border-bottom="none" fo:background-color="#ccffcc" style:text-align-source="fix" style:repeat-content="false" fo:border-left="none" fo:border-right="2.01pt solid #000000" fo:border-top="non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32" style:family="table-cell" style:parent-style-name="Default" style:data-style-name="N112">
      <style:table-cell-properties fo:border-bottom="2.01pt solid #000000" fo:background-color="#ccffcc" style:text-align-source="fix" style:repeat-content="false" fo:border-left="none" fo:border-right="2.01pt solid #000000" fo:border-top="non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33" style:family="table-cell" style:parent-style-name="Default" style:data-style-name="N4">
      <style:table-cell-properties fo:background-color="#ccffc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34" style:family="table-cell" style:parent-style-name="Default" style:data-style-name="N4">
      <style:table-cell-properties fo:background-color="#ccffcc" style:text-align-source="fix" style:repeat-content="false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35" style:family="table-cell" style:parent-style-name="Default" style:data-style-name="N4">
      <style:text-properties style:font-name="Times New Roman" fo:font-size="9pt" style:font-name-asian="Times New Roman1" style:font-size-asian="9pt" style:font-name-complex="Times New Roman1" style:font-size-complex="9pt"/>
    </style:style>
    <style:style style:name="ce136" style:family="table-cell" style:parent-style-name="Default" style:data-style-name="N110">
      <style:table-cell-properties fo:background-color="#ccffc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37" style:family="table-cell" style:parent-style-name="Default" style:data-style-name="N4">
      <style:table-cell-properties fo:background-color="#ffffc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38" style:family="table-cell" style:parent-style-name="Default" style:data-style-name="N1">
      <style:table-cell-properties fo:background-color="#ffffcc"/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139" style:family="table-cell" style:parent-style-name="Default" style:data-style-name="N110">
      <style:table-cell-properties fo:background-color="#ffffc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40" style:family="table-cell" style:parent-style-name="Default" style:data-style-name="N110">
      <style:text-properties style:font-name="Times New Roman" fo:font-size="9pt" style:font-name-asian="Times New Roman1" style:font-size-asian="9pt" style:font-name-complex="Times New Roman1" style:font-size-complex="9pt"/>
    </style:style>
    <style:style style:name="ce141" style:family="table-cell" style:parent-style-name="Default" style:data-style-name="N110">
      <style:table-cell-properties fo:background-color="transparent" fo:border="0.06pt solid #000000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42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</style:style>
    <style:style style:name="ce143" style:family="table-cell" style:parent-style-name="Default" style:data-style-name="N1">
      <style:table-cell-properties fo:background-color="#ccffc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44" style:family="table-cell" style:parent-style-name="Default" style:data-style-name="N1">
      <style:table-cell-properties fo:background-color="#ffffcc" style:text-align-source="fix" style:repeat-content="false" fo:wrap-option="wrap" fo:border="0.06pt solid #000000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45" style:family="table-cell" style:parent-style-name="Default" style:data-style-name="N1">
      <style:table-cell-properties fo:background-color="#ffffc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46" style:family="table-cell" style:parent-style-name="Default" style:data-style-name="N1">
      <style:text-properties style:font-name="Times New Roman" fo:font-size="9pt" style:font-name-asian="Times New Roman1" style:font-size-asian="9pt" style:font-name-complex="Times New Roman1" style:font-size-complex="9pt"/>
    </style:style>
    <style:style style:name="ce147" style:family="table-cell" style:parent-style-name="Default" style:data-style-name="N1">
      <style:table-cell-properties fo:background-color="transparent" fo:border="0.06pt solid #000000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48" style:family="table-cell" style:parent-style-name="Default" style:data-style-name="N1">
      <style:table-cell-properties fo:background-color="#ffffcc"/>
      <style:text-properties style:font-name="Times New Roman" style:font-name-asian="Times New Roman1" style:font-name-complex="Times New Roman1"/>
    </style:style>
    <style:style style:name="ce149" style:family="table-cell" style:parent-style-name="Default" style:data-style-name="N4">
      <style:table-cell-properties fo:background-color="transparent" fo:border="0.06pt solid #000000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50" style:family="table-cell" style:parent-style-name="Default" style:data-style-name="N4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51" style:family="table-cell" style:parent-style-name="Default" style:data-style-name="N4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52" style:family="table-cell" style:parent-style-name="Default" style:data-style-name="N4">
      <style:table-cell-properties fo:background-color="transparent" fo:border="0.06pt solid #000000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53" style:family="table-cell" style:parent-style-name="Default" style:data-style-name="N4">
      <style:table-cell-properties fo:background-color="#ffffcc" style:text-align-source="fix" style:repeat-content="false" fo:wrap-option="wrap" fo:border="0.06pt solid #000000" style:vertical-align="middle"/>
      <style:paragraph-properties fo:text-align="start" fo:margin-left="0.706cm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54" style:family="table-cell" style:parent-style-name="Default" style:data-style-name="N1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55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56" style:family="table-cell" style:parent-style-name="Default" style:data-style-name="N1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57" style:family="table-cell" style:parent-style-name="Default" style:data-style-name="N4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58" style:family="table-cell" style:parent-style-name="Default" style:data-style-name="N4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59" style:family="table-cell" style:parent-style-name="Default" style:data-style-name="N4">
      <style:table-cell-properties fo:background-color="#ffffcc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60" style:family="table-cell" style:parent-style-name="Default" style:data-style-name="N4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61" style:family="table-cell" style:parent-style-name="Default" style:data-style-name="N4">
      <style:table-cell-properties fo:background-color="#ffffcc" fo:wrap-option="wrap" style:vertical-align="automatic"/>
      <style:text-properties style:font-name="Times New Roman" fo:font-size="8pt" fo:font-weight="bold" style:font-name-asian="Times New Roman1" style:font-size-asian="8pt" style:font-weight-asian="bold" style:font-name-complex="Times New Roman1" style:font-size-complex="8pt" style:font-weight-complex="bold"/>
    </style:style>
    <style:style style:name="ce162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Times New Roman1" fo:font-size="9pt" fo:font-style="normal" fo:text-shadow="none" style:text-underline-style="none" fo:font-weight="bold" style:font-name-asian="Times New Roman1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font-name="Times New Roman1" fo:font-size="9pt" fo:font-style="normal" fo:text-shadow="none" style:text-underline-style="none" fo:font-weight="normal" style:font-name-asian="Times New Roman1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T3" style:family="text">
      <style:text-properties fo:color="#000080" style:text-outline="false" style:text-line-through-style="none" style:font-name="Times New Roman1" fo:font-size="10pt" fo:font-style="normal" fo:text-shadow="none" style:text-underline-style="none" fo:font-weight="bold" style:font-name-asian="Times New Roman1" style:font-size-asian="10pt" style:font-style-asian="normal" style:font-weight-asian="bold" style:font-name-complex="Times New Roman1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Schedule" table:style-name="ta1">
        <table:table-column table:style-name="co1" table:default-cell-style-name="ce5"/>
        <table:table-column table:style-name="co2" table:default-cell-style-name="ce10"/>
        <table:table-column table:style-name="co3" table:default-cell-style-name="ce25"/>
        <table:table-column table:style-name="co4" table:default-cell-style-name="ce32"/>
        <table:table-column table:style-name="co4" table:default-cell-style-name="ce49"/>
        <table:table-column table:style-name="co5" table:default-cell-style-name="ce49"/>
        <table:table-column table:style-name="co6" table:default-cell-style-name="ce49"/>
        <table:table-column table:style-name="co7" table:default-cell-style-name="ce66"/>
        <table:table-column table:style-name="co8" table:default-cell-style-name="ce49"/>
        <table:table-column table:style-name="co9" table:default-cell-style-name="ce49"/>
        <table:table-column table:style-name="co10" table:default-cell-style-name="ce49"/>
        <table:table-column table:style-name="co11" table:default-cell-style-name="ce49"/>
        <table:table-column table:style-name="co7" table:default-cell-style-name="ce66"/>
        <table:table-column table:style-name="co11" table:default-cell-style-name="ce49"/>
        <table:table-column table:style-name="co12" table:default-cell-style-name="ce79"/>
        <table:table-column table:style-name="co13" table:default-cell-style-name="ce83"/>
        <table:table-column table:style-name="co14" table:number-columns-repeated="2" table:default-cell-style-name="ce79"/>
        <table:table-column table:style-name="co6" table:default-cell-style-name="ce79"/>
        <table:table-column table:style-name="co15" table:default-cell-style-name="ce79"/>
        <table:table-column table:style-name="co16" table:default-cell-style-name="ce10"/>
        <table:table-column table:style-name="co4" table:default-cell-style-name="ce49"/>
        <table:table-column table:style-name="co17" table:default-cell-style-name="ce49"/>
        <table:table-column table:style-name="co18" table:default-cell-style-name="ce49"/>
        <table:table-column table:style-name="co16" table:number-columns-repeated="2" table:default-cell-style-name="ce79"/>
        <table:table-column table:style-name="co1" table:default-cell-style-name="ce5"/>
        <table:table-column table:style-name="co16" table:number-columns-repeated="997" table:default-cell-style-name="ce5"/>
        <table:table-row table:style-name="ro1">
          <table:table-cell table:style-name="ce4" table:number-columns-spanned="1" table:number-rows-spanned="4"/>
          <table:table-cell table:style-name="ce9" office:value-type="string" table:number-columns-spanned="1" table:number-rows-spanned="4">
            <text:p>Date Asset Purchased</text:p>
          </table:table-cell>
          <table:table-cell table:style-name="ce23" office:value-type="string" table:number-columns-spanned="2" table:number-rows-spanned="1">
            <text:p>FIXED ASSETS</text:p>
          </table:table-cell>
          <table:covered-table-cell/>
          <table:table-cell table:style-name="ce47" table:formula="of:=[.E57]+[.E110]" office:value-type="float" office:value="0">
            <text:p>0.00 </text:p>
          </table:table-cell>
          <table:table-cell table:style-name="ce58" table:formula="of:=[.F57]+[.F110]" office:value-type="float" office:value="0">
            <text:p>0.00 </text:p>
          </table:table-cell>
          <table:table-cell table:style-name="ce58" table:formula="of:=[.G57]+[.G110]" office:value-type="float" office:value="0">
            <text:p>0.00 </text:p>
          </table:table-cell>
          <table:table-cell table:style-name="ce65" office:value-type="string" table:number-columns-spanned="1" table:number-rows-spanned="4">
            <text:p>Deprn Rate %</text:p>
          </table:table-cell>
          <table:table-cell table:style-name="ce58" table:formula="of:=[.I57]+[.I110]" office:value-type="float" office:value="0">
            <text:p>0.00 </text:p>
          </table:table-cell>
          <table:table-cell table:style-name="ce58" table:formula="of:=[.J57]+[.J110]" office:value-type="float" office:value="0">
            <text:p>0.00 </text:p>
          </table:table-cell>
          <table:table-cell table:style-name="ce58" table:formula="of:=[.K57]+[.K110]" office:value-type="float" office:value="0">
            <text:p>0.00 </text:p>
          </table:table-cell>
          <table:table-cell table:style-name="ce58" table:number-columns-spanned="1" table:number-rows-spanned="4"/>
          <table:table-cell table:style-name="ce65" office:value-type="string" table:number-columns-spanned="1" table:number-rows-spanned="4">
            <text:p>Enter % Personal use of vehicles</text:p>
          </table:table-cell>
          <table:table-cell table:style-name="ce58" table:number-columns-spanned="1" table:number-rows-spanned="4"/>
          <table:table-cell table:style-name="ce58" table:formula="of:=[.O57]+[.O110]" office:value-type="float" office:value="0">
            <text:p>0.00 </text:p>
          </table:table-cell>
          <table:table-cell table:style-name="ce82" office:value-type="string" table:number-columns-spanned="1" table:number-rows-spanned="3">
            <text:p>Annual Invest Allow</text:p>
          </table:table-cell>
          <table:table-cell table:style-name="ce58" table:formula="of:=[.Q57]+[.Q110]" office:value-type="float" office:value="0">
            <text:p>0.00 </text:p>
          </table:table-cell>
          <table:table-cell table:style-name="ce58" table:formula="of:=[.R57]+[.R110]" office:value-type="float" office:value="0">
            <text:p>0.00 </text:p>
          </table:table-cell>
          <table:table-cell table:style-name="ce58" table:formula="of:=[.S57]+[.S110]" office:value-type="float" office:value="0">
            <text:p>0.00 </text:p>
          </table:table-cell>
          <table:table-cell table:style-name="ce91" table:number-columns-spanned="1" table:number-rows-spanned="4"/>
          <table:table-cell table:style-name="ce93" office:value-type="string" table:number-columns-spanned="1" table:number-rows-spanned="4">
            <text:p>Date <text:s text:c="9"/>Asset Sold</text:p>
          </table:table-cell>
          <table:table-cell table:style-name="ce58" table:formula="of:=[.V57]+[.V110]" office:value-type="float" office:value="0">
            <text:p>0.00 </text:p>
          </table:table-cell>
          <table:table-cell table:style-name="ce58" table:formula="of:=[.W57]+[.W110]" office:value-type="float" office:value="0">
            <text:p>0.00 </text:p>
          </table:table-cell>
          <table:table-cell table:style-name="ce58" table:formula="of:=[.X57]+[.X110]" office:value-type="float" office:value="0">
            <text:p>0.00 </text:p>
          </table:table-cell>
          <table:table-cell table:style-name="ce58" table:formula="of:=[.Y57]+[.Y110]" office:value-type="float" office:value="0">
            <text:p>0.00 </text:p>
          </table:table-cell>
          <table:table-cell table:style-name="ce58" table:formula="of:=[.Z57]+[.Z110]" office:value-type="float" office:value="0">
            <text:p>0.00 </text:p>
          </table:table-cell>
          <table:table-cell table:style-name="ce95"/>
          <table:table-cell table:style-name="ce99" table:number-columns-repeated="997"/>
        </table:table-row>
        <table:table-row table:style-name="ro2">
          <table:covered-table-cell table:number-columns-repeated="2"/>
          <table:table-cell table:style-name="ce24" office:value-type="string" table:number-columns-spanned="1" table:number-rows-spanned="3">
            <text:p>Asset Description</text:p>
          </table:table-cell>
          <table:table-cell table:style-name="ce33" office:value-type="string" table:number-columns-spanned="1" table:number-rows-spanned="3">
            <text:p>Purchase Reference</text:p>
          </table:table-cell>
          <table:table-cell table:style-name="ce48" office:value-type="string" table:number-columns-spanned="1" table:number-rows-spanned="3">
            <text:p>Original Cost</text:p>
          </table:table-cell>
          <table:table-cell table:style-name="ce59" office:value-type="string" table:number-columns-spanned="1" table:number-rows-spanned="2">
            <text:p>Accumulated Depreciation</text:p>
          </table:table-cell>
          <table:table-cell table:style-name="ce48" office:value-type="string" table:number-columns-spanned="1" table:number-rows-spanned="2">
            <text:p>Written Down <text:span text:style-name="T1">BOOK</text:span> Value</text:p>
          </table:table-cell>
          <table:covered-table-cell/>
          <table:table-cell table:style-name="ce59" office:value-type="string" table:number-columns-spanned="1" table:number-rows-spanned="3">
            <text:p>Depreciation Charge current year</text:p>
          </table:table-cell>
          <table:table-cell table:style-name="ce59" office:value-type="string" table:number-columns-spanned="1" table:number-rows-spanned="2">
            <text:p>Accumulated Depreciation</text:p>
          </table:table-cell>
          <table:table-cell table:style-name="ce48" office:value-type="string" table:number-columns-spanned="1" table:number-rows-spanned="2">
            <text:p>Written Down <text:span text:style-name="T1">BOOK</text:span> Value</text:p>
          </table:table-cell>
          <table:covered-table-cell table:number-columns-repeated="3"/>
          <table:table-cell table:style-name="ce48" office:value-type="string" table:number-columns-spanned="1" table:number-rows-spanned="2">
            <text:p>Written Down <text:span text:style-name="T1">TAX</text:span> Value</text:p>
          </table:table-cell>
          <table:covered-table-cell/>
          <table:table-cell table:style-name="ce48" office:value-type="string" table:number-columns-spanned="1" table:number-rows-spanned="3">
            <text:p>Annual Investment Allowance</text:p>
          </table:table-cell>
          <table:table-cell table:style-name="ce48" office:value-type="string" table:number-columns-spanned="1" table:number-rows-spanned="2">
            <text:p>W Down Allowance</text:p>
          </table:table-cell>
          <table:table-cell table:style-name="ce48" office:value-type="string" table:number-columns-spanned="1" table:number-rows-spanned="2">
            <text:p>Written Down <text:span text:style-name="T1">TAX</text:span> Value</text:p>
          </table:table-cell>
          <table:covered-table-cell table:number-columns-repeated="2"/>
          <table:table-cell table:style-name="ce94" office:value-type="string" table:number-columns-spanned="1" table:number-rows-spanned="3">
            <text:p>Sales Value<text:span text:style-name="T2"> </text:span><text:span text:style-name="T2">Assets Sold</text:span></text:p>
          </table:table-cell>
          <table:table-cell table:style-name="ce94" office:value-type="string" table:number-columns-spanned="1" table:number-rows-spanned="3">
            <text:p>Original Cost<text:span text:style-name="T2"> <text:s text:c="3"/></text:span><text:span text:style-name="T2"><text:s text:c="2"/>Assets Sold</text:span></text:p>
          </table:table-cell>
          <table:table-cell table:style-name="ce94" office:value-type="string" table:number-columns-spanned="1" table:number-rows-spanned="3">
            <text:p>Accumulated Depreciation<text:span text:style-name="T2"> </text:span><text:span text:style-name="T2">Assets Sold</text:span></text:p>
          </table:table-cell>
          <table:table-cell table:style-name="ce48" office:value-type="string" table:number-columns-spanned="1" table:number-rows-spanned="3">
            <text:p>Capital Allowance</text:p>
          </table:table-cell>
          <table:table-cell table:style-name="ce48" office:value-type="string" table:number-columns-spanned="1" table:number-rows-spanned="3">
            <text:p>Balancing Charge</text:p>
          </table:table-cell>
          <table:table-cell table:style-name="ce96"/>
          <table:table-cell table:number-columns-repeated="997"/>
        </table:table-row>
        <table:table-row table:style-name="ro2">
          <table:covered-table-cell table:number-columns-repeated="26"/>
          <table:table-cell table:style-name="ce96"/>
          <table:table-cell table:number-columns-repeated="997"/>
        </table:table-row>
        <table:table-row table:style-name="ro3">
          <table:covered-table-cell table:number-columns-repeated="5"/>
          <table:table-cell table:style-name="ce60" table:formula="of:=[.D6]" office:value-type="date" office:date-value="2012-05-01">
            <text:p>01-May-12</text:p>
          </table:table-cell>
          <table:table-cell table:style-name="ce60" table:formula="of:=[.D6]" office:value-type="date" office:date-value="2012-05-01">
            <text:p>01-May-12</text:p>
          </table:table-cell>
          <table:covered-table-cell table:number-columns-repeated="2"/>
          <table:table-cell table:style-name="ce60" table:formula="of:=['file:///C:/Users/Antony/diy/GB%20Accounts/GB%20Accounts%202012-13/GB%20Accounts%20Company%202013-04-30%20(Apr13)%20OpenOffice/Financialaccounts.ods'#$Admin.$N$7]" office:value-type="date" office:date-value="2013-04-30">
            <text:p>30-Apr-13</text:p>
          </table:table-cell>
          <table:table-cell table:style-name="ce60" table:formula="of:=[.J4]" office:value-type="date" office:date-value="2013-04-30">
            <text:p>30-Apr-13</text:p>
          </table:table-cell>
          <table:covered-table-cell table:number-columns-repeated="3"/>
          <table:table-cell table:style-name="ce9" table:formula="of:=[.D6]" office:value-type="date" office:date-value="2012-05-01">
            <text:p>01-May-12</text:p>
          </table:table-cell>
          <table:table-cell table:style-name="ce84" office:value-type="float" office:value="100">
            <text:p>100</text:p>
          </table:table-cell>
          <table:covered-table-cell/>
          <table:table-cell table:style-name="ce89" table:formula="of:=['file:///C:/Users/Antony/diy/GB%20Accounts/GB%20Accounts%202012-13/GB%20Accounts%20Company%202013-04-30%20(Apr13)%20OpenOffice/Financialaccounts.ods'#$Admin.$G$6]" office:value-type="float" office:value="18">
            <text:p>18</text:p>
          </table:table-cell>
          <table:table-cell table:style-name="ce9" table:formula="of:=[.J4]" office:value-type="date" office:date-value="2013-04-30">
            <text:p>30-Apr-13</text:p>
          </table:table-cell>
          <table:covered-table-cell table:number-columns-repeated="7"/>
          <table:table-cell table:style-name="ce97"/>
          <table:table-cell table:style-name="ce100" table:number-columns-repeated="997"/>
        </table:table-row>
        <table:table-row table:style-name="ro4">
          <table:table-cell table:style-name="ce6"/>
          <table:table-cell table:style-name="ce11"/>
          <table:table-cell table:style-name="ce26"/>
          <table:table-cell table:style-name="ce34"/>
          <table:table-cell table:style-name="ce50"/>
          <table:table-cell table:style-name="ce61"/>
          <table:table-cell table:style-name="ce50"/>
          <table:table-cell table:style-name="ce67"/>
          <table:table-cell table:style-name="ce61" table:number-columns-repeated="2"/>
          <table:table-cell table:style-name="ce50"/>
          <table:table-cell table:style-name="ce76"/>
          <table:table-cell table:style-name="ce77"/>
          <table:table-cell table:style-name="ce76"/>
          <table:table-cell table:style-name="ce50"/>
          <table:table-cell table:style-name="ce34"/>
          <table:table-cell table:style-name="ce88"/>
          <table:table-cell table:style-name="ce90"/>
          <table:table-cell table:style-name="ce50"/>
          <table:table-cell table:style-name="ce76"/>
          <table:table-cell table:style-name="ce11"/>
          <table:table-cell table:style-name="ce50" table:number-columns-repeated="5"/>
          <table:table-cell table:style-name="ce97"/>
          <table:table-cell table:style-name="ce100" table:number-columns-repeated="997"/>
        </table:table-row>
        <table:table-row table:style-name="ro1">
          <table:table-cell table:style-name="ce7"/>
          <table:table-cell table:style-name="ce12" office:value-type="string" table:number-columns-spanned="2" table:number-rows-spanned="1">
            <text:p>EXISTING FIXED ASSETS AT </text:p>
          </table:table-cell>
          <table:covered-table-cell/>
          <table:table-cell table:style-name="ce35" table:formula="of:=['file:///C:/Users/Antony/diy/GB%20Accounts/GB%20Accounts%202012-13/GB%20Accounts%20Company%202013-04-30%20(Apr13)%20OpenOffice/Financialaccounts.ods'#$Admin.$L$6]" office:value-type="date" office:date-value="2012-05-01" table:number-columns-spanned="2" table:number-rows-spanned="1">
            <text:p>Tuesday, May 01, 2012</text:p>
          </table:table-cell>
          <table:covered-table-cell/>
          <table:table-cell table:style-name="ce51" table:number-columns-repeated="2"/>
          <table:table-cell table:style-name="ce68"/>
          <table:table-cell table:style-name="ce51" table:number-columns-repeated="4"/>
          <table:table-cell table:style-name="ce68"/>
          <table:table-cell table:style-name="ce51"/>
          <table:table-cell table:style-name="ce75"/>
          <table:table-cell table:style-name="ce85"/>
          <table:table-cell table:style-name="ce75" table:number-columns-repeated="4"/>
          <table:table-cell table:style-name="ce19"/>
          <table:table-cell table:style-name="ce54" table:number-columns-repeated="3"/>
          <table:table-cell table:style-name="ce75" table:number-columns-repeated="2"/>
          <table:table-cell table:style-name="ce96"/>
          <table:table-cell table:number-columns-repeated="997"/>
        </table:table-row>
        <table:table-row table:style-name="ro1">
          <table:table-cell table:style-name="ce7"/>
          <table:table-cell table:style-name="ce13" office:value-type="string" table:number-columns-spanned="2" table:number-rows-spanned="1">
            <text:p>Land &amp; Property</text:p>
          </table:table-cell>
          <table:covered-table-cell/>
          <table:table-cell table:style-name="ce36"/>
          <table:table-cell table:style-name="ce51" table:number-columns-repeated="3"/>
          <table:table-cell table:style-name="ce69" office:value-type="percentage" office:value="0">
            <text:p>0%</text:p>
          </table:table-cell>
          <table:table-cell table:style-name="ce51" table:number-columns-repeated="4"/>
          <table:table-cell table:style-name="ce68"/>
          <table:table-cell table:style-name="ce51"/>
          <table:table-cell table:style-name="ce75"/>
          <table:table-cell table:style-name="ce85"/>
          <table:table-cell table:style-name="ce75" table:number-columns-repeated="4"/>
          <table:table-cell table:style-name="ce19"/>
          <table:table-cell table:style-name="ce54" table:number-columns-repeated="3"/>
          <table:table-cell table:style-name="ce75" table:number-columns-repeated="2"/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8]&gt;0;[.E8]-[.F8];&quot; &quot;)" office:value-type="string" office:string-value=" ">
            <text:p><text:s/></text:p>
          </table:table-cell>
          <table:table-cell table:style-name="ce70" table:formula="of:=[.H$7]" office:value-type="percentage" office:value="0">
            <text:p>0%</text:p>
          </table:table-cell>
          <table:table-cell table:style-name="ce54" table:formula="of:=IF([.E8]&gt;0;MIN([.E8]*[.H8];[.G8]);&quot; &quot;)" office:value-type="string" office:string-value=" ">
            <text:p><text:s/></text:p>
          </table:table-cell>
          <table:table-cell table:style-name="ce54" table:formula="of:=IF([.E8]&gt;0;[.F8]+[.I8];&quot; &quot;)" office:value-type="string" office:string-value=" ">
            <text:p><text:s/></text:p>
          </table:table-cell>
          <table:table-cell table:style-name="ce54" table:formula="of:=IF([.E8]&gt;0;[.E8]-[.J8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/>
          <table:table-cell table:style-name="ce75" table:number-columns-repeated="4"/>
          <table:table-cell table:style-name="ce14"/>
          <table:table-cell table:style-name="ce52"/>
          <table:table-cell table:style-name="ce54" table:formula="of:=IF([.V8]&gt;0;[.E8];&quot; &quot;)" office:value-type="string" office:string-value=" ">
            <text:p><text:s/></text:p>
          </table:table-cell>
          <table:table-cell table:style-name="ce54" table:formula="of:=IF([.V8]&gt;0;[.J8];&quot; &quot;)" office:value-type="string" office:string-value=" ">
            <text:p><text:s/></text:p>
          </table:table-cell>
          <table:table-cell table:style-name="ce75" table:number-columns-repeated="2"/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9]&gt;0;[.E9]-[.F9];&quot; &quot;)" office:value-type="string" office:string-value=" ">
            <text:p><text:s/></text:p>
          </table:table-cell>
          <table:table-cell table:style-name="ce70" table:formula="of:=[.H$7]" office:value-type="percentage" office:value="0">
            <text:p>0%</text:p>
          </table:table-cell>
          <table:table-cell table:style-name="ce54" table:formula="of:=IF([.E9]&gt;0;MIN([.E9]*[.H9];[.G9]);&quot; &quot;)" office:value-type="string" office:string-value=" ">
            <text:p><text:s/></text:p>
          </table:table-cell>
          <table:table-cell table:style-name="ce54" table:formula="of:=IF([.E9]&gt;0;[.F9]+[.I9];&quot; &quot;)" office:value-type="string" office:string-value=" ">
            <text:p><text:s/></text:p>
          </table:table-cell>
          <table:table-cell table:style-name="ce54" table:formula="of:=IF([.E9]&gt;0;[.E9]-[.J9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/>
          <table:table-cell table:style-name="ce75" table:number-columns-repeated="4"/>
          <table:table-cell table:style-name="ce14"/>
          <table:table-cell table:style-name="ce52"/>
          <table:table-cell table:style-name="ce54" table:formula="of:=IF([.V9]&gt;0;[.E9];&quot; &quot;)" office:value-type="string" office:string-value=" ">
            <text:p><text:s/></text:p>
          </table:table-cell>
          <table:table-cell table:style-name="ce54" table:formula="of:=IF([.V9]&gt;0;[.J9];&quot; &quot;)" office:value-type="string" office:string-value=" ">
            <text:p><text:s/></text:p>
          </table:table-cell>
          <table:table-cell table:style-name="ce75" table:number-columns-repeated="2"/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10]&gt;0;[.E10]-[.F10];&quot; &quot;)" office:value-type="string" office:string-value=" ">
            <text:p><text:s/></text:p>
          </table:table-cell>
          <table:table-cell table:style-name="ce70" table:formula="of:=[.H$7]" office:value-type="percentage" office:value="0">
            <text:p>0%</text:p>
          </table:table-cell>
          <table:table-cell table:style-name="ce54" table:formula="of:=IF([.E10]&gt;0;MIN([.E10]*[.H10];[.G10]);&quot; &quot;)" office:value-type="string" office:string-value=" ">
            <text:p><text:s/></text:p>
          </table:table-cell>
          <table:table-cell table:style-name="ce54" table:formula="of:=IF([.E10]&gt;0;[.F10]+[.I10];&quot; &quot;)" office:value-type="string" office:string-value=" ">
            <text:p><text:s/></text:p>
          </table:table-cell>
          <table:table-cell table:style-name="ce54" table:formula="of:=IF([.E10]&gt;0;[.E10]-[.J10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/>
          <table:table-cell table:style-name="ce75" table:number-columns-repeated="4"/>
          <table:table-cell table:style-name="ce14"/>
          <table:table-cell table:style-name="ce52"/>
          <table:table-cell table:style-name="ce54" table:formula="of:=IF([.V10]&gt;0;[.E10];&quot; &quot;)" office:value-type="string" office:string-value=" ">
            <text:p><text:s/></text:p>
          </table:table-cell>
          <table:table-cell table:style-name="ce54" table:formula="of:=IF([.V10]&gt;0;[.J10];&quot; &quot;)" office:value-type="string" office:string-value=" ">
            <text:p><text:s/></text:p>
          </table:table-cell>
          <table:table-cell table:style-name="ce75" table:number-columns-repeated="2"/>
          <table:table-cell table:style-name="ce96"/>
          <table:table-cell table:number-columns-repeated="997"/>
        </table:table-row>
        <table:table-row table:style-name="ro6">
          <table:table-cell table:style-name="ce7"/>
          <table:table-cell table:style-name="ce15" table:formula="of:=IF(([.E11]-[.F11])=(['file:///C:/Users/Antony/diy/GB%20Accounts/GB%20Accounts%202012-13/GB%20Accounts%20Company%202013-04-30%20(Apr13)%20OpenOffice/Financialaccounts.ods'#$OpenAccounts.$G$13]-['file:///C:/Users/Antony/diy/GB%20Accounts/GB%20Accounts%202012-13/GB%20Accounts%20Company%202013-04-30%20(Apr13)%20OpenOffice/Financialaccounts.ods'#$OpenAccounts.$M$13]);&quot;Existing Land &amp; Property&quot;;&quot;Check Opening Balance Sheet figures agree&quot;)" office:value-type="string" office:string-value="Existing Land &amp; Property" table:number-columns-spanned="3" table:number-rows-spanned="1">
            <text:p>Existing Land &amp; Property</text:p>
          </table:table-cell>
          <table:covered-table-cell table:number-columns-repeated="2"/>
          <table:table-cell table:style-name="ce53" table:formula="of:=SUM([.E8:.E10])" office:value-type="float" office:value="0">
            <text:p>0.00 </text:p>
          </table:table-cell>
          <table:table-cell table:style-name="ce53" table:formula="of:=SUM([.F8:.F10])" office:value-type="float" office:value="0">
            <text:p>0.00 </text:p>
          </table:table-cell>
          <table:table-cell table:style-name="ce64" table:formula="of:=SUM([.G8:.G10])" office:value-type="float" office:value="0">
            <text:p>0.00 </text:p>
          </table:table-cell>
          <table:table-cell table:style-name="ce70"/>
          <table:table-cell table:style-name="ce64" table:formula="of:=SUM([.I8:.I10])" office:value-type="float" office:value="0">
            <text:p>0.00 </text:p>
          </table:table-cell>
          <table:table-cell table:style-name="ce64" table:formula="of:=SUM([.J8:.J10])" office:value-type="float" office:value="0">
            <text:p>0.00 </text:p>
          </table:table-cell>
          <table:table-cell table:style-name="ce64" table:formula="of:=SUM([.K8:.K10])" office:value-type="float" office:value="0">
            <text:p>0.00 </text:p>
          </table:table-cell>
          <table:table-cell table:style-name="ce54"/>
          <table:table-cell table:style-name="ce70"/>
          <table:table-cell table:style-name="ce54"/>
          <table:table-cell table:style-name="ce64" table:formula="of:=SUM([.O8:.O10])" office:value-type="float" office:value="0">
            <text:p>0.00 </text:p>
          </table:table-cell>
          <table:table-cell table:style-name="ce39"/>
          <table:table-cell table:style-name="ce64" table:formula="of:=SUM([.Q8:.Q10])" office:value-type="float" office:value="0">
            <text:p>0.00 </text:p>
          </table:table-cell>
          <table:table-cell table:style-name="ce64" table:formula="of:=SUM([.R8:.R10])" office:value-type="float" office:value="0">
            <text:p>0.00 </text:p>
          </table:table-cell>
          <table:table-cell table:style-name="ce64" table:formula="of:=SUM([.S8:.S10])" office:value-type="float" office:value="0">
            <text:p>0.00 </text:p>
          </table:table-cell>
          <table:table-cell table:style-name="ce75"/>
          <table:table-cell table:style-name="ce19"/>
          <table:table-cell table:style-name="ce53" table:formula="of:=SUM([.V8:.V10])" office:value-type="float" office:value="0">
            <text:p>0.00 </text:p>
          </table:table-cell>
          <table:table-cell table:style-name="ce64" table:formula="of:=SUM([.W8:.W10])" office:value-type="float" office:value="0">
            <text:p>0.00 </text:p>
          </table:table-cell>
          <table:table-cell table:style-name="ce64" table:formula="of:=SUM([.X8:.X10])" office:value-type="float" office:value="0">
            <text:p>0.00 </text:p>
          </table:table-cell>
          <table:table-cell table:style-name="ce64" table:formula="of:=SUM([.Y8:.Y10])" office:value-type="float" office:value="0">
            <text:p>0.00 </text:p>
          </table:table-cell>
          <table:table-cell table:style-name="ce64" table:formula="of:=SUM([.Z8:.Z10])" office:value-type="float" office:value="0">
            <text:p>0.00 </text:p>
          </table:table-cell>
          <table:table-cell table:style-name="ce96"/>
          <table:table-cell table:number-columns-repeated="997"/>
        </table:table-row>
        <table:table-row table:style-name="ro4">
          <table:table-cell table:style-name="ce7"/>
          <table:table-cell table:style-name="ce16"/>
          <table:table-cell table:style-name="ce28"/>
          <table:table-cell table:style-name="ce38"/>
          <table:table-cell table:style-name="ce54" table:number-columns-repeated="3"/>
          <table:table-cell table:style-name="ce70"/>
          <table:table-cell table:style-name="ce54" table:number-columns-repeated="4"/>
          <table:table-cell table:style-name="ce70"/>
          <table:table-cell table:style-name="ce54" table:number-columns-repeated="2"/>
          <table:table-cell table:style-name="ce39"/>
          <table:table-cell table:style-name="ce54" table:number-columns-repeated="3"/>
          <table:table-cell table:style-name="ce75"/>
          <table:table-cell table:style-name="ce19"/>
          <table:table-cell table:style-name="ce54" table:number-columns-repeated="5"/>
          <table:table-cell table:style-name="ce96"/>
          <table:table-cell table:number-columns-repeated="997"/>
        </table:table-row>
        <table:table-row table:style-name="ro6">
          <table:table-cell table:style-name="ce7"/>
          <table:table-cell table:style-name="ce17" office:value-type="string" table:number-columns-spanned="2" table:number-rows-spanned="1">
            <text:p>Plant &amp; Machinery</text:p>
          </table:table-cell>
          <table:covered-table-cell/>
          <table:table-cell table:style-name="ce39"/>
          <table:table-cell table:style-name="ce54" table:number-columns-repeated="3"/>
          <table:table-cell table:style-name="ce71" office:value-type="percentage" office:value="0.1">
            <text:p>10%</text:p>
          </table:table-cell>
          <table:table-cell table:style-name="ce54" table:number-columns-repeated="4"/>
          <table:table-cell table:style-name="ce70"/>
          <table:table-cell table:style-name="ce54"/>
          <table:table-cell table:style-name="ce75"/>
          <table:table-cell table:style-name="ce85"/>
          <table:table-cell table:style-name="ce75" table:number-columns-repeated="4"/>
          <table:table-cell table:style-name="ce19"/>
          <table:table-cell table:style-name="ce54" table:number-columns-repeated="3"/>
          <table:table-cell table:style-name="ce75" table:number-columns-repeated="2"/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14]&gt;0;[.E14]-[.F14];&quot; &quot;)" office:value-type="string" office:string-value=" ">
            <text:p><text:s/></text:p>
          </table:table-cell>
          <table:table-cell table:style-name="ce70" table:formula="of:=[.H$13]" office:value-type="percentage" office:value="0.1">
            <text:p>10%</text:p>
          </table:table-cell>
          <table:table-cell table:style-name="ce54" table:formula="of:=IF([.E14]&gt;0;MIN([.E14]*[.H14];[.G14]);&quot; &quot;)" office:value-type="string" office:string-value=" ">
            <text:p><text:s/></text:p>
          </table:table-cell>
          <table:table-cell table:style-name="ce54" table:formula="of:=IF([.E14]&gt;0;[.F14]+[.I14];&quot; &quot;)" office:value-type="string" office:string-value=" ">
            <text:p><text:s/></text:p>
          </table:table-cell>
          <table:table-cell table:style-name="ce54" table:formula="of:=IF([.E14]&gt;0;[.E14]-[.J14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14]&gt;0;[.O14]*[.R$4]/100;&quot; &quot;)" office:value-type="string" office:string-value=" ">
            <text:p><text:s/></text:p>
          </table:table-cell>
          <table:table-cell table:style-name="ce75" table:formula="of:=IF([.O14]&gt;0;[.O14]-[.R14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14]&gt;0;[.E14];&quot; &quot;)" office:value-type="string" office:string-value=" ">
            <text:p><text:s/></text:p>
          </table:table-cell>
          <table:table-cell table:style-name="ce54" table:formula="of:=IF([.V14]&gt;0;[.J14];&quot; &quot;)" office:value-type="string" office:string-value=" ">
            <text:p><text:s/></text:p>
          </table:table-cell>
          <table:table-cell table:style-name="ce75" table:formula="of:=IF(([.U14]+[.V14])&gt;0;IF([.V14]&lt;[.S14];[.S14]-[.V14];&quot; &quot;);&quot; &quot;)" office:value-type="string" office:string-value=" ">
            <text:p><text:s/></text:p>
          </table:table-cell>
          <table:table-cell table:style-name="ce75" table:formula="of:=IF(([.U14]+[.V14])&gt;0;IF([.V14]&gt;[.S14];[.V14]-[.S14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15]&gt;0;[.E15]-[.F15];&quot; &quot;)" office:value-type="string" office:string-value=" ">
            <text:p><text:s/></text:p>
          </table:table-cell>
          <table:table-cell table:style-name="ce70" table:formula="of:=[.H$13]" office:value-type="percentage" office:value="0.1">
            <text:p>10%</text:p>
          </table:table-cell>
          <table:table-cell table:style-name="ce54" table:formula="of:=IF([.E15]&gt;0;MIN([.E15]*[.H15];[.G15]);&quot; &quot;)" office:value-type="string" office:string-value=" ">
            <text:p><text:s/></text:p>
          </table:table-cell>
          <table:table-cell table:style-name="ce54" table:formula="of:=IF([.E15]&gt;0;[.F15]+[.I15];&quot; &quot;)" office:value-type="string" office:string-value=" ">
            <text:p><text:s/></text:p>
          </table:table-cell>
          <table:table-cell table:style-name="ce54" table:formula="of:=IF([.E15]&gt;0;[.E15]-[.J15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15]&gt;0;[.O15]*[.R$4]/100;&quot; &quot;)" office:value-type="string" office:string-value=" ">
            <text:p><text:s/></text:p>
          </table:table-cell>
          <table:table-cell table:style-name="ce75" table:formula="of:=IF([.O15]&gt;0;[.O15]-[.R15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15]&gt;0;[.E15];&quot; &quot;)" office:value-type="string" office:string-value=" ">
            <text:p><text:s/></text:p>
          </table:table-cell>
          <table:table-cell table:style-name="ce54" table:formula="of:=IF([.V15]&gt;0;[.J15];&quot; &quot;)" office:value-type="string" office:string-value=" ">
            <text:p><text:s/></text:p>
          </table:table-cell>
          <table:table-cell table:style-name="ce75" table:formula="of:=IF(([.U15]+[.V15])&gt;0;IF([.V15]&lt;[.S15];[.S15]-[.V15];&quot; &quot;);&quot; &quot;)" office:value-type="string" office:string-value=" ">
            <text:p><text:s/></text:p>
          </table:table-cell>
          <table:table-cell table:style-name="ce75" table:formula="of:=IF(([.U15]+[.V15])&gt;0;IF([.V15]&gt;[.S15];[.V15]-[.S15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16]&gt;0;[.E16]-[.F16];&quot; &quot;)" office:value-type="string" office:string-value=" ">
            <text:p><text:s/></text:p>
          </table:table-cell>
          <table:table-cell table:style-name="ce70" table:formula="of:=[.H$13]" office:value-type="percentage" office:value="0.1">
            <text:p>10%</text:p>
          </table:table-cell>
          <table:table-cell table:style-name="ce54" table:formula="of:=IF([.E16]&gt;0;MIN([.E16]*[.H16];[.G16]);&quot; &quot;)" office:value-type="string" office:string-value=" ">
            <text:p><text:s/></text:p>
          </table:table-cell>
          <table:table-cell table:style-name="ce54" table:formula="of:=IF([.E16]&gt;0;[.F16]+[.I16];&quot; &quot;)" office:value-type="string" office:string-value=" ">
            <text:p><text:s/></text:p>
          </table:table-cell>
          <table:table-cell table:style-name="ce54" table:formula="of:=IF([.E16]&gt;0;[.E16]-[.J16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16]&gt;0;[.O16]*[.R$4]/100;&quot; &quot;)" office:value-type="string" office:string-value=" ">
            <text:p><text:s/></text:p>
          </table:table-cell>
          <table:table-cell table:style-name="ce75" table:formula="of:=IF([.O16]&gt;0;[.O16]-[.R16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16]&gt;0;[.E16];&quot; &quot;)" office:value-type="string" office:string-value=" ">
            <text:p><text:s/></text:p>
          </table:table-cell>
          <table:table-cell table:style-name="ce54" table:formula="of:=IF([.V16]&gt;0;[.J16];&quot; &quot;)" office:value-type="string" office:string-value=" ">
            <text:p><text:s/></text:p>
          </table:table-cell>
          <table:table-cell table:style-name="ce75" table:formula="of:=IF(([.U16]+[.V16])&gt;0;IF([.V16]&lt;[.S16];[.S16]-[.V16];&quot; &quot;);&quot; &quot;)" office:value-type="string" office:string-value=" ">
            <text:p><text:s/></text:p>
          </table:table-cell>
          <table:table-cell table:style-name="ce75" table:formula="of:=IF(([.U16]+[.V16])&gt;0;IF([.V16]&gt;[.S16];[.V16]-[.S16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17]&gt;0;[.E17]-[.F17];&quot; &quot;)" office:value-type="string" office:string-value=" ">
            <text:p><text:s/></text:p>
          </table:table-cell>
          <table:table-cell table:style-name="ce70" table:formula="of:=[.H$13]" office:value-type="percentage" office:value="0.1">
            <text:p>10%</text:p>
          </table:table-cell>
          <table:table-cell table:style-name="ce54" table:formula="of:=IF([.E17]&gt;0;MIN([.E17]*[.H17];[.G17]);&quot; &quot;)" office:value-type="string" office:string-value=" ">
            <text:p><text:s/></text:p>
          </table:table-cell>
          <table:table-cell table:style-name="ce54" table:formula="of:=IF([.E17]&gt;0;[.F17]+[.I17];&quot; &quot;)" office:value-type="string" office:string-value=" ">
            <text:p><text:s/></text:p>
          </table:table-cell>
          <table:table-cell table:style-name="ce54" table:formula="of:=IF([.E17]&gt;0;[.E17]-[.J17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17]&gt;0;[.O17]*[.R$4]/100;&quot; &quot;)" office:value-type="string" office:string-value=" ">
            <text:p><text:s/></text:p>
          </table:table-cell>
          <table:table-cell table:style-name="ce75" table:formula="of:=IF([.O17]&gt;0;[.O17]-[.R17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17]&gt;0;[.E17];&quot; &quot;)" office:value-type="string" office:string-value=" ">
            <text:p><text:s/></text:p>
          </table:table-cell>
          <table:table-cell table:style-name="ce54" table:formula="of:=IF([.V17]&gt;0;[.J17];&quot; &quot;)" office:value-type="string" office:string-value=" ">
            <text:p><text:s/></text:p>
          </table:table-cell>
          <table:table-cell table:style-name="ce75" table:formula="of:=IF(([.U17]+[.V17])&gt;0;IF([.V17]&lt;[.S17];[.S17]-[.V17];&quot; &quot;);&quot; &quot;)" office:value-type="string" office:string-value=" ">
            <text:p><text:s/></text:p>
          </table:table-cell>
          <table:table-cell table:style-name="ce75" table:formula="of:=IF(([.U17]+[.V17])&gt;0;IF([.V17]&gt;[.S17];[.V17]-[.S17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18]&gt;0;[.E18]-[.F18];&quot; &quot;)" office:value-type="string" office:string-value=" ">
            <text:p><text:s/></text:p>
          </table:table-cell>
          <table:table-cell table:style-name="ce70" table:formula="of:=[.H$13]" office:value-type="percentage" office:value="0.1">
            <text:p>10%</text:p>
          </table:table-cell>
          <table:table-cell table:style-name="ce54" table:formula="of:=IF([.E18]&gt;0;MIN([.E18]*[.H18];[.G18]);&quot; &quot;)" office:value-type="string" office:string-value=" ">
            <text:p><text:s/></text:p>
          </table:table-cell>
          <table:table-cell table:style-name="ce54" table:formula="of:=IF([.E18]&gt;0;[.F18]+[.I18];&quot; &quot;)" office:value-type="string" office:string-value=" ">
            <text:p><text:s/></text:p>
          </table:table-cell>
          <table:table-cell table:style-name="ce54" table:formula="of:=IF([.E18]&gt;0;[.E18]-[.J18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18]&gt;0;[.O18]*[.R$4]/100;&quot; &quot;)" office:value-type="string" office:string-value=" ">
            <text:p><text:s/></text:p>
          </table:table-cell>
          <table:table-cell table:style-name="ce75" table:formula="of:=IF([.O18]&gt;0;[.O18]-[.R18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18]&gt;0;[.E18];&quot; &quot;)" office:value-type="string" office:string-value=" ">
            <text:p><text:s/></text:p>
          </table:table-cell>
          <table:table-cell table:style-name="ce54" table:formula="of:=IF([.V18]&gt;0;[.J18];&quot; &quot;)" office:value-type="string" office:string-value=" ">
            <text:p><text:s/></text:p>
          </table:table-cell>
          <table:table-cell table:style-name="ce75" table:formula="of:=IF(([.U18]+[.V18])&gt;0;IF([.V18]&lt;[.S18];[.S18]-[.V18];&quot; &quot;);&quot; &quot;)" office:value-type="string" office:string-value=" ">
            <text:p><text:s/></text:p>
          </table:table-cell>
          <table:table-cell table:style-name="ce75" table:formula="of:=IF(([.U18]+[.V18])&gt;0;IF([.V18]&gt;[.S18];[.V18]-[.S18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19]&gt;0;[.E19]-[.F19];&quot; &quot;)" office:value-type="string" office:string-value=" ">
            <text:p><text:s/></text:p>
          </table:table-cell>
          <table:table-cell table:style-name="ce70" table:formula="of:=[.H$13]" office:value-type="percentage" office:value="0.1">
            <text:p>10%</text:p>
          </table:table-cell>
          <table:table-cell table:style-name="ce54" table:formula="of:=IF([.E19]&gt;0;MIN([.E19]*[.H19];[.G19]);&quot; &quot;)" office:value-type="string" office:string-value=" ">
            <text:p><text:s/></text:p>
          </table:table-cell>
          <table:table-cell table:style-name="ce54" table:formula="of:=IF([.E19]&gt;0;[.F19]+[.I19];&quot; &quot;)" office:value-type="string" office:string-value=" ">
            <text:p><text:s/></text:p>
          </table:table-cell>
          <table:table-cell table:style-name="ce54" table:formula="of:=IF([.E19]&gt;0;[.E19]-[.J19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19]&gt;0;[.O19]*[.R$4]/100;&quot; &quot;)" office:value-type="string" office:string-value=" ">
            <text:p><text:s/></text:p>
          </table:table-cell>
          <table:table-cell table:style-name="ce75" table:formula="of:=IF([.O19]&gt;0;[.O19]-[.R19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19]&gt;0;[.E19];&quot; &quot;)" office:value-type="string" office:string-value=" ">
            <text:p><text:s/></text:p>
          </table:table-cell>
          <table:table-cell table:style-name="ce54" table:formula="of:=IF([.V19]&gt;0;[.J19];&quot; &quot;)" office:value-type="string" office:string-value=" ">
            <text:p><text:s/></text:p>
          </table:table-cell>
          <table:table-cell table:style-name="ce75" table:formula="of:=IF(([.U19]+[.V19])&gt;0;IF([.V19]&lt;[.S19];[.S19]-[.V19];&quot; &quot;);&quot; &quot;)" office:value-type="string" office:string-value=" ">
            <text:p><text:s/></text:p>
          </table:table-cell>
          <table:table-cell table:style-name="ce75" table:formula="of:=IF(([.U19]+[.V19])&gt;0;IF([.V19]&gt;[.S19];[.V19]-[.S19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20]&gt;0;[.E20]-[.F20];&quot; &quot;)" office:value-type="string" office:string-value=" ">
            <text:p><text:s/></text:p>
          </table:table-cell>
          <table:table-cell table:style-name="ce70" table:formula="of:=[.H$13]" office:value-type="percentage" office:value="0.1">
            <text:p>10%</text:p>
          </table:table-cell>
          <table:table-cell table:style-name="ce54" table:formula="of:=IF([.E20]&gt;0;MIN([.E20]*[.H20];[.G20]);&quot; &quot;)" office:value-type="string" office:string-value=" ">
            <text:p><text:s/></text:p>
          </table:table-cell>
          <table:table-cell table:style-name="ce54" table:formula="of:=IF([.E20]&gt;0;[.F20]+[.I20];&quot; &quot;)" office:value-type="string" office:string-value=" ">
            <text:p><text:s/></text:p>
          </table:table-cell>
          <table:table-cell table:style-name="ce54" table:formula="of:=IF([.E20]&gt;0;[.E20]-[.J20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20]&gt;0;[.O20]*[.R$4]/100;&quot; &quot;)" office:value-type="string" office:string-value=" ">
            <text:p><text:s/></text:p>
          </table:table-cell>
          <table:table-cell table:style-name="ce75" table:formula="of:=IF([.O20]&gt;0;[.O20]-[.R20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20]&gt;0;[.E20];&quot; &quot;)" office:value-type="string" office:string-value=" ">
            <text:p><text:s/></text:p>
          </table:table-cell>
          <table:table-cell table:style-name="ce54" table:formula="of:=IF([.V20]&gt;0;[.J20];&quot; &quot;)" office:value-type="string" office:string-value=" ">
            <text:p><text:s/></text:p>
          </table:table-cell>
          <table:table-cell table:style-name="ce75" table:formula="of:=IF(([.U20]+[.V20])&gt;0;IF([.V20]&lt;[.S20];[.S20]-[.V20];&quot; &quot;);&quot; &quot;)" office:value-type="string" office:string-value=" ">
            <text:p><text:s/></text:p>
          </table:table-cell>
          <table:table-cell table:style-name="ce75" table:formula="of:=IF(([.U20]+[.V20])&gt;0;IF([.V20]&gt;[.S20];[.V20]-[.S20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21]&gt;0;[.E21]-[.F21];&quot; &quot;)" office:value-type="string" office:string-value=" ">
            <text:p><text:s/></text:p>
          </table:table-cell>
          <table:table-cell table:style-name="ce70" table:formula="of:=[.H$13]" office:value-type="percentage" office:value="0.1">
            <text:p>10%</text:p>
          </table:table-cell>
          <table:table-cell table:style-name="ce54" table:formula="of:=IF([.E21]&gt;0;MIN([.E21]*[.H21];[.G21]);&quot; &quot;)" office:value-type="string" office:string-value=" ">
            <text:p><text:s/></text:p>
          </table:table-cell>
          <table:table-cell table:style-name="ce54" table:formula="of:=IF([.E21]&gt;0;[.F21]+[.I21];&quot; &quot;)" office:value-type="string" office:string-value=" ">
            <text:p><text:s/></text:p>
          </table:table-cell>
          <table:table-cell table:style-name="ce54" table:formula="of:=IF([.E21]&gt;0;[.E21]-[.J21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21]&gt;0;[.O21]*[.R$4]/100;&quot; &quot;)" office:value-type="string" office:string-value=" ">
            <text:p><text:s/></text:p>
          </table:table-cell>
          <table:table-cell table:style-name="ce75" table:formula="of:=IF([.O21]&gt;0;[.O21]-[.R21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21]&gt;0;[.E21];&quot; &quot;)" office:value-type="string" office:string-value=" ">
            <text:p><text:s/></text:p>
          </table:table-cell>
          <table:table-cell table:style-name="ce54" table:formula="of:=IF([.V21]&gt;0;[.J21];&quot; &quot;)" office:value-type="string" office:string-value=" ">
            <text:p><text:s/></text:p>
          </table:table-cell>
          <table:table-cell table:style-name="ce75" table:formula="of:=IF(([.U21]+[.V21])&gt;0;IF([.V21]&lt;[.S21];[.S21]-[.V21];&quot; &quot;);&quot; &quot;)" office:value-type="string" office:string-value=" ">
            <text:p><text:s/></text:p>
          </table:table-cell>
          <table:table-cell table:style-name="ce75" table:formula="of:=IF(([.U21]+[.V21])&gt;0;IF([.V21]&gt;[.S21];[.V21]-[.S21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6">
          <table:table-cell table:style-name="ce7"/>
          <table:table-cell table:style-name="ce15" table:formula="of:=IF(([.E22]-[.F22])=(['file:///C:/Users/Antony/diy/GB%20Accounts/GB%20Accounts%202012-13/GB%20Accounts%20Company%202013-04-30%20(Apr13)%20OpenOffice/Financialaccounts.ods'#$OpenAccounts.$H$13]-['file:///C:/Users/Antony/diy/GB%20Accounts/GB%20Accounts%202012-13/GB%20Accounts%20Company%202013-04-30%20(Apr13)%20OpenOffice/Financialaccounts.ods'#$OpenAccounts.$N$13]);&quot;Existing Plant &amp; Machinery&quot;; &quot;Check Opening Balance Sheet figures agree&quot;)" office:value-type="string" office:string-value="Existing Plant &amp; Machinery" table:number-columns-spanned="3" table:number-rows-spanned="1">
            <text:p>Existing Plant &amp; Machinery</text:p>
          </table:table-cell>
          <table:covered-table-cell table:number-columns-repeated="2"/>
          <table:table-cell table:style-name="ce53" table:formula="of:=SUM([.E14:.E21])" office:value-type="float" office:value="0">
            <text:p>0.00 </text:p>
          </table:table-cell>
          <table:table-cell table:style-name="ce53" table:formula="of:=SUM([.F14:.F21])" office:value-type="float" office:value="0">
            <text:p>0.00 </text:p>
          </table:table-cell>
          <table:table-cell table:style-name="ce64" table:formula="of:=SUM([.G14:.G21])" office:value-type="float" office:value="0">
            <text:p>0.00 </text:p>
          </table:table-cell>
          <table:table-cell table:style-name="ce70"/>
          <table:table-cell table:style-name="ce64" table:formula="of:=SUM([.I14:.I21])" office:value-type="float" office:value="0">
            <text:p>0.00 </text:p>
          </table:table-cell>
          <table:table-cell table:style-name="ce64" table:formula="of:=SUM([.J14:.J21])" office:value-type="float" office:value="0">
            <text:p>0.00 </text:p>
          </table:table-cell>
          <table:table-cell table:style-name="ce64" table:formula="of:=SUM([.K14:.K21])" office:value-type="float" office:value="0">
            <text:p>0.00 </text:p>
          </table:table-cell>
          <table:table-cell table:style-name="ce54"/>
          <table:table-cell table:style-name="ce70"/>
          <table:table-cell table:style-name="ce54"/>
          <table:table-cell table:style-name="ce64" table:formula="of:=SUM([.O14:.O21])" office:value-type="float" office:value="0">
            <text:p>0.00 </text:p>
          </table:table-cell>
          <table:table-cell table:style-name="ce39"/>
          <table:table-cell table:style-name="ce64" table:formula="of:=SUM([.Q14:.Q21])" office:value-type="float" office:value="0">
            <text:p>0.00 </text:p>
          </table:table-cell>
          <table:table-cell table:style-name="ce64" table:formula="of:=SUM([.R14:.R21])" office:value-type="float" office:value="0">
            <text:p>0.00 </text:p>
          </table:table-cell>
          <table:table-cell table:style-name="ce64" table:formula="of:=SUM([.S14:.S21])" office:value-type="float" office:value="0">
            <text:p>0.00 </text:p>
          </table:table-cell>
          <table:table-cell table:style-name="ce75"/>
          <table:table-cell table:style-name="ce19"/>
          <table:table-cell table:style-name="ce53" table:formula="of:=SUM([.V14:.V21])" office:value-type="float" office:value="0">
            <text:p>0.00 </text:p>
          </table:table-cell>
          <table:table-cell table:style-name="ce64" table:formula="of:=SUM([.W14:.W21])" office:value-type="float" office:value="0">
            <text:p>0.00 </text:p>
          </table:table-cell>
          <table:table-cell table:style-name="ce64" table:formula="of:=SUM([.X14:.X21])" office:value-type="float" office:value="0">
            <text:p>0.00 </text:p>
          </table:table-cell>
          <table:table-cell table:style-name="ce64" table:formula="of:=SUM([.Y14:.Y21])" office:value-type="float" office:value="0">
            <text:p>0.00 </text:p>
          </table:table-cell>
          <table:table-cell table:style-name="ce64" table:formula="of:=SUM([.Z14:.Z21])" office:value-type="float" office:value="0">
            <text:p>0.00 </text:p>
          </table:table-cell>
          <table:table-cell table:style-name="ce96"/>
          <table:table-cell table:number-columns-repeated="997"/>
        </table:table-row>
        <table:table-row table:style-name="ro4">
          <table:table-cell table:style-name="ce7"/>
          <table:table-cell table:style-name="ce16"/>
          <table:table-cell table:style-name="ce28"/>
          <table:table-cell table:style-name="ce38"/>
          <table:table-cell table:style-name="ce54" table:number-columns-repeated="3"/>
          <table:table-cell table:style-name="ce70"/>
          <table:table-cell table:style-name="ce54" table:number-columns-repeated="4"/>
          <table:table-cell table:style-name="ce70"/>
          <table:table-cell table:style-name="ce54" table:number-columns-repeated="2"/>
          <table:table-cell table:style-name="ce39"/>
          <table:table-cell table:style-name="ce54" table:number-columns-repeated="3"/>
          <table:table-cell table:style-name="ce75"/>
          <table:table-cell table:style-name="ce19"/>
          <table:table-cell table:style-name="ce54" table:number-columns-repeated="5"/>
          <table:table-cell table:style-name="ce96"/>
          <table:table-cell table:number-columns-repeated="997"/>
        </table:table-row>
        <table:table-row table:style-name="ro6">
          <table:table-cell table:style-name="ce7"/>
          <table:table-cell table:style-name="ce17" office:value-type="string" table:number-columns-spanned="2" table:number-rows-spanned="1">
            <text:p>Fixtures &amp; Fittings</text:p>
          </table:table-cell>
          <table:covered-table-cell/>
          <table:table-cell table:style-name="ce39"/>
          <table:table-cell table:style-name="ce54" table:number-columns-repeated="3"/>
          <table:table-cell table:style-name="ce71" office:value-type="percentage" office:value="0.2">
            <text:p>20%</text:p>
          </table:table-cell>
          <table:table-cell table:style-name="ce54" table:number-columns-repeated="4"/>
          <table:table-cell table:style-name="ce70"/>
          <table:table-cell table:style-name="ce54"/>
          <table:table-cell table:style-name="ce75"/>
          <table:table-cell table:style-name="ce85"/>
          <table:table-cell table:style-name="ce75" table:number-columns-repeated="4"/>
          <table:table-cell table:style-name="ce19"/>
          <table:table-cell table:style-name="ce54" table:number-columns-repeated="3"/>
          <table:table-cell table:style-name="ce75" table:number-columns-repeated="2"/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25]&gt;0;[.E25]-[.F25];&quot; &quot;)" office:value-type="string" office:string-value=" ">
            <text:p><text:s/></text:p>
          </table:table-cell>
          <table:table-cell table:style-name="ce70" table:formula="of:=[.H$24]" office:value-type="percentage" office:value="0.2">
            <text:p>20%</text:p>
          </table:table-cell>
          <table:table-cell table:style-name="ce54" table:formula="of:=IF([.E25]&gt;0;MIN([.E25]*[.H25];[.G25]);&quot; &quot;)" office:value-type="string" office:string-value=" ">
            <text:p><text:s/></text:p>
          </table:table-cell>
          <table:table-cell table:style-name="ce54" table:formula="of:=IF([.E25]&gt;0;[.F25]+[.I25];&quot; &quot;)" office:value-type="string" office:string-value=" ">
            <text:p><text:s/></text:p>
          </table:table-cell>
          <table:table-cell table:style-name="ce54" table:formula="of:=IF([.E25]&gt;0;[.E25]-[.J25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25]&gt;0;[.O25]*[.R$4]/100;&quot; &quot;)" office:value-type="string" office:string-value=" ">
            <text:p><text:s/></text:p>
          </table:table-cell>
          <table:table-cell table:style-name="ce75" table:formula="of:=IF([.O25]&gt;0;[.O25]-[.R25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25]&gt;0;[.E25];&quot; &quot;)" office:value-type="string" office:string-value=" ">
            <text:p><text:s/></text:p>
          </table:table-cell>
          <table:table-cell table:style-name="ce54" table:formula="of:=IF([.V25]&gt;0;[.J25];&quot; &quot;)" office:value-type="string" office:string-value=" ">
            <text:p><text:s/></text:p>
          </table:table-cell>
          <table:table-cell table:style-name="ce75" table:formula="of:=IF(([.U25]+[.V25])&gt;0;IF([.V25]&lt;[.S25];[.S25]-[.V25];&quot; &quot;);&quot; &quot;)" office:value-type="string" office:string-value=" ">
            <text:p><text:s/></text:p>
          </table:table-cell>
          <table:table-cell table:style-name="ce75" table:formula="of:=IF(([.U25]+[.V25])&gt;0;IF([.V25]&gt;[.S25];[.V25]-[.S25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26]&gt;0;[.E26]-[.F26];&quot; &quot;)" office:value-type="string" office:string-value=" ">
            <text:p><text:s/></text:p>
          </table:table-cell>
          <table:table-cell table:style-name="ce70" table:formula="of:=[.H$24]" office:value-type="percentage" office:value="0.2">
            <text:p>20%</text:p>
          </table:table-cell>
          <table:table-cell table:style-name="ce54" table:formula="of:=IF([.E26]&gt;0;MIN([.E26]*[.H26];[.G26]);&quot; &quot;)" office:value-type="string" office:string-value=" ">
            <text:p><text:s/></text:p>
          </table:table-cell>
          <table:table-cell table:style-name="ce54" table:formula="of:=IF([.E26]&gt;0;[.F26]+[.I26];&quot; &quot;)" office:value-type="string" office:string-value=" ">
            <text:p><text:s/></text:p>
          </table:table-cell>
          <table:table-cell table:style-name="ce54" table:formula="of:=IF([.E26]&gt;0;[.E26]-[.J26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26]&gt;0;[.O26]*[.R$4]/100;&quot; &quot;)" office:value-type="string" office:string-value=" ">
            <text:p><text:s/></text:p>
          </table:table-cell>
          <table:table-cell table:style-name="ce75" table:formula="of:=IF([.O26]&gt;0;[.O26]-[.R26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26]&gt;0;[.E26];&quot; &quot;)" office:value-type="string" office:string-value=" ">
            <text:p><text:s/></text:p>
          </table:table-cell>
          <table:table-cell table:style-name="ce54" table:formula="of:=IF([.V26]&gt;0;[.J26];&quot; &quot;)" office:value-type="string" office:string-value=" ">
            <text:p><text:s/></text:p>
          </table:table-cell>
          <table:table-cell table:style-name="ce75" table:formula="of:=IF(([.U26]+[.V26])&gt;0;IF([.V26]&lt;[.S26];[.S26]-[.V26];&quot; &quot;);&quot; &quot;)" office:value-type="string" office:string-value=" ">
            <text:p><text:s/></text:p>
          </table:table-cell>
          <table:table-cell table:style-name="ce75" table:formula="of:=IF(([.U26]+[.V26])&gt;0;IF([.V26]&gt;[.S26];[.V26]-[.S26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27]&gt;0;[.E27]-[.F27];&quot; &quot;)" office:value-type="string" office:string-value=" ">
            <text:p><text:s/></text:p>
          </table:table-cell>
          <table:table-cell table:style-name="ce70" table:formula="of:=[.H$24]" office:value-type="percentage" office:value="0.2">
            <text:p>20%</text:p>
          </table:table-cell>
          <table:table-cell table:style-name="ce54" table:formula="of:=IF([.E27]&gt;0;MIN([.E27]*[.H27];[.G27]);&quot; &quot;)" office:value-type="string" office:string-value=" ">
            <text:p><text:s/></text:p>
          </table:table-cell>
          <table:table-cell table:style-name="ce54" table:formula="of:=IF([.E27]&gt;0;[.F27]+[.I27];&quot; &quot;)" office:value-type="string" office:string-value=" ">
            <text:p><text:s/></text:p>
          </table:table-cell>
          <table:table-cell table:style-name="ce54" table:formula="of:=IF([.E27]&gt;0;[.E27]-[.J27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27]&gt;0;[.O27]*[.R$4]/100;&quot; &quot;)" office:value-type="string" office:string-value=" ">
            <text:p><text:s/></text:p>
          </table:table-cell>
          <table:table-cell table:style-name="ce75" table:formula="of:=IF([.O27]&gt;0;[.O27]-[.R27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27]&gt;0;[.E27];&quot; &quot;)" office:value-type="string" office:string-value=" ">
            <text:p><text:s/></text:p>
          </table:table-cell>
          <table:table-cell table:style-name="ce54" table:formula="of:=IF([.V27]&gt;0;[.J27];&quot; &quot;)" office:value-type="string" office:string-value=" ">
            <text:p><text:s/></text:p>
          </table:table-cell>
          <table:table-cell table:style-name="ce75" table:formula="of:=IF(([.U27]+[.V27])&gt;0;IF([.V27]&lt;[.S27];[.S27]-[.V27];&quot; &quot;);&quot; &quot;)" office:value-type="string" office:string-value=" ">
            <text:p><text:s/></text:p>
          </table:table-cell>
          <table:table-cell table:style-name="ce75" table:formula="of:=IF(([.U27]+[.V27])&gt;0;IF([.V27]&gt;[.S27];[.V27]-[.S27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28]&gt;0;[.E28]-[.F28];&quot; &quot;)" office:value-type="string" office:string-value=" ">
            <text:p><text:s/></text:p>
          </table:table-cell>
          <table:table-cell table:style-name="ce70" table:formula="of:=[.H$24]" office:value-type="percentage" office:value="0.2">
            <text:p>20%</text:p>
          </table:table-cell>
          <table:table-cell table:style-name="ce54" table:formula="of:=IF([.E28]&gt;0;MIN([.E28]*[.H28];[.G28]);&quot; &quot;)" office:value-type="string" office:string-value=" ">
            <text:p><text:s/></text:p>
          </table:table-cell>
          <table:table-cell table:style-name="ce54" table:formula="of:=IF([.E28]&gt;0;[.F28]+[.I28];&quot; &quot;)" office:value-type="string" office:string-value=" ">
            <text:p><text:s/></text:p>
          </table:table-cell>
          <table:table-cell table:style-name="ce54" table:formula="of:=IF([.E28]&gt;0;[.E28]-[.J28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28]&gt;0;[.O28]*[.R$4]/100;&quot; &quot;)" office:value-type="string" office:string-value=" ">
            <text:p><text:s/></text:p>
          </table:table-cell>
          <table:table-cell table:style-name="ce75" table:formula="of:=IF([.O28]&gt;0;[.O28]-[.R28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28]&gt;0;[.E28];&quot; &quot;)" office:value-type="string" office:string-value=" ">
            <text:p><text:s/></text:p>
          </table:table-cell>
          <table:table-cell table:style-name="ce54" table:formula="of:=IF([.V28]&gt;0;[.J28];&quot; &quot;)" office:value-type="string" office:string-value=" ">
            <text:p><text:s/></text:p>
          </table:table-cell>
          <table:table-cell table:style-name="ce75" table:formula="of:=IF(([.U28]+[.V28])&gt;0;IF([.V28]&lt;[.S28];[.S28]-[.V28];&quot; &quot;);&quot; &quot;)" office:value-type="string" office:string-value=" ">
            <text:p><text:s/></text:p>
          </table:table-cell>
          <table:table-cell table:style-name="ce75" table:formula="of:=IF(([.U28]+[.V28])&gt;0;IF([.V28]&gt;[.S28];[.V28]-[.S28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29]&gt;0;[.E29]-[.F29];&quot; &quot;)" office:value-type="string" office:string-value=" ">
            <text:p><text:s/></text:p>
          </table:table-cell>
          <table:table-cell table:style-name="ce70" table:formula="of:=[.H$24]" office:value-type="percentage" office:value="0.2">
            <text:p>20%</text:p>
          </table:table-cell>
          <table:table-cell table:style-name="ce54" table:formula="of:=IF([.E29]&gt;0;MIN([.E29]*[.H29];[.G29]);&quot; &quot;)" office:value-type="string" office:string-value=" ">
            <text:p><text:s/></text:p>
          </table:table-cell>
          <table:table-cell table:style-name="ce54" table:formula="of:=IF([.E29]&gt;0;[.F29]+[.I29];&quot; &quot;)" office:value-type="string" office:string-value=" ">
            <text:p><text:s/></text:p>
          </table:table-cell>
          <table:table-cell table:style-name="ce54" table:formula="of:=IF([.E29]&gt;0;[.E29]-[.J29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29]&gt;0;[.O29]*[.R$4]/100;&quot; &quot;)" office:value-type="string" office:string-value=" ">
            <text:p><text:s/></text:p>
          </table:table-cell>
          <table:table-cell table:style-name="ce75" table:formula="of:=IF([.O29]&gt;0;[.O29]-[.R29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29]&gt;0;[.E29];&quot; &quot;)" office:value-type="string" office:string-value=" ">
            <text:p><text:s/></text:p>
          </table:table-cell>
          <table:table-cell table:style-name="ce54" table:formula="of:=IF([.V29]&gt;0;[.J29];&quot; &quot;)" office:value-type="string" office:string-value=" ">
            <text:p><text:s/></text:p>
          </table:table-cell>
          <table:table-cell table:style-name="ce75" table:formula="of:=IF(([.U29]+[.V29])&gt;0;IF([.V29]&lt;[.S29];[.S29]-[.V29];&quot; &quot;);&quot; &quot;)" office:value-type="string" office:string-value=" ">
            <text:p><text:s/></text:p>
          </table:table-cell>
          <table:table-cell table:style-name="ce75" table:formula="of:=IF(([.U29]+[.V29])&gt;0;IF([.V29]&gt;[.S29];[.V29]-[.S29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6">
          <table:table-cell table:style-name="ce7"/>
          <table:table-cell table:style-name="ce15" table:formula="of:=IF(([.E30]-[.F30])=(['file:///C:/Users/Antony/diy/GB%20Accounts/GB%20Accounts%202012-13/GB%20Accounts%20Company%202013-04-30%20(Apr13)%20OpenOffice/Financialaccounts.ods'#$OpenAccounts.$I$13]-['file:///C:/Users/Antony/diy/GB%20Accounts/GB%20Accounts%202012-13/GB%20Accounts%20Company%202013-04-30%20(Apr13)%20OpenOffice/Financialaccounts.ods'#$OpenAccounts.$O$13]);&quot;Existing Fixtures &amp; Fittings&quot;;&quot;Check Opening Balance Sheet figures agree&quot;)" office:value-type="string" office:string-value="Existing Fixtures &amp; Fittings" table:number-columns-spanned="3" table:number-rows-spanned="1">
            <text:p>Existing Fixtures &amp; Fittings</text:p>
          </table:table-cell>
          <table:covered-table-cell table:number-columns-repeated="2"/>
          <table:table-cell table:style-name="ce53" table:formula="of:=SUM([.E25:.E29])" office:value-type="float" office:value="0">
            <text:p>0.00 </text:p>
          </table:table-cell>
          <table:table-cell table:style-name="ce53" table:formula="of:=SUM([.F25:.F29])" office:value-type="float" office:value="0">
            <text:p>0.00 </text:p>
          </table:table-cell>
          <table:table-cell table:style-name="ce64" table:formula="of:=SUM([.G25:.G29])" office:value-type="float" office:value="0">
            <text:p>0.00 </text:p>
          </table:table-cell>
          <table:table-cell table:style-name="ce70"/>
          <table:table-cell table:style-name="ce64" table:formula="of:=SUM([.I25:.I29])" office:value-type="float" office:value="0">
            <text:p>0.00 </text:p>
          </table:table-cell>
          <table:table-cell table:style-name="ce64" table:formula="of:=SUM([.J25:.J29])" office:value-type="float" office:value="0">
            <text:p>0.00 </text:p>
          </table:table-cell>
          <table:table-cell table:style-name="ce64" table:formula="of:=SUM([.K25:.K29])" office:value-type="float" office:value="0">
            <text:p>0.00 </text:p>
          </table:table-cell>
          <table:table-cell table:style-name="ce54"/>
          <table:table-cell table:style-name="ce70"/>
          <table:table-cell table:style-name="ce54"/>
          <table:table-cell table:style-name="ce64" table:formula="of:=SUM([.O25:.O29])" office:value-type="float" office:value="0">
            <text:p>0.00 </text:p>
          </table:table-cell>
          <table:table-cell table:style-name="ce39"/>
          <table:table-cell table:style-name="ce64" table:formula="of:=SUM([.Q25:.Q29])" office:value-type="float" office:value="0">
            <text:p>0.00 </text:p>
          </table:table-cell>
          <table:table-cell table:style-name="ce64" table:formula="of:=SUM([.R25:.R29])" office:value-type="float" office:value="0">
            <text:p>0.00 </text:p>
          </table:table-cell>
          <table:table-cell table:style-name="ce64" table:formula="of:=SUM([.S25:.S29])" office:value-type="float" office:value="0">
            <text:p>0.00 </text:p>
          </table:table-cell>
          <table:table-cell table:style-name="ce75"/>
          <table:table-cell table:style-name="ce19"/>
          <table:table-cell table:style-name="ce53" table:formula="of:=SUM([.V25:.V29])" office:value-type="float" office:value="0">
            <text:p>0.00 </text:p>
          </table:table-cell>
          <table:table-cell table:style-name="ce64" table:formula="of:=SUM([.W25:.W29])" office:value-type="float" office:value="0">
            <text:p>0.00 </text:p>
          </table:table-cell>
          <table:table-cell table:style-name="ce64" table:formula="of:=SUM([.X25:.X29])" office:value-type="float" office:value="0">
            <text:p>0.00 </text:p>
          </table:table-cell>
          <table:table-cell table:style-name="ce64" table:formula="of:=SUM([.Y25:.Y29])" office:value-type="float" office:value="0">
            <text:p>0.00 </text:p>
          </table:table-cell>
          <table:table-cell table:style-name="ce64" table:formula="of:=SUM([.Z25:.Z29])" office:value-type="float" office:value="0">
            <text:p>0.00 </text:p>
          </table:table-cell>
          <table:table-cell table:style-name="ce96"/>
          <table:table-cell table:number-columns-repeated="997"/>
        </table:table-row>
        <table:table-row table:style-name="ro4">
          <table:table-cell table:style-name="ce7"/>
          <table:table-cell table:style-name="ce16"/>
          <table:table-cell table:style-name="ce28"/>
          <table:table-cell table:style-name="ce38"/>
          <table:table-cell table:style-name="ce54" table:number-columns-repeated="3"/>
          <table:table-cell table:style-name="ce70"/>
          <table:table-cell table:style-name="ce54" table:number-columns-repeated="4"/>
          <table:table-cell table:style-name="ce70"/>
          <table:table-cell table:style-name="ce54" table:number-columns-repeated="2"/>
          <table:table-cell table:style-name="ce39"/>
          <table:table-cell table:style-name="ce54" table:number-columns-repeated="3"/>
          <table:table-cell table:style-name="ce75"/>
          <table:table-cell table:style-name="ce19"/>
          <table:table-cell table:style-name="ce54" table:number-columns-repeated="5"/>
          <table:table-cell table:style-name="ce96"/>
          <table:table-cell table:number-columns-repeated="997"/>
        </table:table-row>
        <table:table-row table:style-name="ro6">
          <table:table-cell table:style-name="ce7"/>
          <table:table-cell table:style-name="ce17" office:value-type="string" table:number-columns-spanned="2" table:number-rows-spanned="1">
            <text:p>Computers</text:p>
          </table:table-cell>
          <table:covered-table-cell/>
          <table:table-cell table:style-name="ce40"/>
          <table:table-cell table:style-name="ce54" table:number-columns-repeated="3"/>
          <table:table-cell table:style-name="ce71" office:value-type="percentage" office:value="0.33">
            <text:p>33%</text:p>
          </table:table-cell>
          <table:table-cell table:style-name="ce54" table:number-columns-repeated="4"/>
          <table:table-cell table:style-name="ce70"/>
          <table:table-cell table:style-name="ce54"/>
          <table:table-cell table:style-name="ce75"/>
          <table:table-cell table:style-name="ce85"/>
          <table:table-cell table:style-name="ce75" table:number-columns-repeated="4"/>
          <table:table-cell table:style-name="ce19"/>
          <table:table-cell table:style-name="ce54" table:number-columns-repeated="3"/>
          <table:table-cell table:style-name="ce75" table:number-columns-repeated="2"/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33]&gt;0;[.E33]-[.F33];&quot; &quot;)" office:value-type="string" office:string-value=" ">
            <text:p><text:s/></text:p>
          </table:table-cell>
          <table:table-cell table:style-name="ce70" table:formula="of:=[.H$32]" office:value-type="percentage" office:value="0.33">
            <text:p>33%</text:p>
          </table:table-cell>
          <table:table-cell table:style-name="ce54" table:formula="of:=IF([.E33]&gt;0;MIN([.E33]*[.H33];[.G33]);&quot; &quot;)" office:value-type="string" office:string-value=" ">
            <text:p><text:s/></text:p>
          </table:table-cell>
          <table:table-cell table:style-name="ce54" table:formula="of:=IF([.E33]&gt;0;[.F33]+[.I33];&quot; &quot;)" office:value-type="string" office:string-value=" ">
            <text:p><text:s/></text:p>
          </table:table-cell>
          <table:table-cell table:style-name="ce54" table:formula="of:=IF([.E33]&gt;0;[.E33]-[.J33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33]&gt;0;[.O33]*[.R$4]/100;&quot; &quot;)" office:value-type="string" office:string-value=" ">
            <text:p><text:s/></text:p>
          </table:table-cell>
          <table:table-cell table:style-name="ce75" table:formula="of:=IF([.O33]&gt;0;[.O33]-[.R33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33]&gt;0;[.E33];&quot; &quot;)" office:value-type="string" office:string-value=" ">
            <text:p><text:s/></text:p>
          </table:table-cell>
          <table:table-cell table:style-name="ce54" table:formula="of:=IF([.V33]&gt;0;[.J33];&quot; &quot;)" office:value-type="string" office:string-value=" ">
            <text:p><text:s/></text:p>
          </table:table-cell>
          <table:table-cell table:style-name="ce75" table:formula="of:=IF(([.U33]+[.V33])&gt;0;IF([.V33]&lt;[.S33];[.S33]-[.V33];&quot; &quot;);&quot; &quot;)" office:value-type="string" office:string-value=" ">
            <text:p><text:s/></text:p>
          </table:table-cell>
          <table:table-cell table:style-name="ce75" table:formula="of:=IF(([.U33]+[.V33])&gt;0;IF([.V33]&gt;[.S33];[.V33]-[.S33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34]&gt;0;[.E34]-[.F34];&quot; &quot;)" office:value-type="string" office:string-value=" ">
            <text:p><text:s/></text:p>
          </table:table-cell>
          <table:table-cell table:style-name="ce70" table:formula="of:=[.H$32]" office:value-type="percentage" office:value="0.33">
            <text:p>33%</text:p>
          </table:table-cell>
          <table:table-cell table:style-name="ce54" table:formula="of:=IF([.E34]&gt;0;MIN([.E34]*[.H34];[.G34]);&quot; &quot;)" office:value-type="string" office:string-value=" ">
            <text:p><text:s/></text:p>
          </table:table-cell>
          <table:table-cell table:style-name="ce54" table:formula="of:=IF([.E34]&gt;0;[.F34]+[.I34];&quot; &quot;)" office:value-type="string" office:string-value=" ">
            <text:p><text:s/></text:p>
          </table:table-cell>
          <table:table-cell table:style-name="ce54" table:formula="of:=IF([.E34]&gt;0;[.E34]-[.J34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34]&gt;0;[.O34]*[.R$4]/100;&quot; &quot;)" office:value-type="string" office:string-value=" ">
            <text:p><text:s/></text:p>
          </table:table-cell>
          <table:table-cell table:style-name="ce75" table:formula="of:=IF([.O34]&gt;0;[.O34]-[.R34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34]&gt;0;[.E34];&quot; &quot;)" office:value-type="string" office:string-value=" ">
            <text:p><text:s/></text:p>
          </table:table-cell>
          <table:table-cell table:style-name="ce54" table:formula="of:=IF([.V34]&gt;0;[.J34];&quot; &quot;)" office:value-type="string" office:string-value=" ">
            <text:p><text:s/></text:p>
          </table:table-cell>
          <table:table-cell table:style-name="ce75" table:formula="of:=IF(([.U34]+[.V34])&gt;0;IF([.V34]&lt;[.S34];[.S34]-[.V34];&quot; &quot;);&quot; &quot;)" office:value-type="string" office:string-value=" ">
            <text:p><text:s/></text:p>
          </table:table-cell>
          <table:table-cell table:style-name="ce75" table:formula="of:=IF(([.U34]+[.V34])&gt;0;IF([.V34]&gt;[.S34];[.V34]-[.S34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35]&gt;0;[.E35]-[.F35];&quot; &quot;)" office:value-type="string" office:string-value=" ">
            <text:p><text:s/></text:p>
          </table:table-cell>
          <table:table-cell table:style-name="ce70" table:formula="of:=[.H$32]" office:value-type="percentage" office:value="0.33">
            <text:p>33%</text:p>
          </table:table-cell>
          <table:table-cell table:style-name="ce54" table:formula="of:=IF([.E35]&gt;0;MIN([.E35]*[.H35];[.G35]);&quot; &quot;)" office:value-type="string" office:string-value=" ">
            <text:p><text:s/></text:p>
          </table:table-cell>
          <table:table-cell table:style-name="ce54" table:formula="of:=IF([.E35]&gt;0;[.F35]+[.I35];&quot; &quot;)" office:value-type="string" office:string-value=" ">
            <text:p><text:s/></text:p>
          </table:table-cell>
          <table:table-cell table:style-name="ce54" table:formula="of:=IF([.E35]&gt;0;[.E35]-[.J35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35]&gt;0;[.O35]*[.R$4]/100;&quot; &quot;)" office:value-type="string" office:string-value=" ">
            <text:p><text:s/></text:p>
          </table:table-cell>
          <table:table-cell table:style-name="ce75" table:formula="of:=IF([.O35]&gt;0;[.O35]-[.R35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35]&gt;0;[.E35];&quot; &quot;)" office:value-type="string" office:string-value=" ">
            <text:p><text:s/></text:p>
          </table:table-cell>
          <table:table-cell table:style-name="ce54" table:formula="of:=IF([.V35]&gt;0;[.J35];&quot; &quot;)" office:value-type="string" office:string-value=" ">
            <text:p><text:s/></text:p>
          </table:table-cell>
          <table:table-cell table:style-name="ce75" table:formula="of:=IF(([.U35]+[.V35])&gt;0;IF([.V35]&lt;[.S35];[.S35]-[.V35];&quot; &quot;);&quot; &quot;)" office:value-type="string" office:string-value=" ">
            <text:p><text:s/></text:p>
          </table:table-cell>
          <table:table-cell table:style-name="ce75" table:formula="of:=IF(([.U35]+[.V35])&gt;0;IF([.V35]&gt;[.S35];[.V35]-[.S35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36]&gt;0;[.E36]-[.F36];&quot; &quot;)" office:value-type="string" office:string-value=" ">
            <text:p><text:s/></text:p>
          </table:table-cell>
          <table:table-cell table:style-name="ce70" table:formula="of:=[.H$32]" office:value-type="percentage" office:value="0.33">
            <text:p>33%</text:p>
          </table:table-cell>
          <table:table-cell table:style-name="ce54" table:formula="of:=IF([.E36]&gt;0;MIN([.E36]*[.H36];[.G36]);&quot; &quot;)" office:value-type="string" office:string-value=" ">
            <text:p><text:s/></text:p>
          </table:table-cell>
          <table:table-cell table:style-name="ce54" table:formula="of:=IF([.E36]&gt;0;[.F36]+[.I36];&quot; &quot;)" office:value-type="string" office:string-value=" ">
            <text:p><text:s/></text:p>
          </table:table-cell>
          <table:table-cell table:style-name="ce54" table:formula="of:=IF([.E36]&gt;0;[.E36]-[.J36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36]&gt;0;[.O36]*[.R$4]/100;&quot; &quot;)" office:value-type="string" office:string-value=" ">
            <text:p><text:s/></text:p>
          </table:table-cell>
          <table:table-cell table:style-name="ce75" table:formula="of:=IF([.O36]&gt;0;[.O36]-[.R36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36]&gt;0;[.E36];&quot; &quot;)" office:value-type="string" office:string-value=" ">
            <text:p><text:s/></text:p>
          </table:table-cell>
          <table:table-cell table:style-name="ce54" table:formula="of:=IF([.V36]&gt;0;[.J36];&quot; &quot;)" office:value-type="string" office:string-value=" ">
            <text:p><text:s/></text:p>
          </table:table-cell>
          <table:table-cell table:style-name="ce75" table:formula="of:=IF(([.U36]+[.V36])&gt;0;IF([.V36]&lt;[.S36];[.S36]-[.V36];&quot; &quot;);&quot; &quot;)" office:value-type="string" office:string-value=" ">
            <text:p><text:s/></text:p>
          </table:table-cell>
          <table:table-cell table:style-name="ce75" table:formula="of:=IF(([.U36]+[.V36])&gt;0;IF([.V36]&gt;[.S36];[.V36]-[.S36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37]&gt;0;[.E37]-[.F37];&quot; &quot;)" office:value-type="string" office:string-value=" ">
            <text:p><text:s/></text:p>
          </table:table-cell>
          <table:table-cell table:style-name="ce70" table:formula="of:=[.H$32]" office:value-type="percentage" office:value="0.33">
            <text:p>33%</text:p>
          </table:table-cell>
          <table:table-cell table:style-name="ce54" table:formula="of:=IF([.E37]&gt;0;MIN([.E37]*[.H37];[.G37]);&quot; &quot;)" office:value-type="string" office:string-value=" ">
            <text:p><text:s/></text:p>
          </table:table-cell>
          <table:table-cell table:style-name="ce54" table:formula="of:=IF([.E37]&gt;0;[.F37]+[.I37];&quot; &quot;)" office:value-type="string" office:string-value=" ">
            <text:p><text:s/></text:p>
          </table:table-cell>
          <table:table-cell table:style-name="ce54" table:formula="of:=IF([.E37]&gt;0;[.E37]-[.J37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37]&gt;0;[.O37]*[.R$4]/100;&quot; &quot;)" office:value-type="string" office:string-value=" ">
            <text:p><text:s/></text:p>
          </table:table-cell>
          <table:table-cell table:style-name="ce75" table:formula="of:=IF([.O37]&gt;0;[.O37]-[.R37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37]&gt;0;[.E37];&quot; &quot;)" office:value-type="string" office:string-value=" ">
            <text:p><text:s/></text:p>
          </table:table-cell>
          <table:table-cell table:style-name="ce54" table:formula="of:=IF([.V37]&gt;0;[.J37];&quot; &quot;)" office:value-type="string" office:string-value=" ">
            <text:p><text:s/></text:p>
          </table:table-cell>
          <table:table-cell table:style-name="ce75" table:formula="of:=IF(([.U37]+[.V37])&gt;0;IF([.V37]&lt;[.S37];[.S37]-[.V37];&quot; &quot;);&quot; &quot;)" office:value-type="string" office:string-value=" ">
            <text:p><text:s/></text:p>
          </table:table-cell>
          <table:table-cell table:style-name="ce75" table:formula="of:=IF(([.U37]+[.V37])&gt;0;IF([.V37]&gt;[.S37];[.V37]-[.S37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38]&gt;0;[.E38]-[.F38];&quot; &quot;)" office:value-type="string" office:string-value=" ">
            <text:p><text:s/></text:p>
          </table:table-cell>
          <table:table-cell table:style-name="ce70" table:formula="of:=[.H$32]" office:value-type="percentage" office:value="0.33">
            <text:p>33%</text:p>
          </table:table-cell>
          <table:table-cell table:style-name="ce54" table:formula="of:=IF([.E38]&gt;0;MIN([.E38]*[.H38];[.G38]);&quot; &quot;)" office:value-type="string" office:string-value=" ">
            <text:p><text:s/></text:p>
          </table:table-cell>
          <table:table-cell table:style-name="ce54" table:formula="of:=IF([.E38]&gt;0;[.F38]+[.I38];&quot; &quot;)" office:value-type="string" office:string-value=" ">
            <text:p><text:s/></text:p>
          </table:table-cell>
          <table:table-cell table:style-name="ce54" table:formula="of:=IF([.E38]&gt;0;[.E38]-[.J38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38]&gt;0;[.O38]*[.R$4]/100;&quot; &quot;)" office:value-type="string" office:string-value=" ">
            <text:p><text:s/></text:p>
          </table:table-cell>
          <table:table-cell table:style-name="ce75" table:formula="of:=IF([.O38]&gt;0;[.O38]-[.R38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38]&gt;0;[.E38];&quot; &quot;)" office:value-type="string" office:string-value=" ">
            <text:p><text:s/></text:p>
          </table:table-cell>
          <table:table-cell table:style-name="ce54" table:formula="of:=IF([.V38]&gt;0;[.J38];&quot; &quot;)" office:value-type="string" office:string-value=" ">
            <text:p><text:s/></text:p>
          </table:table-cell>
          <table:table-cell table:style-name="ce75" table:formula="of:=IF(([.U38]+[.V38])&gt;0;IF([.V38]&lt;[.S38];[.S38]-[.V38];&quot; &quot;);&quot; &quot;)" office:value-type="string" office:string-value=" ">
            <text:p><text:s/></text:p>
          </table:table-cell>
          <table:table-cell table:style-name="ce75" table:formula="of:=IF(([.U38]+[.V38])&gt;0;IF([.V38]&gt;[.S38];[.V38]-[.S38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39]&gt;0;[.E39]-[.F39];&quot; &quot;)" office:value-type="string" office:string-value=" ">
            <text:p><text:s/></text:p>
          </table:table-cell>
          <table:table-cell table:style-name="ce70" table:formula="of:=[.H$32]" office:value-type="percentage" office:value="0.33">
            <text:p>33%</text:p>
          </table:table-cell>
          <table:table-cell table:style-name="ce54" table:formula="of:=IF([.E39]&gt;0;MIN([.E39]*[.H39];[.G39]);&quot; &quot;)" office:value-type="string" office:string-value=" ">
            <text:p><text:s/></text:p>
          </table:table-cell>
          <table:table-cell table:style-name="ce54" table:formula="of:=IF([.E39]&gt;0;[.F39]+[.I39];&quot; &quot;)" office:value-type="string" office:string-value=" ">
            <text:p><text:s/></text:p>
          </table:table-cell>
          <table:table-cell table:style-name="ce54" table:formula="of:=IF([.E39]&gt;0;[.E39]-[.J39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39]&gt;0;[.O39]*[.R$4]/100;&quot; &quot;)" office:value-type="string" office:string-value=" ">
            <text:p><text:s/></text:p>
          </table:table-cell>
          <table:table-cell table:style-name="ce75" table:formula="of:=IF([.O39]&gt;0;[.O39]-[.R39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39]&gt;0;[.E39];&quot; &quot;)" office:value-type="string" office:string-value=" ">
            <text:p><text:s/></text:p>
          </table:table-cell>
          <table:table-cell table:style-name="ce54" table:formula="of:=IF([.V39]&gt;0;[.J39];&quot; &quot;)" office:value-type="string" office:string-value=" ">
            <text:p><text:s/></text:p>
          </table:table-cell>
          <table:table-cell table:style-name="ce75" table:formula="of:=IF(([.U39]+[.V39])&gt;0;IF([.V39]&lt;[.S39];[.S39]-[.V39];&quot; &quot;);&quot; &quot;)" office:value-type="string" office:string-value=" ">
            <text:p><text:s/></text:p>
          </table:table-cell>
          <table:table-cell table:style-name="ce75" table:formula="of:=IF(([.U39]+[.V39])&gt;0;IF([.V39]&gt;[.S39];[.V39]-[.S39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40]&gt;0;[.E40]-[.F40];&quot; &quot;)" office:value-type="string" office:string-value=" ">
            <text:p><text:s/></text:p>
          </table:table-cell>
          <table:table-cell table:style-name="ce70" table:formula="of:=[.H$32]" office:value-type="percentage" office:value="0.33">
            <text:p>33%</text:p>
          </table:table-cell>
          <table:table-cell table:style-name="ce54" table:formula="of:=IF([.E40]&gt;0;MIN([.E40]*[.H40];[.G40]);&quot; &quot;)" office:value-type="string" office:string-value=" ">
            <text:p><text:s/></text:p>
          </table:table-cell>
          <table:table-cell table:style-name="ce54" table:formula="of:=IF([.E40]&gt;0;[.F40]+[.I40];&quot; &quot;)" office:value-type="string" office:string-value=" ">
            <text:p><text:s/></text:p>
          </table:table-cell>
          <table:table-cell table:style-name="ce54" table:formula="of:=IF([.E40]&gt;0;[.E40]-[.J40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40]&gt;0;[.O40]*[.R$4]/100;&quot; &quot;)" office:value-type="string" office:string-value=" ">
            <text:p><text:s/></text:p>
          </table:table-cell>
          <table:table-cell table:style-name="ce75" table:formula="of:=IF([.O40]&gt;0;[.O40]-[.R40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40]&gt;0;[.E40];&quot; &quot;)" office:value-type="string" office:string-value=" ">
            <text:p><text:s/></text:p>
          </table:table-cell>
          <table:table-cell table:style-name="ce54" table:formula="of:=IF([.V40]&gt;0;[.J40];&quot; &quot;)" office:value-type="string" office:string-value=" ">
            <text:p><text:s/></text:p>
          </table:table-cell>
          <table:table-cell table:style-name="ce75" table:formula="of:=IF(([.U40]+[.V40])&gt;0;IF([.V40]&lt;[.S40];[.S40]-[.V40];&quot; &quot;);&quot; &quot;)" office:value-type="string" office:string-value=" ">
            <text:p><text:s/></text:p>
          </table:table-cell>
          <table:table-cell table:style-name="ce75" table:formula="of:=IF(([.U40]+[.V40])&gt;0;IF([.V40]&gt;[.S40];[.V40]-[.S40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6">
          <table:table-cell table:style-name="ce7"/>
          <table:table-cell table:style-name="ce15" table:formula="of:=IF(([.E41]-[.F41])=(['file:///C:/Users/Antony/diy/GB%20Accounts/GB%20Accounts%202012-13/GB%20Accounts%20Company%202013-04-30%20(Apr13)%20OpenOffice/Financialaccounts.ods'#$OpenAccounts.$J$13]-['file:///C:/Users/Antony/diy/GB%20Accounts/GB%20Accounts%202012-13/GB%20Accounts%20Company%202013-04-30%20(Apr13)%20OpenOffice/Financialaccounts.ods'#$OpenAccounts.$P$13]);&quot;Existing Computers&quot;;&quot;Check Opening Balkance Sheet figures agree&quot;)" office:value-type="string" office:string-value="Existing Computers" table:number-columns-spanned="3" table:number-rows-spanned="1">
            <text:p>Existing Computers</text:p>
          </table:table-cell>
          <table:covered-table-cell table:number-columns-repeated="2"/>
          <table:table-cell table:style-name="ce53" table:formula="of:=SUM([.E33:.E40])" office:value-type="float" office:value="0">
            <text:p>0.00 </text:p>
          </table:table-cell>
          <table:table-cell table:style-name="ce53" table:formula="of:=SUM([.F33:.F40])" office:value-type="float" office:value="0">
            <text:p>0.00 </text:p>
          </table:table-cell>
          <table:table-cell table:style-name="ce64" table:formula="of:=SUM([.G33:.G40])" office:value-type="float" office:value="0">
            <text:p>0.00 </text:p>
          </table:table-cell>
          <table:table-cell table:style-name="ce70"/>
          <table:table-cell table:style-name="ce64" table:formula="of:=SUM([.I33:.I40])" office:value-type="float" office:value="0">
            <text:p>0.00 </text:p>
          </table:table-cell>
          <table:table-cell table:style-name="ce64" table:formula="of:=SUM([.J33:.J40])" office:value-type="float" office:value="0">
            <text:p>0.00 </text:p>
          </table:table-cell>
          <table:table-cell table:style-name="ce64" table:formula="of:=SUM([.K33:.K40])" office:value-type="float" office:value="0">
            <text:p>0.00 </text:p>
          </table:table-cell>
          <table:table-cell table:style-name="ce54"/>
          <table:table-cell table:style-name="ce70"/>
          <table:table-cell table:style-name="ce54"/>
          <table:table-cell table:style-name="ce64" table:formula="of:=SUM([.O33:.O40])" office:value-type="float" office:value="0">
            <text:p>0.00 </text:p>
          </table:table-cell>
          <table:table-cell table:style-name="ce39"/>
          <table:table-cell table:style-name="ce64" table:formula="of:=SUM([.Q33:.Q40])" office:value-type="float" office:value="0">
            <text:p>0.00 </text:p>
          </table:table-cell>
          <table:table-cell table:style-name="ce64" table:formula="of:=SUM([.R33:.R40])" office:value-type="float" office:value="0">
            <text:p>0.00 </text:p>
          </table:table-cell>
          <table:table-cell table:style-name="ce64" table:formula="of:=SUM([.S33:.S40])" office:value-type="float" office:value="0">
            <text:p>0.00 </text:p>
          </table:table-cell>
          <table:table-cell table:style-name="ce75"/>
          <table:table-cell table:style-name="ce19"/>
          <table:table-cell table:style-name="ce53" table:formula="of:=SUM([.V33:.V40])" office:value-type="float" office:value="0">
            <text:p>0.00 </text:p>
          </table:table-cell>
          <table:table-cell table:style-name="ce64" table:formula="of:=SUM([.W33:.W40])" office:value-type="float" office:value="0">
            <text:p>0.00 </text:p>
          </table:table-cell>
          <table:table-cell table:style-name="ce64" table:formula="of:=SUM([.X33:.X40])" office:value-type="float" office:value="0">
            <text:p>0.00 </text:p>
          </table:table-cell>
          <table:table-cell table:style-name="ce64" table:formula="of:=SUM([.Y33:.Y40])" office:value-type="float" office:value="0">
            <text:p>0.00 </text:p>
          </table:table-cell>
          <table:table-cell table:style-name="ce64" table:formula="of:=SUM([.Z33:.Z40])" office:value-type="float" office:value="0">
            <text:p>0.00 </text:p>
          </table:table-cell>
          <table:table-cell table:style-name="ce96"/>
          <table:table-cell table:number-columns-repeated="997"/>
        </table:table-row>
        <table:table-row table:style-name="ro4">
          <table:table-cell table:style-name="ce7"/>
          <table:table-cell table:style-name="ce16"/>
          <table:table-cell table:style-name="ce28"/>
          <table:table-cell table:style-name="ce38"/>
          <table:table-cell table:style-name="ce54" table:number-columns-repeated="3"/>
          <table:table-cell table:style-name="ce70"/>
          <table:table-cell table:style-name="ce54" table:number-columns-repeated="4"/>
          <table:table-cell table:style-name="ce70"/>
          <table:table-cell table:style-name="ce54" table:number-columns-repeated="2"/>
          <table:table-cell table:style-name="ce39"/>
          <table:table-cell table:style-name="ce54" table:number-columns-repeated="3"/>
          <table:table-cell table:style-name="ce75"/>
          <table:table-cell table:style-name="ce19"/>
          <table:table-cell table:style-name="ce54" table:number-columns-repeated="5"/>
          <table:table-cell table:style-name="ce96"/>
          <table:table-cell table:number-columns-repeated="997"/>
        </table:table-row>
        <table:table-row table:style-name="ro6">
          <table:table-cell table:style-name="ce7"/>
          <table:table-cell table:style-name="ce17" office:value-type="string" table:number-columns-spanned="2" table:number-rows-spanned="1">
            <text:p>Motor Vehicles - Cars</text:p>
          </table:table-cell>
          <table:covered-table-cell/>
          <table:table-cell table:style-name="ce40"/>
          <table:table-cell table:style-name="ce54" table:number-columns-repeated="3"/>
          <table:table-cell table:style-name="ce71" office:value-type="percentage" office:value="0.25">
            <text:p>25%</text:p>
          </table:table-cell>
          <table:table-cell table:style-name="ce54" table:number-columns-repeated="4"/>
          <table:table-cell table:style-name="ce78"/>
          <table:table-cell table:style-name="ce54" table:number-columns-repeated="2"/>
          <table:table-cell table:style-name="ce39"/>
          <table:table-cell table:style-name="ce54" table:number-columns-repeated="3"/>
          <table:table-cell table:style-name="ce92"/>
          <table:table-cell table:style-name="ce19"/>
          <table:table-cell table:style-name="ce54" table:number-columns-repeated="5"/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44]&gt;0;[.E44]-[.F44];&quot; &quot;)" office:value-type="string" office:string-value=" ">
            <text:p><text:s/></text:p>
          </table:table-cell>
          <table:table-cell table:style-name="ce70" table:formula="of:=[.H$43]" office:value-type="percentage" office:value="0.25">
            <text:p>25%</text:p>
          </table:table-cell>
          <table:table-cell table:style-name="ce54" table:formula="of:=IF([.E44]&gt;0;MIN([.E44]*[.H44];[.G44]);&quot; &quot;)" office:value-type="string" office:string-value=" ">
            <text:p><text:s/></text:p>
          </table:table-cell>
          <table:table-cell table:style-name="ce54" table:formula="of:=IF([.E44]&gt;0;[.F44]+[.I44];&quot; &quot;)" office:value-type="string" office:string-value=" ">
            <text:p><text:s/></text:p>
          </table:table-cell>
          <table:table-cell table:style-name="ce54" table:formula="of:=IF([.E44]&gt;0;[.E44]-[.J44];&quot; &quot;)" office:value-type="string" office:string-value=" ">
            <text:p><text:s/></text:p>
          </table:table-cell>
          <table:table-cell table:style-name="ce54"/>
          <table:table-cell table:style-name="ce71" office:value-type="percentage" office:value="0">
            <text:p>0%</text:p>
          </table:table-cell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44]&gt;0;MIN([.O44]*[.R$4]/100*(1-[.M44]);3000*(1-[.M44]));&quot; &quot;)" office:value-type="string" office:string-value=" ">
            <text:p><text:s/></text:p>
          </table:table-cell>
          <table:table-cell table:style-name="ce75" table:formula="of:=IF([.O44]&gt;0;[.O44]-[.R44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44]&gt;0;[.E44];&quot; &quot;)" office:value-type="string" office:string-value=" ">
            <text:p><text:s/></text:p>
          </table:table-cell>
          <table:table-cell table:style-name="ce54" table:formula="of:=IF([.V44]&gt;0;[.J44];&quot; &quot;)" office:value-type="string" office:string-value=" ">
            <text:p><text:s/></text:p>
          </table:table-cell>
          <table:table-cell table:style-name="ce75" table:formula="of:=IF(([.U44]+[.V44])&gt;0;IF([.V44]&lt;[.S44];([.S44]-[.V44])*(1-[.M44]);&quot; &quot;);&quot; &quot;)" office:value-type="string" office:string-value=" ">
            <text:p><text:s/></text:p>
          </table:table-cell>
          <table:table-cell table:style-name="ce75" table:formula="of:=IF(([.U44]+[.V44])&gt;0;IF([.V44]&gt;[.S44];([.V44]-[.S44])*(1-[.M44])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45]&gt;0;[.E45]-[.F45];&quot; &quot;)" office:value-type="string" office:string-value=" ">
            <text:p><text:s/></text:p>
          </table:table-cell>
          <table:table-cell table:style-name="ce70" table:formula="of:=[.H$43]" office:value-type="percentage" office:value="0.25">
            <text:p>25%</text:p>
          </table:table-cell>
          <table:table-cell table:style-name="ce54" table:formula="of:=IF([.E45]&gt;0;MIN([.E45]*[.H45];[.G45]);&quot; &quot;)" office:value-type="string" office:string-value=" ">
            <text:p><text:s/></text:p>
          </table:table-cell>
          <table:table-cell table:style-name="ce54" table:formula="of:=IF([.E45]&gt;0;[.F45]+[.I45];&quot; &quot;)" office:value-type="string" office:string-value=" ">
            <text:p><text:s/></text:p>
          </table:table-cell>
          <table:table-cell table:style-name="ce54" table:formula="of:=IF([.E45]&gt;0;[.E45]-[.J45];&quot; &quot;)" office:value-type="string" office:string-value=" ">
            <text:p><text:s/></text:p>
          </table:table-cell>
          <table:table-cell table:style-name="ce54"/>
          <table:table-cell table:style-name="ce71" office:value-type="percentage" office:value="0">
            <text:p>0%</text:p>
          </table:table-cell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45]&gt;0;MIN([.O45]*[.R$4]/100*(1-[.M45]);3000*(1-[.M45]));&quot; &quot;)" office:value-type="string" office:string-value=" ">
            <text:p><text:s/></text:p>
          </table:table-cell>
          <table:table-cell table:style-name="ce75" table:formula="of:=IF([.O45]&gt;0;[.O45]-[.R45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45]&gt;0;[.E45];&quot; &quot;)" office:value-type="string" office:string-value=" ">
            <text:p><text:s/></text:p>
          </table:table-cell>
          <table:table-cell table:style-name="ce54" table:formula="of:=IF([.V45]&gt;0;[.J45];&quot; &quot;)" office:value-type="string" office:string-value=" ">
            <text:p><text:s/></text:p>
          </table:table-cell>
          <table:table-cell table:style-name="ce75" table:formula="of:=IF(([.U45]+[.V45])&gt;0;IF([.V45]&lt;[.S45];([.S45]-[.V45])*(1-[.M45]);&quot; &quot;);&quot; &quot;)" office:value-type="string" office:string-value=" ">
            <text:p><text:s/></text:p>
          </table:table-cell>
          <table:table-cell table:style-name="ce75" table:formula="of:=IF(([.U45]+[.V45])&gt;0;IF([.V45]&gt;[.S45];([.V45]-[.S45])*(1-[.M45])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46]&gt;0;[.E46]-[.F46];&quot; &quot;)" office:value-type="string" office:string-value=" ">
            <text:p><text:s/></text:p>
          </table:table-cell>
          <table:table-cell table:style-name="ce70" table:formula="of:=[.H$43]" office:value-type="percentage" office:value="0.25">
            <text:p>25%</text:p>
          </table:table-cell>
          <table:table-cell table:style-name="ce54" table:formula="of:=IF([.E46]&gt;0;MIN([.E46]*[.H46];[.G46]);&quot; &quot;)" office:value-type="string" office:string-value=" ">
            <text:p><text:s/></text:p>
          </table:table-cell>
          <table:table-cell table:style-name="ce54" table:formula="of:=IF([.E46]&gt;0;[.F46]+[.I46];&quot; &quot;)" office:value-type="string" office:string-value=" ">
            <text:p><text:s/></text:p>
          </table:table-cell>
          <table:table-cell table:style-name="ce54" table:formula="of:=IF([.E46]&gt;0;[.E46]-[.J46];&quot; &quot;)" office:value-type="string" office:string-value=" ">
            <text:p><text:s/></text:p>
          </table:table-cell>
          <table:table-cell table:style-name="ce54"/>
          <table:table-cell table:style-name="ce71" office:value-type="percentage" office:value="0">
            <text:p>0%</text:p>
          </table:table-cell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46]&gt;0;MIN([.O46]*[.R$4]/100*(1-[.M46]);3000*(1-[.M46]));&quot; &quot;)" office:value-type="string" office:string-value=" ">
            <text:p><text:s/></text:p>
          </table:table-cell>
          <table:table-cell table:style-name="ce75" table:formula="of:=IF([.O46]&gt;0;[.O46]-[.R46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46]&gt;0;[.E46];&quot; &quot;)" office:value-type="string" office:string-value=" ">
            <text:p><text:s/></text:p>
          </table:table-cell>
          <table:table-cell table:style-name="ce54" table:formula="of:=IF([.V46]&gt;0;[.J46];&quot; &quot;)" office:value-type="string" office:string-value=" ">
            <text:p><text:s/></text:p>
          </table:table-cell>
          <table:table-cell table:style-name="ce75" table:formula="of:=IF(([.U46]+[.V46])&gt;0;IF([.V46]&lt;[.S46];([.S46]-[.V46])*(1-[.M46]);&quot; &quot;);&quot; &quot;)" office:value-type="string" office:string-value=" ">
            <text:p><text:s/></text:p>
          </table:table-cell>
          <table:table-cell table:style-name="ce75" table:formula="of:=IF(([.U46]+[.V46])&gt;0;IF([.V46]&gt;[.S46];([.V46]-[.S46])*(1-[.M46])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47]&gt;0;[.E47]-[.F47];&quot; &quot;)" office:value-type="string" office:string-value=" ">
            <text:p><text:s/></text:p>
          </table:table-cell>
          <table:table-cell table:style-name="ce70" table:formula="of:=[.H$43]" office:value-type="percentage" office:value="0.25">
            <text:p>25%</text:p>
          </table:table-cell>
          <table:table-cell table:style-name="ce54" table:formula="of:=IF([.E47]&gt;0;MIN([.E47]*[.H47];[.G47]);&quot; &quot;)" office:value-type="string" office:string-value=" ">
            <text:p><text:s/></text:p>
          </table:table-cell>
          <table:table-cell table:style-name="ce54" table:formula="of:=IF([.E47]&gt;0;[.F47]+[.I47];&quot; &quot;)" office:value-type="string" office:string-value=" ">
            <text:p><text:s/></text:p>
          </table:table-cell>
          <table:table-cell table:style-name="ce54" table:formula="of:=IF([.E47]&gt;0;[.E47]-[.J47];&quot; &quot;)" office:value-type="string" office:string-value=" ">
            <text:p><text:s/></text:p>
          </table:table-cell>
          <table:table-cell table:style-name="ce54"/>
          <table:table-cell table:style-name="ce71" office:value-type="percentage" office:value="0">
            <text:p>0%</text:p>
          </table:table-cell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47]&gt;0;MIN([.O47]*[.R$4]/100*(1-[.M47]);3000*(1-[.M47]));&quot; &quot;)" office:value-type="string" office:string-value=" ">
            <text:p><text:s/></text:p>
          </table:table-cell>
          <table:table-cell table:style-name="ce75" table:formula="of:=IF([.O47]&gt;0;[.O47]-[.R47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47]&gt;0;[.E47];&quot; &quot;)" office:value-type="string" office:string-value=" ">
            <text:p><text:s/></text:p>
          </table:table-cell>
          <table:table-cell table:style-name="ce54" table:formula="of:=IF([.V47]&gt;0;[.J47];&quot; &quot;)" office:value-type="string" office:string-value=" ">
            <text:p><text:s/></text:p>
          </table:table-cell>
          <table:table-cell table:style-name="ce75" table:formula="of:=IF(([.U47]+[.V47])&gt;0;IF([.V47]&lt;[.S47];([.S47]-[.V47])*(1-[.M47]);&quot; &quot;);&quot; &quot;)" office:value-type="string" office:string-value=" ">
            <text:p><text:s/></text:p>
          </table:table-cell>
          <table:table-cell table:style-name="ce75" table:formula="of:=IF(([.U47]+[.V47])&gt;0;IF([.V47]&gt;[.S47];([.V47]-[.S47])*(1-[.M47])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48]&gt;0;[.E48]-[.F48];&quot; &quot;)" office:value-type="string" office:string-value=" ">
            <text:p><text:s/></text:p>
          </table:table-cell>
          <table:table-cell table:style-name="ce70" table:formula="of:=[.H$43]" office:value-type="percentage" office:value="0.25">
            <text:p>25%</text:p>
          </table:table-cell>
          <table:table-cell table:style-name="ce54" table:formula="of:=IF([.E48]&gt;0;MIN([.E48]*[.H48];[.G48]);&quot; &quot;)" office:value-type="string" office:string-value=" ">
            <text:p><text:s/></text:p>
          </table:table-cell>
          <table:table-cell table:style-name="ce54" table:formula="of:=IF([.E48]&gt;0;[.F48]+[.I48];&quot; &quot;)" office:value-type="string" office:string-value=" ">
            <text:p><text:s/></text:p>
          </table:table-cell>
          <table:table-cell table:style-name="ce54" table:formula="of:=IF([.E48]&gt;0;[.E48]-[.J48];&quot; &quot;)" office:value-type="string" office:string-value=" ">
            <text:p><text:s/></text:p>
          </table:table-cell>
          <table:table-cell table:style-name="ce54"/>
          <table:table-cell table:style-name="ce71" office:value-type="percentage" office:value="0">
            <text:p>0%</text:p>
          </table:table-cell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48]&gt;0;MIN([.O48]*[.R$4]/100*(1-[.M48]);3000*(1-[.M48]));&quot; &quot;)" office:value-type="string" office:string-value=" ">
            <text:p><text:s/></text:p>
          </table:table-cell>
          <table:table-cell table:style-name="ce75" table:formula="of:=IF([.O48]&gt;0;[.O48]-[.R48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48]&gt;0;[.E48];&quot; &quot;)" office:value-type="string" office:string-value=" ">
            <text:p><text:s/></text:p>
          </table:table-cell>
          <table:table-cell table:style-name="ce54" table:formula="of:=IF([.V48]&gt;0;[.J48];&quot; &quot;)" office:value-type="string" office:string-value=" ">
            <text:p><text:s/></text:p>
          </table:table-cell>
          <table:table-cell table:style-name="ce75" table:formula="of:=IF(([.U48]+[.V48])&gt;0;IF([.V48]&lt;[.S48];([.S48]-[.V48])*(1-[.M48]);&quot; &quot;);&quot; &quot;)" office:value-type="string" office:string-value=" ">
            <text:p><text:s/></text:p>
          </table:table-cell>
          <table:table-cell table:style-name="ce75" table:formula="of:=IF(([.U48]+[.V48])&gt;0;IF([.V48]&gt;[.S48];([.V48]-[.S48])*(1-[.M48])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6">
          <table:table-cell table:style-name="ce7"/>
          <table:table-cell table:style-name="ce18" office:value-type="string" table:number-columns-spanned="2" table:number-rows-spanned="1">
            <text:p>Motor Vehicles - Vans &amp; Lorries</text:p>
          </table:table-cell>
          <table:covered-table-cell/>
          <table:table-cell table:style-name="ce39"/>
          <table:table-cell table:style-name="ce54" table:number-columns-repeated="3"/>
          <table:table-cell table:style-name="ce70"/>
          <table:table-cell table:style-name="ce54" table:number-columns-repeated="4"/>
          <table:table-cell table:style-name="ce70"/>
          <table:table-cell table:style-name="ce54"/>
          <table:table-cell table:style-name="ce75"/>
          <table:table-cell table:style-name="ce85"/>
          <table:table-cell table:style-name="ce75" table:number-columns-repeated="4"/>
          <table:table-cell table:style-name="ce19"/>
          <table:table-cell table:style-name="ce54" table:number-columns-repeated="3"/>
          <table:table-cell table:style-name="ce75" table:number-columns-repeated="2"/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50]&gt;0;[.E50]-[.F50];&quot; &quot;)" office:value-type="string" office:string-value=" ">
            <text:p><text:s/></text:p>
          </table:table-cell>
          <table:table-cell table:style-name="ce70" table:formula="of:=[.H$43]" office:value-type="percentage" office:value="0.25">
            <text:p>25%</text:p>
          </table:table-cell>
          <table:table-cell table:style-name="ce54" table:formula="of:=IF([.E50]&gt;0;MIN([.E50]*[.H50];[.G50]);&quot; &quot;)" office:value-type="string" office:string-value=" ">
            <text:p><text:s/></text:p>
          </table:table-cell>
          <table:table-cell table:style-name="ce54" table:formula="of:=IF([.E50]&gt;0;[.F50]+[.I50];&quot; &quot;)" office:value-type="string" office:string-value=" ">
            <text:p><text:s/></text:p>
          </table:table-cell>
          <table:table-cell table:style-name="ce54" table:formula="of:=IF([.E50]&gt;0;[.E50]-[.J50];&quot; &quot;)" office:value-type="string" office:string-value=" ">
            <text:p><text:s/></text:p>
          </table:table-cell>
          <table:table-cell table:style-name="ce54"/>
          <table:table-cell table:style-name="ce71" office:value-type="percentage" office:value="0">
            <text:p>0%</text:p>
          </table:table-cell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50]&gt;0;IF([.O50]&gt;['file:///C:/Users/Antony/diy/GB%20Accounts/GB%20Accounts%202012-13/GB%20Accounts%20Company%202013-04-30%20(Apr13)%20OpenOffice/Financialaccounts.ods'#$Admin.$E$11];['file:///C:/Users/Antony/diy/GB%20Accounts/GB%20Accounts%202012-13/GB%20Accounts%20Company%202013-04-30%20(Apr13)%20OpenOffice/Financialaccounts.ods'#$Admin.$G$11]*(1-[.M50]);[.O50]*[.R$4]/100)*(1-[.M50]);&quot; &quot;)" office:value-type="string" office:string-value=" ">
            <text:p><text:s/></text:p>
          </table:table-cell>
          <table:table-cell table:style-name="ce75" table:formula="of:=IF([.O50]&gt;0;[.O50]-[.R50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50]&gt;0;[.E50];&quot; &quot;)" office:value-type="string" office:string-value=" ">
            <text:p><text:s/></text:p>
          </table:table-cell>
          <table:table-cell table:style-name="ce54" table:formula="of:=IF([.V50]&gt;0;[.J50];&quot; &quot;)" office:value-type="string" office:string-value=" ">
            <text:p><text:s/></text:p>
          </table:table-cell>
          <table:table-cell table:style-name="ce75" table:formula="of:=IF(([.U50]+[.V50])&gt;0;IF([.V50]&lt;[.S50];([.S50]-[.V50])*(1-[.M50]);&quot; &quot;);&quot; &quot;)" office:value-type="string" office:string-value=" ">
            <text:p><text:s/></text:p>
          </table:table-cell>
          <table:table-cell table:style-name="ce75" table:formula="of:=IF(([.U50]+[.V50])&gt;0;IF([.V50]&gt;[.S50];([.V50]-[.S50])*(1-[.M50])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51]&gt;0;[.E51]-[.F51];&quot; &quot;)" office:value-type="string" office:string-value=" ">
            <text:p><text:s/></text:p>
          </table:table-cell>
          <table:table-cell table:style-name="ce70" table:formula="of:=[.H$43]" office:value-type="percentage" office:value="0.25">
            <text:p>25%</text:p>
          </table:table-cell>
          <table:table-cell table:style-name="ce54" table:formula="of:=IF([.E51]&gt;0;MIN([.E51]*[.H51];[.G51]);&quot; &quot;)" office:value-type="string" office:string-value=" ">
            <text:p><text:s/></text:p>
          </table:table-cell>
          <table:table-cell table:style-name="ce54" table:formula="of:=IF([.E51]&gt;0;[.F51]+[.I51];&quot; &quot;)" office:value-type="string" office:string-value=" ">
            <text:p><text:s/></text:p>
          </table:table-cell>
          <table:table-cell table:style-name="ce54" table:formula="of:=IF([.E51]&gt;0;[.E51]-[.J51];&quot; &quot;)" office:value-type="string" office:string-value=" ">
            <text:p><text:s/></text:p>
          </table:table-cell>
          <table:table-cell table:style-name="ce54"/>
          <table:table-cell table:style-name="ce71" office:value-type="percentage" office:value="0">
            <text:p>0%</text:p>
          </table:table-cell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51]&gt;0;IF([.O51]&gt;['file:///C:/Users/Antony/diy/GB%20Accounts/GB%20Accounts%202012-13/GB%20Accounts%20Company%202013-04-30%20(Apr13)%20OpenOffice/Financialaccounts.ods'#$Admin.$E$11];['file:///C:/Users/Antony/diy/GB%20Accounts/GB%20Accounts%202012-13/GB%20Accounts%20Company%202013-04-30%20(Apr13)%20OpenOffice/Financialaccounts.ods'#$Admin.$G$11]*(1-[.M51]);[.O51]*[.R$4]/100)*(1-[.M51]);&quot; &quot;)" office:value-type="string" office:string-value=" ">
            <text:p><text:s/></text:p>
          </table:table-cell>
          <table:table-cell table:style-name="ce75" table:formula="of:=IF([.O51]&gt;0;[.O51]-[.R51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51]&gt;0;[.E51];&quot; &quot;)" office:value-type="string" office:string-value=" ">
            <text:p><text:s/></text:p>
          </table:table-cell>
          <table:table-cell table:style-name="ce54" table:formula="of:=IF([.V51]&gt;0;[.J51];&quot; &quot;)" office:value-type="string" office:string-value=" ">
            <text:p><text:s/></text:p>
          </table:table-cell>
          <table:table-cell table:style-name="ce75" table:formula="of:=IF(([.U51]+[.V51])&gt;0;IF([.V51]&lt;[.S51];([.S51]-[.V51])*(1-[.M51]);&quot; &quot;);&quot; &quot;)" office:value-type="string" office:string-value=" ">
            <text:p><text:s/></text:p>
          </table:table-cell>
          <table:table-cell table:style-name="ce75" table:formula="of:=IF(([.U51]+[.V51])&gt;0;IF([.V51]&gt;[.S51];([.V51]-[.S51])*(1-[.M51])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52]&gt;0;[.E52]-[.F52];&quot; &quot;)" office:value-type="string" office:string-value=" ">
            <text:p><text:s/></text:p>
          </table:table-cell>
          <table:table-cell table:style-name="ce70" table:formula="of:=[.H$43]" office:value-type="percentage" office:value="0.25">
            <text:p>25%</text:p>
          </table:table-cell>
          <table:table-cell table:style-name="ce54" table:formula="of:=IF([.E52]&gt;0;MIN([.E52]*[.H52];[.G52]);&quot; &quot;)" office:value-type="string" office:string-value=" ">
            <text:p><text:s/></text:p>
          </table:table-cell>
          <table:table-cell table:style-name="ce54" table:formula="of:=IF([.E52]&gt;0;[.F52]+[.I52];&quot; &quot;)" office:value-type="string" office:string-value=" ">
            <text:p><text:s/></text:p>
          </table:table-cell>
          <table:table-cell table:style-name="ce54" table:formula="of:=IF([.E52]&gt;0;[.E52]-[.J52];&quot; &quot;)" office:value-type="string" office:string-value=" ">
            <text:p><text:s/></text:p>
          </table:table-cell>
          <table:table-cell table:style-name="ce54"/>
          <table:table-cell table:style-name="ce71" office:value-type="percentage" office:value="0">
            <text:p>0%</text:p>
          </table:table-cell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52]&gt;0;IF([.O52]&gt;['file:///C:/Users/Antony/diy/GB%20Accounts/GB%20Accounts%202012-13/GB%20Accounts%20Company%202013-04-30%20(Apr13)%20OpenOffice/Financialaccounts.ods'#$Admin.$E$11];['file:///C:/Users/Antony/diy/GB%20Accounts/GB%20Accounts%202012-13/GB%20Accounts%20Company%202013-04-30%20(Apr13)%20OpenOffice/Financialaccounts.ods'#$Admin.$G$11]*(1-[.M52]);[.O52]*[.R$4]/100)*(1-[.M52]);&quot; &quot;)" office:value-type="string" office:string-value=" ">
            <text:p><text:s/></text:p>
          </table:table-cell>
          <table:table-cell table:style-name="ce75" table:formula="of:=IF([.O52]&gt;0;[.O52]-[.R52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52]&gt;0;[.E52];&quot; &quot;)" office:value-type="string" office:string-value=" ">
            <text:p><text:s/></text:p>
          </table:table-cell>
          <table:table-cell table:style-name="ce54" table:formula="of:=IF([.V52]&gt;0;[.J52];&quot; &quot;)" office:value-type="string" office:string-value=" ">
            <text:p><text:s/></text:p>
          </table:table-cell>
          <table:table-cell table:style-name="ce75" table:formula="of:=IF(([.U52]+[.V52])&gt;0;IF([.V52]&lt;[.S52];([.S52]-[.V52])*(1-[.M52]);&quot; &quot;);&quot; &quot;)" office:value-type="string" office:string-value=" ">
            <text:p><text:s/></text:p>
          </table:table-cell>
          <table:table-cell table:style-name="ce75" table:formula="of:=IF(([.U52]+[.V52])&gt;0;IF([.V52]&gt;[.S52];([.V52]-[.S52])*(1-[.M52])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53]&gt;0;[.E53]-[.F53];&quot; &quot;)" office:value-type="string" office:string-value=" ">
            <text:p><text:s/></text:p>
          </table:table-cell>
          <table:table-cell table:style-name="ce70" table:formula="of:=[.H$43]" office:value-type="percentage" office:value="0.25">
            <text:p>25%</text:p>
          </table:table-cell>
          <table:table-cell table:style-name="ce54" table:formula="of:=IF([.E53]&gt;0;MIN([.E53]*[.H53];[.G53]);&quot; &quot;)" office:value-type="string" office:string-value=" ">
            <text:p><text:s/></text:p>
          </table:table-cell>
          <table:table-cell table:style-name="ce54" table:formula="of:=IF([.E53]&gt;0;[.F53]+[.I53];&quot; &quot;)" office:value-type="string" office:string-value=" ">
            <text:p><text:s/></text:p>
          </table:table-cell>
          <table:table-cell table:style-name="ce54" table:formula="of:=IF([.E53]&gt;0;[.E53]-[.J53];&quot; &quot;)" office:value-type="string" office:string-value=" ">
            <text:p><text:s/></text:p>
          </table:table-cell>
          <table:table-cell table:style-name="ce54"/>
          <table:table-cell table:style-name="ce71" office:value-type="percentage" office:value="0">
            <text:p>0%</text:p>
          </table:table-cell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53]&gt;0;IF([.O53]&gt;['file:///C:/Users/Antony/diy/GB%20Accounts/GB%20Accounts%202012-13/GB%20Accounts%20Company%202013-04-30%20(Apr13)%20OpenOffice/Financialaccounts.ods'#$Admin.$E$11];['file:///C:/Users/Antony/diy/GB%20Accounts/GB%20Accounts%202012-13/GB%20Accounts%20Company%202013-04-30%20(Apr13)%20OpenOffice/Financialaccounts.ods'#$Admin.$G$11]*(1-[.M53]);[.O53]*[.R$4]/100)*(1-[.M53]);&quot; &quot;)" office:value-type="string" office:string-value=" ">
            <text:p><text:s/></text:p>
          </table:table-cell>
          <table:table-cell table:style-name="ce75" table:formula="of:=IF([.O53]&gt;0;[.O53]-[.R53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53]&gt;0;[.E53];&quot; &quot;)" office:value-type="string" office:string-value=" ">
            <text:p><text:s/></text:p>
          </table:table-cell>
          <table:table-cell table:style-name="ce54" table:formula="of:=IF([.V53]&gt;0;[.J53];&quot; &quot;)" office:value-type="string" office:string-value=" ">
            <text:p><text:s/></text:p>
          </table:table-cell>
          <table:table-cell table:style-name="ce75" table:formula="of:=IF(([.U53]+[.V53])&gt;0;IF([.V53]&lt;[.S53];([.S53]-[.V53])*(1-[.M53]);&quot; &quot;);&quot; &quot;)" office:value-type="string" office:string-value=" ">
            <text:p><text:s/></text:p>
          </table:table-cell>
          <table:table-cell table:style-name="ce75" table:formula="of:=IF(([.U53]+[.V53])&gt;0;IF([.V53]&gt;[.S53];([.V53]-[.S53])*(1-[.M53])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54]&gt;0;[.E54]-[.F54];&quot; &quot;)" office:value-type="string" office:string-value=" ">
            <text:p><text:s/></text:p>
          </table:table-cell>
          <table:table-cell table:style-name="ce70" table:formula="of:=[.H$43]" office:value-type="percentage" office:value="0.25">
            <text:p>25%</text:p>
          </table:table-cell>
          <table:table-cell table:style-name="ce54" table:formula="of:=IF([.E54]&gt;0;MIN([.E54]*[.H54];[.G54]);&quot; &quot;)" office:value-type="string" office:string-value=" ">
            <text:p><text:s/></text:p>
          </table:table-cell>
          <table:table-cell table:style-name="ce54" table:formula="of:=IF([.E54]&gt;0;[.F54]+[.I54];&quot; &quot;)" office:value-type="string" office:string-value=" ">
            <text:p><text:s/></text:p>
          </table:table-cell>
          <table:table-cell table:style-name="ce54" table:formula="of:=IF([.E54]&gt;0;[.E54]-[.J54];&quot; &quot;)" office:value-type="string" office:string-value=" ">
            <text:p><text:s/></text:p>
          </table:table-cell>
          <table:table-cell table:style-name="ce54"/>
          <table:table-cell table:style-name="ce71" office:value-type="percentage" office:value="0">
            <text:p>0%</text:p>
          </table:table-cell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54]&gt;0;IF([.O54]&gt;['file:///C:/Users/Antony/diy/GB%20Accounts/GB%20Accounts%202012-13/GB%20Accounts%20Company%202013-04-30%20(Apr13)%20OpenOffice/Financialaccounts.ods'#$Admin.$E$11];['file:///C:/Users/Antony/diy/GB%20Accounts/GB%20Accounts%202012-13/GB%20Accounts%20Company%202013-04-30%20(Apr13)%20OpenOffice/Financialaccounts.ods'#$Admin.$G$11]*(1-[.M54]);[.O54]*[.R$4]/100)*(1-[.M54]);&quot; &quot;)" office:value-type="string" office:string-value=" ">
            <text:p><text:s/></text:p>
          </table:table-cell>
          <table:table-cell table:style-name="ce75" table:formula="of:=IF([.O54]&gt;0;[.O54]-[.R54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54]&gt;0;[.E54];&quot; &quot;)" office:value-type="string" office:string-value=" ">
            <text:p><text:s/></text:p>
          </table:table-cell>
          <table:table-cell table:style-name="ce54" table:formula="of:=IF([.V54]&gt;0;[.J54];&quot; &quot;)" office:value-type="string" office:string-value=" ">
            <text:p><text:s/></text:p>
          </table:table-cell>
          <table:table-cell table:style-name="ce75" table:formula="of:=IF(([.U54]+[.V54])&gt;0;IF([.V54]&lt;[.S54];([.S54]-[.V54])*(1-[.M54]);&quot; &quot;);&quot; &quot;)" office:value-type="string" office:string-value=" ">
            <text:p><text:s/></text:p>
          </table:table-cell>
          <table:table-cell table:style-name="ce75" table:formula="of:=IF(([.U54]+[.V54])&gt;0;IF([.V54]&gt;[.S54];([.V54]-[.S54])*(1-[.M54])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6">
          <table:table-cell table:style-name="ce7"/>
          <table:table-cell table:style-name="ce15" table:formula="of:=IF(([.E55]-[.F55])=(['file:///C:/Users/Antony/diy/GB%20Accounts/GB%20Accounts%202012-13/GB%20Accounts%20Company%202013-04-30%20(Apr13)%20OpenOffice/Financialaccounts.ods'#$OpenAccounts.$K$13]-['file:///C:/Users/Antony/diy/GB%20Accounts/GB%20Accounts%202012-13/GB%20Accounts%20Company%202013-04-30%20(Apr13)%20OpenOffice/Financialaccounts.ods'#$OpenAccounts.$Q$13]);&quot;Existing Motor Vehicles&quot;;&quot;Check Opening Balance Sheet figures agree&quot;)" office:value-type="string" office:string-value="Existing Motor Vehicles" table:number-columns-spanned="3" table:number-rows-spanned="1">
            <text:p>Existing Motor Vehicles</text:p>
          </table:table-cell>
          <table:covered-table-cell table:number-columns-repeated="2"/>
          <table:table-cell table:style-name="ce53" table:formula="of:=SUM([.E44:.E54])" office:value-type="float" office:value="0">
            <text:p>0.00 </text:p>
          </table:table-cell>
          <table:table-cell table:style-name="ce53" table:formula="of:=SUM([.F44:.F54])" office:value-type="float" office:value="0">
            <text:p>0.00 </text:p>
          </table:table-cell>
          <table:table-cell table:style-name="ce64" table:formula="of:=SUM([.G44:.G54])" office:value-type="float" office:value="0">
            <text:p>0.00 </text:p>
          </table:table-cell>
          <table:table-cell table:style-name="ce70"/>
          <table:table-cell table:style-name="ce64" table:formula="of:=SUM([.I44:.I54])" office:value-type="float" office:value="0">
            <text:p>0.00 </text:p>
          </table:table-cell>
          <table:table-cell table:style-name="ce64" table:formula="of:=SUM([.J44:.J54])" office:value-type="float" office:value="0">
            <text:p>0.00 </text:p>
          </table:table-cell>
          <table:table-cell table:style-name="ce64" table:formula="of:=SUM([.K44:.K54])" office:value-type="float" office:value="0">
            <text:p>0.00 </text:p>
          </table:table-cell>
          <table:table-cell table:style-name="ce54"/>
          <table:table-cell table:style-name="ce78"/>
          <table:table-cell table:style-name="ce54"/>
          <table:table-cell table:style-name="ce64" table:formula="of:=SUM([.O44:.O54])" office:value-type="float" office:value="0">
            <text:p>0.00 </text:p>
          </table:table-cell>
          <table:table-cell table:style-name="ce39"/>
          <table:table-cell table:style-name="ce64" table:formula="of:=SUM([.Q44:.Q54])" office:value-type="float" office:value="0">
            <text:p>0.00 </text:p>
          </table:table-cell>
          <table:table-cell table:style-name="ce64" table:formula="of:=SUM([.R44:.R54])" office:value-type="float" office:value="0">
            <text:p>0.00 </text:p>
          </table:table-cell>
          <table:table-cell table:style-name="ce64" table:formula="of:=SUM([.S44:.S54])" office:value-type="float" office:value="0">
            <text:p>0.00 </text:p>
          </table:table-cell>
          <table:table-cell table:style-name="ce54"/>
          <table:table-cell table:style-name="ce19"/>
          <table:table-cell table:style-name="ce53" table:formula="of:=SUM([.V44:.V54])" office:value-type="float" office:value="0">
            <text:p>0.00 </text:p>
          </table:table-cell>
          <table:table-cell table:style-name="ce64" table:formula="of:=SUM([.W44:.W54])" office:value-type="float" office:value="0">
            <text:p>0.00 </text:p>
          </table:table-cell>
          <table:table-cell table:style-name="ce64" table:formula="of:=SUM([.X44:.X54])" office:value-type="float" office:value="0">
            <text:p>0.00 </text:p>
          </table:table-cell>
          <table:table-cell table:style-name="ce64" table:formula="of:=SUM([.Y44:.Y54])" office:value-type="float" office:value="0">
            <text:p>0.00 </text:p>
          </table:table-cell>
          <table:table-cell table:style-name="ce64" table:formula="of:=SUM([.Z44:.Z54])" office:value-type="float" office:value="0">
            <text:p>0.00 </text:p>
          </table:table-cell>
          <table:table-cell table:style-name="ce96"/>
          <table:table-cell table:number-columns-repeated="997"/>
        </table:table-row>
        <table:table-row table:style-name="ro4">
          <table:table-cell table:style-name="ce7"/>
          <table:table-cell table:style-name="ce19"/>
          <table:table-cell table:style-name="ce29"/>
          <table:table-cell table:style-name="ce39"/>
          <table:table-cell table:style-name="ce54" table:number-columns-repeated="3"/>
          <table:table-cell table:style-name="ce70"/>
          <table:table-cell table:style-name="ce54" table:number-columns-repeated="4"/>
          <table:table-cell table:style-name="ce70"/>
          <table:table-cell table:style-name="ce54"/>
          <table:table-cell table:style-name="ce75"/>
          <table:table-cell table:style-name="ce85"/>
          <table:table-cell table:style-name="ce75" table:number-columns-repeated="4"/>
          <table:table-cell table:style-name="ce19"/>
          <table:table-cell table:style-name="ce54"/>
          <table:table-cell table:style-name="ce75" table:number-columns-repeated="4"/>
          <table:table-cell table:style-name="ce96"/>
          <table:table-cell table:number-columns-repeated="997"/>
        </table:table-row>
        <table:table-row table:style-name="ro1">
          <table:table-cell table:style-name="ce7"/>
          <table:table-cell table:style-name="ce12" table:formula="of:=[.B6]" office:value-type="string" office:string-value="EXISTING FIXED ASSETS AT " table:number-columns-spanned="2" table:number-rows-spanned="1">
            <text:p>EXISTING FIXED ASSETS AT </text:p>
          </table:table-cell>
          <table:covered-table-cell/>
          <table:table-cell table:style-name="ce41" table:formula="of:=[.D6]" office:value-type="date" office:date-value="2012-05-01">
            <text:p>01-May-12</text:p>
          </table:table-cell>
          <table:table-cell table:style-name="ce55" table:formula="of:=[.E11]+[.E22]+[.E30]+[.E41]+[.E55]" office:value-type="float" office:value="0">
            <text:p>0.00 </text:p>
          </table:table-cell>
          <table:table-cell table:style-name="ce55" table:formula="of:=[.F11]+[.F22]+[.F30]+[.F41]+[.F55]" office:value-type="float" office:value="0">
            <text:p>0.00 </text:p>
          </table:table-cell>
          <table:table-cell table:style-name="ce55" table:formula="of:=[.G11]+[.G22]+[.G30]+[.G41]+[.G55]" office:value-type="float" office:value="0">
            <text:p>0.00 </text:p>
          </table:table-cell>
          <table:table-cell table:style-name="ce70"/>
          <table:table-cell table:style-name="ce55" table:formula="of:=[.I11]+[.I22]+[.I30]+[.I41]+[.I55]" office:value-type="float" office:value="0">
            <text:p>0.00 </text:p>
          </table:table-cell>
          <table:table-cell table:style-name="ce55" table:formula="of:=[.J11]+[.J22]+[.J30]+[.J41]+[.J55]" office:value-type="float" office:value="0">
            <text:p>0.00 </text:p>
          </table:table-cell>
          <table:table-cell table:style-name="ce55" table:formula="of:=[.K11]+[.K22]+[.K30]+[.K41]+[.K55]" office:value-type="float" office:value="0">
            <text:p>0.00 </text:p>
          </table:table-cell>
          <table:table-cell table:style-name="ce54"/>
          <table:table-cell table:style-name="ce70"/>
          <table:table-cell table:style-name="ce54"/>
          <table:table-cell table:style-name="ce55" table:formula="of:=[.O11]+[.O22]+[.O30]+[.O41]+[.O55]" office:value-type="float" office:value="0">
            <text:p>0.00 </text:p>
          </table:table-cell>
          <table:table-cell table:style-name="ce39"/>
          <table:table-cell table:style-name="ce55" table:formula="of:=[.Q11]+[.Q22]+[.Q30]+[.Q41]+[.Q55]" office:value-type="float" office:value="0">
            <text:p>0.00 </text:p>
          </table:table-cell>
          <table:table-cell table:style-name="ce55" table:formula="of:=[.R11]+[.R22]+[.R30]+[.R41]+[.R55]" office:value-type="float" office:value="0">
            <text:p>0.00 </text:p>
          </table:table-cell>
          <table:table-cell table:style-name="ce55" table:formula="of:=[.S11]+[.S22]+[.S30]+[.S41]+[.S55]" office:value-type="float" office:value="0">
            <text:p>0.00 </text:p>
          </table:table-cell>
          <table:table-cell table:style-name="ce75"/>
          <table:table-cell table:style-name="ce19"/>
          <table:table-cell table:style-name="ce55" table:formula="of:=[.V11]+[.V22]+[.V30]+[.V41]+[.V55]" office:value-type="float" office:value="0">
            <text:p>0.00 </text:p>
          </table:table-cell>
          <table:table-cell table:style-name="ce55" table:formula="of:=[.W11]+[.W22]+[.W30]+[.W41]+[.W55]" office:value-type="float" office:value="0">
            <text:p>0.00 </text:p>
          </table:table-cell>
          <table:table-cell table:style-name="ce55" table:formula="of:=[.X11]+[.X22]+[.X30]+[.X41]+[.X55]" office:value-type="float" office:value="0">
            <text:p>0.00 </text:p>
          </table:table-cell>
          <table:table-cell table:style-name="ce55" table:formula="of:=[.Y11]+[.Y22]+[.Y30]+[.Y41]+[.Y55]" office:value-type="float" office:value="0">
            <text:p>0.00 </text:p>
          </table:table-cell>
          <table:table-cell table:style-name="ce55" table:formula="of:=[.Z11]+[.Z22]+[.Z30]+[.Z41]+[.Z55]" office:value-type="float" office:value="0">
            <text:p>0.00 </text:p>
          </table:table-cell>
          <table:table-cell table:style-name="ce96"/>
          <table:table-cell table:number-columns-repeated="997"/>
        </table:table-row>
        <table:table-row table:style-name="ro7">
          <table:table-cell table:style-name="ce7"/>
          <table:table-cell table:style-name="ce20"/>
          <table:table-cell table:style-name="ce30"/>
          <table:table-cell table:style-name="ce42"/>
          <table:table-cell table:style-name="ce54" table:number-columns-repeated="3"/>
          <table:table-cell table:style-name="ce70"/>
          <table:table-cell table:style-name="ce54" table:number-columns-repeated="4"/>
          <table:table-cell table:style-name="ce70"/>
          <table:table-cell table:style-name="ce54"/>
          <table:table-cell table:style-name="ce75"/>
          <table:table-cell table:style-name="ce85"/>
          <table:table-cell table:style-name="ce75" table:number-columns-repeated="4"/>
          <table:table-cell table:style-name="ce19"/>
          <table:table-cell table:style-name="ce54" table:number-columns-repeated="3"/>
          <table:table-cell table:style-name="ce75" table:number-columns-repeated="2"/>
          <table:table-cell table:style-name="ce96"/>
          <table:table-cell table:number-columns-repeated="997"/>
        </table:table-row>
        <table:table-row table:style-name="ro1">
          <table:table-cell table:style-name="ce7"/>
          <table:table-cell table:style-name="ce21" office:value-type="string" table:number-columns-spanned="2" table:number-rows-spanned="1">
            <text:p>NEW FIXED ASSETS Bought This Year</text:p>
          </table:table-cell>
          <table:covered-table-cell/>
          <table:table-cell table:style-name="ce43" table:formula="of:=[.D57]" office:value-type="date" office:date-value="2012-05-01">
            <text:p>01-May-12</text:p>
          </table:table-cell>
          <table:table-cell table:style-name="ce56" office:value-type="string">
            <text:p>to</text:p>
          </table:table-cell>
          <table:table-cell table:style-name="ce62" table:formula="of:=[.J4]" office:value-type="date" office:date-value="2013-04-30">
            <text:p>30-Apr-13</text:p>
          </table:table-cell>
          <table:table-cell table:style-name="ce63"/>
          <table:table-cell table:style-name="ce70"/>
          <table:table-cell table:style-name="ce75" table:number-columns-repeated="4"/>
          <table:table-cell table:style-name="ce70"/>
          <table:table-cell table:style-name="ce75" table:number-columns-repeated="2"/>
          <table:table-cell table:style-name="ce85"/>
          <table:table-cell table:style-name="ce75" table:number-columns-repeated="4"/>
          <table:table-cell table:style-name="ce19"/>
          <table:table-cell table:style-name="ce54" table:number-columns-repeated="3"/>
          <table:table-cell table:style-name="ce75" table:number-columns-repeated="2"/>
          <table:table-cell table:style-name="ce96"/>
          <table:table-cell table:number-columns-repeated="997"/>
        </table:table-row>
        <table:table-row table:style-name="ro3">
          <table:table-cell table:style-name="ce7"/>
          <table:table-cell table:style-name="ce13" office:value-type="string" table:number-columns-spanned="2" table:number-rows-spanned="1">
            <text:p>Land &amp; Property</text:p>
          </table:table-cell>
          <table:covered-table-cell/>
          <table:table-cell table:style-name="ce36"/>
          <table:table-cell table:style-name="ce51"/>
          <table:table-cell table:style-name="ce63" table:number-columns-repeated="2"/>
          <table:table-cell table:style-name="ce72" table:formula="of:=[.H$7]" office:value-type="percentage" office:value="0">
            <text:p>0%</text:p>
          </table:table-cell>
          <table:table-cell table:style-name="ce51" table:number-columns-repeated="4"/>
          <table:table-cell table:style-name="ce70"/>
          <table:table-cell table:style-name="ce51"/>
          <table:table-cell table:style-name="ce75"/>
          <table:table-cell table:style-name="ce85"/>
          <table:table-cell table:style-name="ce75" table:number-columns-repeated="4"/>
          <table:table-cell table:style-name="ce19"/>
          <table:table-cell table:style-name="ce54" table:number-columns-repeated="3"/>
          <table:table-cell table:style-name="ce75" table:number-columns-repeated="2"/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60]" office:value-type="percentage" office:value="0">
            <text:p>0%</text:p>
          </table:table-cell>
          <table:table-cell table:style-name="ce54" table:formula="of:=IF([.E61]&gt;0;MIN([.E61]*[.H61];[.G61]);&quot; &quot;)" office:value-type="string" office:string-value=" ">
            <text:p><text:s/></text:p>
          </table:table-cell>
          <table:table-cell table:style-name="ce54" table:formula="of:=IF([.E61]&gt;0;[.F61]+[.I61];&quot; &quot;)" office:value-type="string" office:string-value=" ">
            <text:p><text:s/></text:p>
          </table:table-cell>
          <table:table-cell table:style-name="ce54" table:formula="of:=IF([.E61]&gt;0;[.E61]-[.J61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/>
          <table:table-cell table:style-name="ce75" table:number-columns-repeated="4"/>
          <table:table-cell table:style-name="ce14"/>
          <table:table-cell table:style-name="ce52"/>
          <table:table-cell table:style-name="ce54" table:formula="of:=IF([.V61]&gt;0;[.E61];&quot; &quot;)" office:value-type="string" office:string-value=" ">
            <text:p><text:s/></text:p>
          </table:table-cell>
          <table:table-cell table:style-name="ce54" table:formula="of:=IF([.V61]&gt;0;[.J61];&quot; &quot;)" office:value-type="string" office:string-value=" ">
            <text:p><text:s/></text:p>
          </table:table-cell>
          <table:table-cell table:style-name="ce75" table:number-columns-repeated="2"/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60]" office:value-type="percentage" office:value="0">
            <text:p>0%</text:p>
          </table:table-cell>
          <table:table-cell table:style-name="ce54" table:formula="of:=IF([.E62]&gt;0;MIN([.E62]*[.H62];[.G62]);&quot; &quot;)" office:value-type="string" office:string-value=" ">
            <text:p><text:s/></text:p>
          </table:table-cell>
          <table:table-cell table:style-name="ce54" table:formula="of:=IF([.E62]&gt;0;[.F62]+[.I62];&quot; &quot;)" office:value-type="string" office:string-value=" ">
            <text:p><text:s/></text:p>
          </table:table-cell>
          <table:table-cell table:style-name="ce54" table:formula="of:=IF([.E62]&gt;0;[.E62]-[.J62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/>
          <table:table-cell table:style-name="ce75" table:number-columns-repeated="4"/>
          <table:table-cell table:style-name="ce14"/>
          <table:table-cell table:style-name="ce52"/>
          <table:table-cell table:style-name="ce54" table:formula="of:=IF([.V62]&gt;0;[.E62];&quot; &quot;)" office:value-type="string" office:string-value=" ">
            <text:p><text:s/></text:p>
          </table:table-cell>
          <table:table-cell table:style-name="ce54" table:formula="of:=IF([.V62]&gt;0;[.J62];&quot; &quot;)" office:value-type="string" office:string-value=" ">
            <text:p><text:s/></text:p>
          </table:table-cell>
          <table:table-cell table:style-name="ce75" table:number-columns-repeated="2"/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60]" office:value-type="percentage" office:value="0">
            <text:p>0%</text:p>
          </table:table-cell>
          <table:table-cell table:style-name="ce54" table:formula="of:=IF([.E63]&gt;0;MIN([.E63]*[.H63];[.G63]);&quot; &quot;)" office:value-type="string" office:string-value=" ">
            <text:p><text:s/></text:p>
          </table:table-cell>
          <table:table-cell table:style-name="ce54" table:formula="of:=IF([.E63]&gt;0;[.F63]+[.I63];&quot; &quot;)" office:value-type="string" office:string-value=" ">
            <text:p><text:s/></text:p>
          </table:table-cell>
          <table:table-cell table:style-name="ce54" table:formula="of:=IF([.E63]&gt;0;[.E63]-[.J63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/>
          <table:table-cell table:style-name="ce75" table:number-columns-repeated="4"/>
          <table:table-cell table:style-name="ce14"/>
          <table:table-cell table:style-name="ce52"/>
          <table:table-cell table:style-name="ce54" table:formula="of:=IF([.V63]&gt;0;[.E63];&quot; &quot;)" office:value-type="string" office:string-value=" ">
            <text:p><text:s/></text:p>
          </table:table-cell>
          <table:table-cell table:style-name="ce54" table:formula="of:=IF([.V63]&gt;0;[.J63];&quot; &quot;)" office:value-type="string" office:string-value=" ">
            <text:p><text:s/></text:p>
          </table:table-cell>
          <table:table-cell table:style-name="ce75" table:number-columns-repeated="2"/>
          <table:table-cell table:style-name="ce96"/>
          <table:table-cell table:number-columns-repeated="997"/>
        </table:table-row>
        <table:table-row table:style-name="ro6">
          <table:table-cell table:style-name="ce7"/>
          <table:table-cell table:style-name="ce15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53" table:formula="of:=SUM([.E61:.E63])" office:value-type="float" office:value="0">
            <text:p>0.00 </text:p>
          </table:table-cell>
          <table:table-cell table:style-name="ce64" table:formula="of:=SUM([.F61:.F63])" office:value-type="float" office:value="0">
            <text:p>0.00 </text:p>
          </table:table-cell>
          <table:table-cell table:style-name="ce64" table:formula="of:=SUM([.G61:.G63])" office:value-type="float" office:value="0">
            <text:p>0.00 </text:p>
          </table:table-cell>
          <table:table-cell table:style-name="ce70"/>
          <table:table-cell table:style-name="ce64" table:formula="of:=SUM([.I61:.I63])" office:value-type="float" office:value="0">
            <text:p>0.00 </text:p>
          </table:table-cell>
          <table:table-cell table:style-name="ce64" table:formula="of:=SUM([.J61:.J63])" office:value-type="float" office:value="0">
            <text:p>0.00 </text:p>
          </table:table-cell>
          <table:table-cell table:style-name="ce64" table:formula="of:=SUM([.K61:.K63])" office:value-type="float" office:value="0">
            <text:p>0.00 </text:p>
          </table:table-cell>
          <table:table-cell table:style-name="ce54"/>
          <table:table-cell table:style-name="ce70"/>
          <table:table-cell table:style-name="ce54"/>
          <table:table-cell table:style-name="ce64" table:formula="of:=SUM([.O61:.O63])" office:value-type="float" office:value="0">
            <text:p>0.00 </text:p>
          </table:table-cell>
          <table:table-cell table:style-name="ce86"/>
          <table:table-cell table:style-name="ce64" table:formula="of:=SUM([.Q61:.Q63])" office:value-type="float" office:value="0">
            <text:p>0.00 </text:p>
          </table:table-cell>
          <table:table-cell table:style-name="ce64" table:formula="of:=SUM([.R61:.R63])" office:value-type="float" office:value="0">
            <text:p>0.00 </text:p>
          </table:table-cell>
          <table:table-cell table:style-name="ce64" table:formula="of:=SUM([.S61:.S63])" office:value-type="float" office:value="0">
            <text:p>0.00 </text:p>
          </table:table-cell>
          <table:table-cell table:style-name="ce75"/>
          <table:table-cell table:style-name="ce19"/>
          <table:table-cell table:style-name="ce53" table:formula="of:=SUM([.V61:.V63])" office:value-type="float" office:value="0">
            <text:p>0.00 </text:p>
          </table:table-cell>
          <table:table-cell table:style-name="ce64" table:formula="of:=SUM([.W61:.W63])" office:value-type="float" office:value="0">
            <text:p>0.00 </text:p>
          </table:table-cell>
          <table:table-cell table:style-name="ce64" table:formula="of:=SUM([.X61:.X63])" office:value-type="float" office:value="0">
            <text:p>0.00 </text:p>
          </table:table-cell>
          <table:table-cell table:style-name="ce64" table:formula="of:=SUM([.Y61:.Y63])" office:value-type="float" office:value="0">
            <text:p>0.00 </text:p>
          </table:table-cell>
          <table:table-cell table:style-name="ce64" table:formula="of:=SUM([.Z61:.Z63])" office:value-type="float" office:value="0">
            <text:p>0.00 </text:p>
          </table:table-cell>
          <table:table-cell table:style-name="ce96"/>
          <table:table-cell table:number-columns-repeated="997"/>
        </table:table-row>
        <table:table-row table:style-name="ro4">
          <table:table-cell table:style-name="ce7"/>
          <table:table-cell table:style-name="ce16"/>
          <table:table-cell table:style-name="ce28"/>
          <table:table-cell table:style-name="ce38"/>
          <table:table-cell table:style-name="ce54" table:number-columns-repeated="3"/>
          <table:table-cell table:style-name="ce70"/>
          <table:table-cell table:style-name="ce54" table:number-columns-repeated="4"/>
          <table:table-cell table:style-name="ce70"/>
          <table:table-cell table:style-name="ce54" table:number-columns-repeated="2"/>
          <table:table-cell table:style-name="ce39"/>
          <table:table-cell table:style-name="ce54" table:number-columns-repeated="3"/>
          <table:table-cell table:style-name="ce75"/>
          <table:table-cell table:style-name="ce19"/>
          <table:table-cell table:style-name="ce54" table:number-columns-repeated="5"/>
          <table:table-cell table:style-name="ce96"/>
          <table:table-cell table:number-columns-repeated="997"/>
        </table:table-row>
        <table:table-row table:style-name="ro2">
          <table:table-cell table:style-name="ce7"/>
          <table:table-cell table:style-name="ce17" office:value-type="string" table:number-columns-spanned="2" table:number-rows-spanned="1">
            <text:p>Plant &amp; Machinery</text:p>
          </table:table-cell>
          <table:covered-table-cell/>
          <table:table-cell table:style-name="ce39"/>
          <table:table-cell table:style-name="ce54" table:number-columns-repeated="3"/>
          <table:table-cell table:style-name="ce73" table:formula="of:=[.H$13]" office:value-type="percentage" office:value="0.1">
            <text:p>10%</text:p>
          </table:table-cell>
          <table:table-cell table:style-name="ce54" table:number-columns-repeated="4"/>
          <table:table-cell table:style-name="ce70"/>
          <table:table-cell table:style-name="ce54"/>
          <table:table-cell table:style-name="ce75"/>
          <table:table-cell table:style-name="ce85"/>
          <table:table-cell table:style-name="ce75" table:number-columns-repeated="4"/>
          <table:table-cell table:style-name="ce19"/>
          <table:table-cell table:style-name="ce54" table:number-columns-repeated="3"/>
          <table:table-cell table:style-name="ce75" table:number-columns-repeated="2"/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style-name="ce52"/>
          <table:table-cell table:number-columns-repeated="2" table:style-name="ce54"/>
          <table:table-cell table:style-name="ce70" table:formula="of:=[.H$66]" office:value-type="percentage" office:value="0.1">
            <text:p>10%</text:p>
          </table:table-cell>
          <table:table-cell table:style-name="ce54" table:formula="of:=IF([.E67]&gt;0;MIN([.E67]*[.H67];[.G67]);&quot; &quot;)" office:value-type="string" office:string-value=" ">
            <text:p><text:s/></text:p>
          </table:table-cell>
          <table:table-cell table:style-name="ce54" table:formula="of:=IF([.E67]&gt;0;[.F67]+[.I67];&quot; &quot;)" office:value-type="string" office:string-value=" ">
            <text:p><text:s/></text:p>
          </table:table-cell>
          <table:table-cell table:style-name="ce54" table:formula="of:=IF([.E67]&gt;0;[.E67]-[.J67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 table:formula="of:=IF([.B67]&gt;0;IF([.B67]&gt;['file:///C:/Users/Antony/diy/GB%20Accounts/GB%20Accounts%202012-13/GB%20Accounts%20Company%202013-04-30%20(Apr13)%20OpenOffice/Financialaccounts.ods'#$Admin.$N$11];['file:///C:/Users/Antony/diy/GB%20Accounts/GB%20Accounts%202012-13/GB%20Accounts%20Company%202013-04-30%20(Apr13)%20OpenOffice/Financialaccounts.ods'#$Admin.$G$7];['file:///C:/Users/Antony/diy/GB%20Accounts/GB%20Accounts%202012-13/GB%20Accounts%20Company%202013-04-30%20(Apr13)%20OpenOffice/Financialaccounts.ods'#$Admin.$G$5]);['file:///C:/Users/Antony/diy/GB%20Accounts/GB%20Accounts%202012-13/GB%20Accounts%20Company%202013-04-30%20(Apr13)%20OpenOffice/Financialaccounts.ods'#$Admin.$G$5])" office:value-type="float" office:value="100">
            <text:p>100</text:p>
          </table:table-cell>
          <table:table-cell table:style-name="ce75" table:formula="of:=IF([.E67]&gt;0;[.E67]*[.P67]/100;&quot; &quot;)" office:value-type="string" office:string-value=" ">
            <text:p><text:s/></text:p>
          </table:table-cell>
          <table:table-cell table:style-name="ce75"/>
          <table:table-cell table:style-name="ce75" table:formula="of:=IF([.E67]&gt;0;[.E67]-[.Q67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67]&gt;0;[.E67];&quot; &quot;)" office:value-type="string" office:string-value=" ">
            <text:p><text:s/></text:p>
          </table:table-cell>
          <table:table-cell table:style-name="ce54" table:formula="of:=IF([.V67]&gt;0;[.J67];&quot; &quot;)" office:value-type="string" office:string-value=" ">
            <text:p><text:s/></text:p>
          </table:table-cell>
          <table:table-cell table:style-name="ce75" table:formula="of:=IF(([.U67]+[.V67])&gt;0;IF([.V67]&lt;[.S67];[.S67]-[.V67];&quot; &quot;);&quot; &quot;)" office:value-type="string" office:string-value=" ">
            <text:p><text:s/></text:p>
          </table:table-cell>
          <table:table-cell table:style-name="ce75" table:formula="of:=IF(([.U67]+[.V67])&gt;0;IF([.V67]&gt;[.S67];[.V67]-[.S67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style-name="ce52"/>
          <table:table-cell table:number-columns-repeated="2" table:style-name="ce54"/>
          <table:table-cell table:style-name="ce70" table:formula="of:=[.H$66]" office:value-type="percentage" office:value="0.1">
            <text:p>10%</text:p>
          </table:table-cell>
          <table:table-cell table:style-name="ce54" table:formula="of:=IF([.E68]&gt;0;MIN([.E68]*[.H68];[.G68]);&quot; &quot;)" office:value-type="string" office:string-value=" ">
            <text:p><text:s/></text:p>
          </table:table-cell>
          <table:table-cell table:style-name="ce54" table:formula="of:=IF([.E68]&gt;0;[.F68]+[.I68];&quot; &quot;)" office:value-type="string" office:string-value=" ">
            <text:p><text:s/></text:p>
          </table:table-cell>
          <table:table-cell table:style-name="ce54" table:formula="of:=IF([.E68]&gt;0;[.E68]-[.J68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 table:formula="of:=IF([.B68]&gt;0;IF([.B68]&gt;['file:///C:/Users/Antony/diy/GB%20Accounts/GB%20Accounts%202012-13/GB%20Accounts%20Company%202013-04-30%20(Apr13)%20OpenOffice/Financialaccounts.ods'#$Admin.$N$11];['file:///C:/Users/Antony/diy/GB%20Accounts/GB%20Accounts%202012-13/GB%20Accounts%20Company%202013-04-30%20(Apr13)%20OpenOffice/Financialaccounts.ods'#$Admin.$G$7];['file:///C:/Users/Antony/diy/GB%20Accounts/GB%20Accounts%202012-13/GB%20Accounts%20Company%202013-04-30%20(Apr13)%20OpenOffice/Financialaccounts.ods'#$Admin.$G$5]);['file:///C:/Users/Antony/diy/GB%20Accounts/GB%20Accounts%202012-13/GB%20Accounts%20Company%202013-04-30%20(Apr13)%20OpenOffice/Financialaccounts.ods'#$Admin.$G$5])" office:value-type="float" office:value="100">
            <text:p>100</text:p>
          </table:table-cell>
          <table:table-cell table:style-name="ce75" table:formula="of:=IF([.E68]&gt;0;[.E68]*[.P68]/100;&quot; &quot;)" office:value-type="string" office:string-value=" ">
            <text:p><text:s/></text:p>
          </table:table-cell>
          <table:table-cell table:style-name="ce75"/>
          <table:table-cell table:style-name="ce75" table:formula="of:=IF([.E68]&gt;0;[.E68]-[.Q68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68]&gt;0;[.E68];&quot; &quot;)" office:value-type="string" office:string-value=" ">
            <text:p><text:s/></text:p>
          </table:table-cell>
          <table:table-cell table:style-name="ce54" table:formula="of:=IF([.V68]&gt;0;[.J68];&quot; &quot;)" office:value-type="string" office:string-value=" ">
            <text:p><text:s/></text:p>
          </table:table-cell>
          <table:table-cell table:style-name="ce75" table:formula="of:=IF(([.U68]+[.V68])&gt;0;IF([.V68]&lt;[.S68];[.S68]-[.V68];&quot; &quot;);&quot; &quot;)" office:value-type="string" office:string-value=" ">
            <text:p><text:s/></text:p>
          </table:table-cell>
          <table:table-cell table:style-name="ce75" table:formula="of:=IF(([.U68]+[.V68])&gt;0;IF([.V68]&gt;[.S68];[.V68]-[.S68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style-name="ce52"/>
          <table:table-cell table:number-columns-repeated="2" table:style-name="ce54"/>
          <table:table-cell table:style-name="ce70" table:formula="of:=[.H$66]" office:value-type="percentage" office:value="0.1">
            <text:p>10%</text:p>
          </table:table-cell>
          <table:table-cell table:style-name="ce54" table:formula="of:=IF([.E69]&gt;0;MIN([.E69]*[.H69];[.G69]);&quot; &quot;)" office:value-type="string" office:string-value=" ">
            <text:p><text:s/></text:p>
          </table:table-cell>
          <table:table-cell table:style-name="ce54" table:formula="of:=IF([.E69]&gt;0;[.F69]+[.I69];&quot; &quot;)" office:value-type="string" office:string-value=" ">
            <text:p><text:s/></text:p>
          </table:table-cell>
          <table:table-cell table:style-name="ce54" table:formula="of:=IF([.E69]&gt;0;[.E69]-[.J69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 table:formula="of:=IF([.B69]&gt;0;IF([.B69]&gt;['file:///C:/Users/Antony/diy/GB%20Accounts/GB%20Accounts%202012-13/GB%20Accounts%20Company%202013-04-30%20(Apr13)%20OpenOffice/Financialaccounts.ods'#$Admin.$N$11];['file:///C:/Users/Antony/diy/GB%20Accounts/GB%20Accounts%202012-13/GB%20Accounts%20Company%202013-04-30%20(Apr13)%20OpenOffice/Financialaccounts.ods'#$Admin.$G$7];['file:///C:/Users/Antony/diy/GB%20Accounts/GB%20Accounts%202012-13/GB%20Accounts%20Company%202013-04-30%20(Apr13)%20OpenOffice/Financialaccounts.ods'#$Admin.$G$5]);['file:///C:/Users/Antony/diy/GB%20Accounts/GB%20Accounts%202012-13/GB%20Accounts%20Company%202013-04-30%20(Apr13)%20OpenOffice/Financialaccounts.ods'#$Admin.$G$5])" office:value-type="float" office:value="100">
            <text:p>100</text:p>
          </table:table-cell>
          <table:table-cell table:style-name="ce75" table:formula="of:=IF([.E69]&gt;0;[.E69]*[.P69]/100;&quot; &quot;)" office:value-type="string" office:string-value=" ">
            <text:p><text:s/></text:p>
          </table:table-cell>
          <table:table-cell table:style-name="ce75"/>
          <table:table-cell table:style-name="ce75" table:formula="of:=IF([.E69]&gt;0;[.E69]-[.Q69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69]&gt;0;[.E69];&quot; &quot;)" office:value-type="string" office:string-value=" ">
            <text:p><text:s/></text:p>
          </table:table-cell>
          <table:table-cell table:style-name="ce54" table:formula="of:=IF([.V69]&gt;0;[.J69];&quot; &quot;)" office:value-type="string" office:string-value=" ">
            <text:p><text:s/></text:p>
          </table:table-cell>
          <table:table-cell table:style-name="ce75" table:formula="of:=IF(([.U69]+[.V69])&gt;0;IF([.V69]&lt;[.S69];[.S69]-[.V69];&quot; &quot;);&quot; &quot;)" office:value-type="string" office:string-value=" ">
            <text:p><text:s/></text:p>
          </table:table-cell>
          <table:table-cell table:style-name="ce75" table:formula="of:=IF(([.U69]+[.V69])&gt;0;IF([.V69]&gt;[.S69];[.V69]-[.S69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style-name="ce52"/>
          <table:table-cell table:number-columns-repeated="2" table:style-name="ce54"/>
          <table:table-cell table:style-name="ce70" table:formula="of:=[.H$66]" office:value-type="percentage" office:value="0.1">
            <text:p>10%</text:p>
          </table:table-cell>
          <table:table-cell table:style-name="ce54" table:formula="of:=IF([.E70]&gt;0;MIN([.E70]*[.H70];[.G70]);&quot; &quot;)" office:value-type="string" office:string-value=" ">
            <text:p><text:s/></text:p>
          </table:table-cell>
          <table:table-cell table:style-name="ce54" table:formula="of:=IF([.E70]&gt;0;[.F70]+[.I70];&quot; &quot;)" office:value-type="string" office:string-value=" ">
            <text:p><text:s/></text:p>
          </table:table-cell>
          <table:table-cell table:style-name="ce54" table:formula="of:=IF([.E70]&gt;0;[.E70]-[.J70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 table:formula="of:=IF([.B70]&gt;0;IF([.B70]&gt;['file:///C:/Users/Antony/diy/GB%20Accounts/GB%20Accounts%202012-13/GB%20Accounts%20Company%202013-04-30%20(Apr13)%20OpenOffice/Financialaccounts.ods'#$Admin.$N$11];['file:///C:/Users/Antony/diy/GB%20Accounts/GB%20Accounts%202012-13/GB%20Accounts%20Company%202013-04-30%20(Apr13)%20OpenOffice/Financialaccounts.ods'#$Admin.$G$7];['file:///C:/Users/Antony/diy/GB%20Accounts/GB%20Accounts%202012-13/GB%20Accounts%20Company%202013-04-30%20(Apr13)%20OpenOffice/Financialaccounts.ods'#$Admin.$G$5]);['file:///C:/Users/Antony/diy/GB%20Accounts/GB%20Accounts%202012-13/GB%20Accounts%20Company%202013-04-30%20(Apr13)%20OpenOffice/Financialaccounts.ods'#$Admin.$G$5])" office:value-type="float" office:value="100">
            <text:p>100</text:p>
          </table:table-cell>
          <table:table-cell table:style-name="ce75" table:formula="of:=IF([.E70]&gt;0;[.E70]*[.P70]/100;&quot; &quot;)" office:value-type="string" office:string-value=" ">
            <text:p><text:s/></text:p>
          </table:table-cell>
          <table:table-cell table:style-name="ce75"/>
          <table:table-cell table:style-name="ce75" table:formula="of:=IF([.E70]&gt;0;[.E70]-[.Q70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70]&gt;0;[.E70];&quot; &quot;)" office:value-type="string" office:string-value=" ">
            <text:p><text:s/></text:p>
          </table:table-cell>
          <table:table-cell table:style-name="ce54" table:formula="of:=IF([.V70]&gt;0;[.J70];&quot; &quot;)" office:value-type="string" office:string-value=" ">
            <text:p><text:s/></text:p>
          </table:table-cell>
          <table:table-cell table:style-name="ce75" table:formula="of:=IF(([.U70]+[.V70])&gt;0;IF([.V70]&lt;[.S70];[.S70]-[.V70];&quot; &quot;);&quot; &quot;)" office:value-type="string" office:string-value=" ">
            <text:p><text:s/></text:p>
          </table:table-cell>
          <table:table-cell table:style-name="ce75" table:formula="of:=IF(([.U70]+[.V70])&gt;0;IF([.V70]&gt;[.S70];[.V70]-[.S70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style-name="ce52"/>
          <table:table-cell table:number-columns-repeated="2" table:style-name="ce54"/>
          <table:table-cell table:style-name="ce70" table:formula="of:=[.H$66]" office:value-type="percentage" office:value="0.1">
            <text:p>10%</text:p>
          </table:table-cell>
          <table:table-cell table:style-name="ce54" table:formula="of:=IF([.E71]&gt;0;MIN([.E71]*[.H71];[.G71]);&quot; &quot;)" office:value-type="string" office:string-value=" ">
            <text:p><text:s/></text:p>
          </table:table-cell>
          <table:table-cell table:style-name="ce54" table:formula="of:=IF([.E71]&gt;0;[.F71]+[.I71];&quot; &quot;)" office:value-type="string" office:string-value=" ">
            <text:p><text:s/></text:p>
          </table:table-cell>
          <table:table-cell table:style-name="ce54" table:formula="of:=IF([.E71]&gt;0;[.E71]-[.J71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 table:formula="of:=IF([.B71]&gt;0;IF([.B71]&gt;['file:///C:/Users/Antony/diy/GB%20Accounts/GB%20Accounts%202012-13/GB%20Accounts%20Company%202013-04-30%20(Apr13)%20OpenOffice/Financialaccounts.ods'#$Admin.$N$11];['file:///C:/Users/Antony/diy/GB%20Accounts/GB%20Accounts%202012-13/GB%20Accounts%20Company%202013-04-30%20(Apr13)%20OpenOffice/Financialaccounts.ods'#$Admin.$G$7];['file:///C:/Users/Antony/diy/GB%20Accounts/GB%20Accounts%202012-13/GB%20Accounts%20Company%202013-04-30%20(Apr13)%20OpenOffice/Financialaccounts.ods'#$Admin.$G$5]);['file:///C:/Users/Antony/diy/GB%20Accounts/GB%20Accounts%202012-13/GB%20Accounts%20Company%202013-04-30%20(Apr13)%20OpenOffice/Financialaccounts.ods'#$Admin.$G$5])" office:value-type="float" office:value="100">
            <text:p>100</text:p>
          </table:table-cell>
          <table:table-cell table:style-name="ce75" table:formula="of:=IF([.E71]&gt;0;[.E71]*[.P71]/100;&quot; &quot;)" office:value-type="string" office:string-value=" ">
            <text:p><text:s/></text:p>
          </table:table-cell>
          <table:table-cell table:style-name="ce75"/>
          <table:table-cell table:style-name="ce75" table:formula="of:=IF([.E71]&gt;0;[.E71]-[.Q71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71]&gt;0;[.E71];&quot; &quot;)" office:value-type="string" office:string-value=" ">
            <text:p><text:s/></text:p>
          </table:table-cell>
          <table:table-cell table:style-name="ce54" table:formula="of:=IF([.V71]&gt;0;[.J71];&quot; &quot;)" office:value-type="string" office:string-value=" ">
            <text:p><text:s/></text:p>
          </table:table-cell>
          <table:table-cell table:style-name="ce75" table:formula="of:=IF(([.U71]+[.V71])&gt;0;IF([.V71]&lt;[.S71];[.S71]-[.V71];&quot; &quot;);&quot; &quot;)" office:value-type="string" office:string-value=" ">
            <text:p><text:s/></text:p>
          </table:table-cell>
          <table:table-cell table:style-name="ce75" table:formula="of:=IF(([.U71]+[.V71])&gt;0;IF([.V71]&gt;[.S71];[.V71]-[.S71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style-name="ce52"/>
          <table:table-cell table:number-columns-repeated="2" table:style-name="ce54"/>
          <table:table-cell table:style-name="ce70" table:formula="of:=[.H$66]" office:value-type="percentage" office:value="0.1">
            <text:p>10%</text:p>
          </table:table-cell>
          <table:table-cell table:style-name="ce54" table:formula="of:=IF([.E72]&gt;0;MIN([.E72]*[.H72];[.G72]);&quot; &quot;)" office:value-type="string" office:string-value=" ">
            <text:p><text:s/></text:p>
          </table:table-cell>
          <table:table-cell table:style-name="ce54" table:formula="of:=IF([.E72]&gt;0;[.F72]+[.I72];&quot; &quot;)" office:value-type="string" office:string-value=" ">
            <text:p><text:s/></text:p>
          </table:table-cell>
          <table:table-cell table:style-name="ce54" table:formula="of:=IF([.E72]&gt;0;[.E72]-[.J72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 table:formula="of:=IF([.B72]&gt;0;IF([.B72]&gt;['file:///C:/Users/Antony/diy/GB%20Accounts/GB%20Accounts%202012-13/GB%20Accounts%20Company%202013-04-30%20(Apr13)%20OpenOffice/Financialaccounts.ods'#$Admin.$N$11];['file:///C:/Users/Antony/diy/GB%20Accounts/GB%20Accounts%202012-13/GB%20Accounts%20Company%202013-04-30%20(Apr13)%20OpenOffice/Financialaccounts.ods'#$Admin.$G$7];['file:///C:/Users/Antony/diy/GB%20Accounts/GB%20Accounts%202012-13/GB%20Accounts%20Company%202013-04-30%20(Apr13)%20OpenOffice/Financialaccounts.ods'#$Admin.$G$5]);['file:///C:/Users/Antony/diy/GB%20Accounts/GB%20Accounts%202012-13/GB%20Accounts%20Company%202013-04-30%20(Apr13)%20OpenOffice/Financialaccounts.ods'#$Admin.$G$5])" office:value-type="float" office:value="100">
            <text:p>100</text:p>
          </table:table-cell>
          <table:table-cell table:style-name="ce75" table:formula="of:=IF([.E72]&gt;0;[.E72]*[.P72]/100;&quot; &quot;)" office:value-type="string" office:string-value=" ">
            <text:p><text:s/></text:p>
          </table:table-cell>
          <table:table-cell table:style-name="ce75"/>
          <table:table-cell table:style-name="ce75" table:formula="of:=IF([.E72]&gt;0;[.E72]-[.Q72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72]&gt;0;[.E72];&quot; &quot;)" office:value-type="string" office:string-value=" ">
            <text:p><text:s/></text:p>
          </table:table-cell>
          <table:table-cell table:style-name="ce54" table:formula="of:=IF([.V72]&gt;0;[.J72];&quot; &quot;)" office:value-type="string" office:string-value=" ">
            <text:p><text:s/></text:p>
          </table:table-cell>
          <table:table-cell table:style-name="ce75" table:formula="of:=IF(([.U72]+[.V72])&gt;0;IF([.V72]&lt;[.S72];[.S72]-[.V72];&quot; &quot;);&quot; &quot;)" office:value-type="string" office:string-value=" ">
            <text:p><text:s/></text:p>
          </table:table-cell>
          <table:table-cell table:style-name="ce75" table:formula="of:=IF(([.U72]+[.V72])&gt;0;IF([.V72]&gt;[.S72];[.V72]-[.S72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style-name="ce52"/>
          <table:table-cell table:number-columns-repeated="2" table:style-name="ce54"/>
          <table:table-cell table:style-name="ce70" table:formula="of:=[.H$66]" office:value-type="percentage" office:value="0.1">
            <text:p>10%</text:p>
          </table:table-cell>
          <table:table-cell table:style-name="ce54" table:formula="of:=IF([.E73]&gt;0;MIN([.E73]*[.H73];[.G73]);&quot; &quot;)" office:value-type="string" office:string-value=" ">
            <text:p><text:s/></text:p>
          </table:table-cell>
          <table:table-cell table:style-name="ce54" table:formula="of:=IF([.E73]&gt;0;[.F73]+[.I73];&quot; &quot;)" office:value-type="string" office:string-value=" ">
            <text:p><text:s/></text:p>
          </table:table-cell>
          <table:table-cell table:style-name="ce54" table:formula="of:=IF([.E73]&gt;0;[.E73]-[.J73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 table:formula="of:=IF([.B73]&gt;0;IF([.B73]&gt;['file:///C:/Users/Antony/diy/GB%20Accounts/GB%20Accounts%202012-13/GB%20Accounts%20Company%202013-04-30%20(Apr13)%20OpenOffice/Financialaccounts.ods'#$Admin.$N$11];['file:///C:/Users/Antony/diy/GB%20Accounts/GB%20Accounts%202012-13/GB%20Accounts%20Company%202013-04-30%20(Apr13)%20OpenOffice/Financialaccounts.ods'#$Admin.$G$7];['file:///C:/Users/Antony/diy/GB%20Accounts/GB%20Accounts%202012-13/GB%20Accounts%20Company%202013-04-30%20(Apr13)%20OpenOffice/Financialaccounts.ods'#$Admin.$G$5]);['file:///C:/Users/Antony/diy/GB%20Accounts/GB%20Accounts%202012-13/GB%20Accounts%20Company%202013-04-30%20(Apr13)%20OpenOffice/Financialaccounts.ods'#$Admin.$G$5])" office:value-type="float" office:value="100">
            <text:p>100</text:p>
          </table:table-cell>
          <table:table-cell table:style-name="ce75" table:formula="of:=IF([.E73]&gt;0;[.E73]*[.P73]/100;&quot; &quot;)" office:value-type="string" office:string-value=" ">
            <text:p><text:s/></text:p>
          </table:table-cell>
          <table:table-cell table:style-name="ce75"/>
          <table:table-cell table:style-name="ce75" table:formula="of:=IF([.E73]&gt;0;[.E73]-[.Q73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73]&gt;0;[.E73];&quot; &quot;)" office:value-type="string" office:string-value=" ">
            <text:p><text:s/></text:p>
          </table:table-cell>
          <table:table-cell table:style-name="ce54" table:formula="of:=IF([.V73]&gt;0;[.J73];&quot; &quot;)" office:value-type="string" office:string-value=" ">
            <text:p><text:s/></text:p>
          </table:table-cell>
          <table:table-cell table:style-name="ce75" table:formula="of:=IF(([.U73]+[.V73])&gt;0;IF([.V73]&lt;[.S73];[.S73]-[.V73];&quot; &quot;);&quot; &quot;)" office:value-type="string" office:string-value=" ">
            <text:p><text:s/></text:p>
          </table:table-cell>
          <table:table-cell table:style-name="ce75" table:formula="of:=IF(([.U73]+[.V73])&gt;0;IF([.V73]&gt;[.S73];[.V73]-[.S73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style-name="ce52"/>
          <table:table-cell table:number-columns-repeated="2" table:style-name="ce54"/>
          <table:table-cell table:style-name="ce70" table:formula="of:=[.H$66]" office:value-type="percentage" office:value="0.1">
            <text:p>10%</text:p>
          </table:table-cell>
          <table:table-cell table:style-name="ce54" table:formula="of:=IF([.E74]&gt;0;MIN([.E74]*[.H74];[.G74]);&quot; &quot;)" office:value-type="string" office:string-value=" ">
            <text:p><text:s/></text:p>
          </table:table-cell>
          <table:table-cell table:style-name="ce54" table:formula="of:=IF([.E74]&gt;0;[.F74]+[.I74];&quot; &quot;)" office:value-type="string" office:string-value=" ">
            <text:p><text:s/></text:p>
          </table:table-cell>
          <table:table-cell table:style-name="ce54" table:formula="of:=IF([.E74]&gt;0;[.E74]-[.J74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 table:formula="of:=IF([.B74]&gt;0;IF([.B74]&gt;['file:///C:/Users/Antony/diy/GB%20Accounts/GB%20Accounts%202012-13/GB%20Accounts%20Company%202013-04-30%20(Apr13)%20OpenOffice/Financialaccounts.ods'#$Admin.$N$11];['file:///C:/Users/Antony/diy/GB%20Accounts/GB%20Accounts%202012-13/GB%20Accounts%20Company%202013-04-30%20(Apr13)%20OpenOffice/Financialaccounts.ods'#$Admin.$G$7];['file:///C:/Users/Antony/diy/GB%20Accounts/GB%20Accounts%202012-13/GB%20Accounts%20Company%202013-04-30%20(Apr13)%20OpenOffice/Financialaccounts.ods'#$Admin.$G$5]);['file:///C:/Users/Antony/diy/GB%20Accounts/GB%20Accounts%202012-13/GB%20Accounts%20Company%202013-04-30%20(Apr13)%20OpenOffice/Financialaccounts.ods'#$Admin.$G$5])" office:value-type="float" office:value="100">
            <text:p>100</text:p>
          </table:table-cell>
          <table:table-cell table:style-name="ce75" table:formula="of:=IF([.E74]&gt;0;[.E74]*[.P74]/100;&quot; &quot;)" office:value-type="string" office:string-value=" ">
            <text:p><text:s/></text:p>
          </table:table-cell>
          <table:table-cell table:style-name="ce75"/>
          <table:table-cell table:style-name="ce75" table:formula="of:=IF([.E74]&gt;0;[.E74]-[.Q74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74]&gt;0;[.E74];&quot; &quot;)" office:value-type="string" office:string-value=" ">
            <text:p><text:s/></text:p>
          </table:table-cell>
          <table:table-cell table:style-name="ce54" table:formula="of:=IF([.V74]&gt;0;[.J74];&quot; &quot;)" office:value-type="string" office:string-value=" ">
            <text:p><text:s/></text:p>
          </table:table-cell>
          <table:table-cell table:style-name="ce75" table:formula="of:=IF(([.U74]+[.V74])&gt;0;IF([.V74]&lt;[.S74];[.S74]-[.V74];&quot; &quot;);&quot; &quot;)" office:value-type="string" office:string-value=" ">
            <text:p><text:s/></text:p>
          </table:table-cell>
          <table:table-cell table:style-name="ce75" table:formula="of:=IF(([.U74]+[.V74])&gt;0;IF([.V74]&gt;[.S74];[.V74]-[.S74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6">
          <table:table-cell table:style-name="ce7"/>
          <table:table-cell table:style-name="ce15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53" table:formula="of:=SUM([.E67:.E74])" office:value-type="float" office:value="0">
            <text:p>0.00 </text:p>
          </table:table-cell>
          <table:table-cell table:style-name="ce64" table:formula="of:=SUM([.F67:.F74])" office:value-type="float" office:value="0">
            <text:p>0.00 </text:p>
          </table:table-cell>
          <table:table-cell table:style-name="ce64" table:formula="of:=SUM([.G67:.G74])" office:value-type="float" office:value="0">
            <text:p>0.00 </text:p>
          </table:table-cell>
          <table:table-cell table:style-name="ce70"/>
          <table:table-cell table:style-name="ce64" table:formula="of:=SUM([.I67:.I74])" office:value-type="float" office:value="0">
            <text:p>0.00 </text:p>
          </table:table-cell>
          <table:table-cell table:style-name="ce64" table:formula="of:=SUM([.J67:.J74])" office:value-type="float" office:value="0">
            <text:p>0.00 </text:p>
          </table:table-cell>
          <table:table-cell table:style-name="ce64" table:formula="of:=SUM([.K67:.K74])" office:value-type="float" office:value="0">
            <text:p>0.00 </text:p>
          </table:table-cell>
          <table:table-cell table:style-name="ce54"/>
          <table:table-cell table:style-name="ce70"/>
          <table:table-cell table:style-name="ce54"/>
          <table:table-cell table:style-name="ce64" table:formula="of:=SUM([.O67:.O74])" office:value-type="float" office:value="0">
            <text:p>0.00 </text:p>
          </table:table-cell>
          <table:table-cell table:style-name="ce39"/>
          <table:table-cell table:style-name="ce64" table:formula="of:=SUM([.Q67:.Q74])" office:value-type="float" office:value="0">
            <text:p>0.00 </text:p>
          </table:table-cell>
          <table:table-cell table:style-name="ce64" table:formula="of:=SUM([.R67:.R74])" office:value-type="float" office:value="0">
            <text:p>0.00 </text:p>
          </table:table-cell>
          <table:table-cell table:style-name="ce64" table:formula="of:=SUM([.S67:.S74])" office:value-type="float" office:value="0">
            <text:p>0.00 </text:p>
          </table:table-cell>
          <table:table-cell table:style-name="ce75"/>
          <table:table-cell table:style-name="ce19"/>
          <table:table-cell table:style-name="ce53" table:formula="of:=SUM([.V67:.V74])" office:value-type="float" office:value="0">
            <text:p>0.00 </text:p>
          </table:table-cell>
          <table:table-cell table:style-name="ce64" table:formula="of:=SUM([.W67:.W74])" office:value-type="float" office:value="0">
            <text:p>0.00 </text:p>
          </table:table-cell>
          <table:table-cell table:style-name="ce64" table:formula="of:=SUM([.X67:.X74])" office:value-type="float" office:value="0">
            <text:p>0.00 </text:p>
          </table:table-cell>
          <table:table-cell table:style-name="ce64" table:formula="of:=SUM([.Y67:.Y74])" office:value-type="float" office:value="0">
            <text:p>0.00 </text:p>
          </table:table-cell>
          <table:table-cell table:style-name="ce64" table:formula="of:=SUM([.Z67:.Z74])" office:value-type="float" office:value="0">
            <text:p>0.00 </text:p>
          </table:table-cell>
          <table:table-cell table:style-name="ce96"/>
          <table:table-cell table:number-columns-repeated="997"/>
        </table:table-row>
        <table:table-row table:style-name="ro4">
          <table:table-cell table:style-name="ce7"/>
          <table:table-cell table:style-name="ce16"/>
          <table:table-cell table:style-name="ce28"/>
          <table:table-cell table:style-name="ce38"/>
          <table:table-cell table:style-name="ce54" table:number-columns-repeated="3"/>
          <table:table-cell table:style-name="ce70"/>
          <table:table-cell table:style-name="ce54" table:number-columns-repeated="4"/>
          <table:table-cell table:style-name="ce70"/>
          <table:table-cell table:style-name="ce54" table:number-columns-repeated="2"/>
          <table:table-cell table:style-name="ce39"/>
          <table:table-cell table:style-name="ce54" table:number-columns-repeated="3"/>
          <table:table-cell table:style-name="ce75"/>
          <table:table-cell table:style-name="ce19"/>
          <table:table-cell table:style-name="ce54" table:number-columns-repeated="5"/>
          <table:table-cell table:style-name="ce96"/>
          <table:table-cell table:number-columns-repeated="997"/>
        </table:table-row>
        <table:table-row table:style-name="ro6">
          <table:table-cell table:style-name="ce7"/>
          <table:table-cell table:style-name="ce17" office:value-type="string" table:number-columns-spanned="2" table:number-rows-spanned="1">
            <text:p>Fixtures &amp; Fittings</text:p>
          </table:table-cell>
          <table:covered-table-cell/>
          <table:table-cell table:style-name="ce39"/>
          <table:table-cell table:style-name="ce54" table:number-columns-repeated="3"/>
          <table:table-cell table:style-name="ce73" table:formula="of:=[.H$24]" office:value-type="percentage" office:value="0.2">
            <text:p>20%</text:p>
          </table:table-cell>
          <table:table-cell table:style-name="ce54" table:number-columns-repeated="4"/>
          <table:table-cell table:style-name="ce70"/>
          <table:table-cell table:style-name="ce54"/>
          <table:table-cell table:style-name="ce75"/>
          <table:table-cell table:style-name="ce85"/>
          <table:table-cell table:style-name="ce75" table:number-columns-repeated="4"/>
          <table:table-cell table:style-name="ce19"/>
          <table:table-cell table:style-name="ce54" table:number-columns-repeated="3"/>
          <table:table-cell table:style-name="ce75" table:number-columns-repeated="2"/>
          <table:table-cell table:style-name="ce96"/>
          <table:table-cell table:number-columns-repeated="997"/>
        </table:table-row>
        <table:table-row table:style-name="ro2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77]" office:value-type="percentage" office:value="0.2">
            <text:p>20%</text:p>
          </table:table-cell>
          <table:table-cell table:style-name="ce54" table:formula="of:=IF([.E78]&gt;0;MIN([.E78]*[.H78];[.G78]);&quot; &quot;)" office:value-type="string" office:string-value=" ">
            <text:p><text:s/></text:p>
          </table:table-cell>
          <table:table-cell table:style-name="ce54" table:formula="of:=IF([.E78]&gt;0;[.F78]+[.I78];&quot; &quot;)" office:value-type="string" office:string-value=" ">
            <text:p><text:s/></text:p>
          </table:table-cell>
          <table:table-cell table:style-name="ce54" table:formula="of:=IF([.E78]&gt;0;[.E78]-[.J78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 table:formula="of:=IF([.B78]&gt;0;IF([.B78]&gt;['file:///C:/Users/Antony/diy/GB%20Accounts/GB%20Accounts%202012-13/GB%20Accounts%20Company%202013-04-30%20(Apr13)%20OpenOffice/Financialaccounts.ods'#$Admin.$N$11];['file:///C:/Users/Antony/diy/GB%20Accounts/GB%20Accounts%202012-13/GB%20Accounts%20Company%202013-04-30%20(Apr13)%20OpenOffice/Financialaccounts.ods'#$Admin.$G$7];['file:///C:/Users/Antony/diy/GB%20Accounts/GB%20Accounts%202012-13/GB%20Accounts%20Company%202013-04-30%20(Apr13)%20OpenOffice/Financialaccounts.ods'#$Admin.$G$5]);['file:///C:/Users/Antony/diy/GB%20Accounts/GB%20Accounts%202012-13/GB%20Accounts%20Company%202013-04-30%20(Apr13)%20OpenOffice/Financialaccounts.ods'#$Admin.$G$5])" office:value-type="float" office:value="100">
            <text:p>100</text:p>
          </table:table-cell>
          <table:table-cell table:style-name="ce75" table:formula="of:=IF([.E78]&gt;0;[.E78]*[.P78]/100;&quot; &quot;)" office:value-type="string" office:string-value=" ">
            <text:p><text:s/></text:p>
          </table:table-cell>
          <table:table-cell table:style-name="ce75"/>
          <table:table-cell table:style-name="ce75" table:formula="of:=IF([.E78]&gt;0;[.E78]-[.Q78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78]&gt;0;[.E78];&quot; &quot;)" office:value-type="string" office:string-value=" ">
            <text:p><text:s/></text:p>
          </table:table-cell>
          <table:table-cell table:style-name="ce54" table:formula="of:=IF([.V78]&gt;0;[.J78];&quot; &quot;)" office:value-type="string" office:string-value=" ">
            <text:p><text:s/></text:p>
          </table:table-cell>
          <table:table-cell table:style-name="ce75" table:formula="of:=IF(([.U78]+[.V78])&gt;0;IF([.V78]&lt;[.S78];[.S78]-[.V78];&quot; &quot;);&quot; &quot;)" office:value-type="string" office:string-value=" ">
            <text:p><text:s/></text:p>
          </table:table-cell>
          <table:table-cell table:style-name="ce75" table:formula="of:=IF(([.U78]+[.V78])&gt;0;IF([.V78]&gt;[.S78];[.V78]-[.S78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77]" office:value-type="percentage" office:value="0.2">
            <text:p>20%</text:p>
          </table:table-cell>
          <table:table-cell table:style-name="ce54" table:formula="of:=IF([.E79]&gt;0;MIN([.E79]*[.H79];[.G79]);&quot; &quot;)" office:value-type="string" office:string-value=" ">
            <text:p><text:s/></text:p>
          </table:table-cell>
          <table:table-cell table:style-name="ce54" table:formula="of:=IF([.E79]&gt;0;[.F79]+[.I79];&quot; &quot;)" office:value-type="string" office:string-value=" ">
            <text:p><text:s/></text:p>
          </table:table-cell>
          <table:table-cell table:style-name="ce54" table:formula="of:=IF([.E79]&gt;0;[.E79]-[.J79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 table:formula="of:=IF([.B79]&gt;0;IF([.B79]&gt;['file:///C:/Users/Antony/diy/GB%20Accounts/GB%20Accounts%202012-13/GB%20Accounts%20Company%202013-04-30%20(Apr13)%20OpenOffice/Financialaccounts.ods'#$Admin.$N$11];['file:///C:/Users/Antony/diy/GB%20Accounts/GB%20Accounts%202012-13/GB%20Accounts%20Company%202013-04-30%20(Apr13)%20OpenOffice/Financialaccounts.ods'#$Admin.$G$7];['file:///C:/Users/Antony/diy/GB%20Accounts/GB%20Accounts%202012-13/GB%20Accounts%20Company%202013-04-30%20(Apr13)%20OpenOffice/Financialaccounts.ods'#$Admin.$G$5]);['file:///C:/Users/Antony/diy/GB%20Accounts/GB%20Accounts%202012-13/GB%20Accounts%20Company%202013-04-30%20(Apr13)%20OpenOffice/Financialaccounts.ods'#$Admin.$G$5])" office:value-type="float" office:value="100">
            <text:p>100</text:p>
          </table:table-cell>
          <table:table-cell table:style-name="ce75" table:formula="of:=IF([.E79]&gt;0;[.E79]*[.P79]/100;&quot; &quot;)" office:value-type="string" office:string-value=" ">
            <text:p><text:s/></text:p>
          </table:table-cell>
          <table:table-cell table:style-name="ce75"/>
          <table:table-cell table:style-name="ce75" table:formula="of:=IF([.E79]&gt;0;[.E79]-[.Q79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79]&gt;0;[.E79];&quot; &quot;)" office:value-type="string" office:string-value=" ">
            <text:p><text:s/></text:p>
          </table:table-cell>
          <table:table-cell table:style-name="ce54" table:formula="of:=IF([.V79]&gt;0;[.J79];&quot; &quot;)" office:value-type="string" office:string-value=" ">
            <text:p><text:s/></text:p>
          </table:table-cell>
          <table:table-cell table:style-name="ce75" table:formula="of:=IF(([.U79]+[.V79])&gt;0;IF([.V79]&lt;[.S79];[.S79]-[.V79];&quot; &quot;);&quot; &quot;)" office:value-type="string" office:string-value=" ">
            <text:p><text:s/></text:p>
          </table:table-cell>
          <table:table-cell table:style-name="ce75" table:formula="of:=IF(([.U79]+[.V79])&gt;0;IF([.V79]&gt;[.S79];[.V79]-[.S79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77]" office:value-type="percentage" office:value="0.2">
            <text:p>20%</text:p>
          </table:table-cell>
          <table:table-cell table:style-name="ce54" table:formula="of:=IF([.E80]&gt;0;MIN([.E80]*[.H80];[.G80]);&quot; &quot;)" office:value-type="string" office:string-value=" ">
            <text:p><text:s/></text:p>
          </table:table-cell>
          <table:table-cell table:style-name="ce54" table:formula="of:=IF([.E80]&gt;0;[.F80]+[.I80];&quot; &quot;)" office:value-type="string" office:string-value=" ">
            <text:p><text:s/></text:p>
          </table:table-cell>
          <table:table-cell table:style-name="ce54" table:formula="of:=IF([.E80]&gt;0;[.E80]-[.J80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 table:formula="of:=IF([.B80]&gt;0;IF([.B80]&gt;['file:///C:/Users/Antony/diy/GB%20Accounts/GB%20Accounts%202012-13/GB%20Accounts%20Company%202013-04-30%20(Apr13)%20OpenOffice/Financialaccounts.ods'#$Admin.$N$11];['file:///C:/Users/Antony/diy/GB%20Accounts/GB%20Accounts%202012-13/GB%20Accounts%20Company%202013-04-30%20(Apr13)%20OpenOffice/Financialaccounts.ods'#$Admin.$G$7];['file:///C:/Users/Antony/diy/GB%20Accounts/GB%20Accounts%202012-13/GB%20Accounts%20Company%202013-04-30%20(Apr13)%20OpenOffice/Financialaccounts.ods'#$Admin.$G$5]);['file:///C:/Users/Antony/diy/GB%20Accounts/GB%20Accounts%202012-13/GB%20Accounts%20Company%202013-04-30%20(Apr13)%20OpenOffice/Financialaccounts.ods'#$Admin.$G$5])" office:value-type="float" office:value="100">
            <text:p>100</text:p>
          </table:table-cell>
          <table:table-cell table:style-name="ce75" table:formula="of:=IF([.E80]&gt;0;[.E80]*[.P80]/100;&quot; &quot;)" office:value-type="string" office:string-value=" ">
            <text:p><text:s/></text:p>
          </table:table-cell>
          <table:table-cell table:style-name="ce75"/>
          <table:table-cell table:style-name="ce75" table:formula="of:=IF([.E80]&gt;0;[.E80]-[.Q80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80]&gt;0;[.E80];&quot; &quot;)" office:value-type="string" office:string-value=" ">
            <text:p><text:s/></text:p>
          </table:table-cell>
          <table:table-cell table:style-name="ce54" table:formula="of:=IF([.V80]&gt;0;[.J80];&quot; &quot;)" office:value-type="string" office:string-value=" ">
            <text:p><text:s/></text:p>
          </table:table-cell>
          <table:table-cell table:style-name="ce75" table:formula="of:=IF(([.U80]+[.V80])&gt;0;IF([.V80]&lt;[.S80];[.S80]-[.V80];&quot; &quot;);&quot; &quot;)" office:value-type="string" office:string-value=" ">
            <text:p><text:s/></text:p>
          </table:table-cell>
          <table:table-cell table:style-name="ce75" table:formula="of:=IF(([.U80]+[.V80])&gt;0;IF([.V80]&gt;[.S80];[.V80]-[.S80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77]" office:value-type="percentage" office:value="0.2">
            <text:p>20%</text:p>
          </table:table-cell>
          <table:table-cell table:style-name="ce54" table:formula="of:=IF([.E81]&gt;0;MIN([.E81]*[.H81];[.G81]);&quot; &quot;)" office:value-type="string" office:string-value=" ">
            <text:p><text:s/></text:p>
          </table:table-cell>
          <table:table-cell table:style-name="ce54" table:formula="of:=IF([.E81]&gt;0;[.F81]+[.I81];&quot; &quot;)" office:value-type="string" office:string-value=" ">
            <text:p><text:s/></text:p>
          </table:table-cell>
          <table:table-cell table:style-name="ce54" table:formula="of:=IF([.E81]&gt;0;[.E81]-[.J81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 table:formula="of:=IF([.B81]&gt;0;IF([.B81]&gt;['file:///C:/Users/Antony/diy/GB%20Accounts/GB%20Accounts%202012-13/GB%20Accounts%20Company%202013-04-30%20(Apr13)%20OpenOffice/Financialaccounts.ods'#$Admin.$N$11];['file:///C:/Users/Antony/diy/GB%20Accounts/GB%20Accounts%202012-13/GB%20Accounts%20Company%202013-04-30%20(Apr13)%20OpenOffice/Financialaccounts.ods'#$Admin.$G$7];['file:///C:/Users/Antony/diy/GB%20Accounts/GB%20Accounts%202012-13/GB%20Accounts%20Company%202013-04-30%20(Apr13)%20OpenOffice/Financialaccounts.ods'#$Admin.$G$5]);['file:///C:/Users/Antony/diy/GB%20Accounts/GB%20Accounts%202012-13/GB%20Accounts%20Company%202013-04-30%20(Apr13)%20OpenOffice/Financialaccounts.ods'#$Admin.$G$5])" office:value-type="float" office:value="100">
            <text:p>100</text:p>
          </table:table-cell>
          <table:table-cell table:style-name="ce75" table:formula="of:=IF([.E81]&gt;0;[.E81]*[.P81]/100;&quot; &quot;)" office:value-type="string" office:string-value=" ">
            <text:p><text:s/></text:p>
          </table:table-cell>
          <table:table-cell table:style-name="ce75"/>
          <table:table-cell table:style-name="ce75" table:formula="of:=IF([.E81]&gt;0;[.E81]-[.Q81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81]&gt;0;[.E81];&quot; &quot;)" office:value-type="string" office:string-value=" ">
            <text:p><text:s/></text:p>
          </table:table-cell>
          <table:table-cell table:style-name="ce54" table:formula="of:=IF([.V81]&gt;0;[.J81];&quot; &quot;)" office:value-type="string" office:string-value=" ">
            <text:p><text:s/></text:p>
          </table:table-cell>
          <table:table-cell table:style-name="ce75" table:formula="of:=IF(([.U81]+[.V81])&gt;0;IF([.V81]&lt;[.S81];[.S81]-[.V81];&quot; &quot;);&quot; &quot;)" office:value-type="string" office:string-value=" ">
            <text:p><text:s/></text:p>
          </table:table-cell>
          <table:table-cell table:style-name="ce75" table:formula="of:=IF(([.U81]+[.V81])&gt;0;IF([.V81]&gt;[.S81];[.V81]-[.S81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77]" office:value-type="percentage" office:value="0.2">
            <text:p>20%</text:p>
          </table:table-cell>
          <table:table-cell table:style-name="ce54" table:formula="of:=IF([.E82]&gt;0;MIN([.E82]*[.H82];[.G82]);&quot; &quot;)" office:value-type="string" office:string-value=" ">
            <text:p><text:s/></text:p>
          </table:table-cell>
          <table:table-cell table:style-name="ce54" table:formula="of:=IF([.E82]&gt;0;[.F82]+[.I82];&quot; &quot;)" office:value-type="string" office:string-value=" ">
            <text:p><text:s/></text:p>
          </table:table-cell>
          <table:table-cell table:style-name="ce54" table:formula="of:=IF([.E82]&gt;0;[.E82]-[.J82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 table:formula="of:=IF([.B82]&gt;0;IF([.B82]&gt;['file:///C:/Users/Antony/diy/GB%20Accounts/GB%20Accounts%202012-13/GB%20Accounts%20Company%202013-04-30%20(Apr13)%20OpenOffice/Financialaccounts.ods'#$Admin.$N$11];['file:///C:/Users/Antony/diy/GB%20Accounts/GB%20Accounts%202012-13/GB%20Accounts%20Company%202013-04-30%20(Apr13)%20OpenOffice/Financialaccounts.ods'#$Admin.$G$7];['file:///C:/Users/Antony/diy/GB%20Accounts/GB%20Accounts%202012-13/GB%20Accounts%20Company%202013-04-30%20(Apr13)%20OpenOffice/Financialaccounts.ods'#$Admin.$G$5]);['file:///C:/Users/Antony/diy/GB%20Accounts/GB%20Accounts%202012-13/GB%20Accounts%20Company%202013-04-30%20(Apr13)%20OpenOffice/Financialaccounts.ods'#$Admin.$G$5])" office:value-type="float" office:value="100">
            <text:p>100</text:p>
          </table:table-cell>
          <table:table-cell table:style-name="ce75" table:formula="of:=IF([.E82]&gt;0;[.E82]*[.P82]/100;&quot; &quot;)" office:value-type="string" office:string-value=" ">
            <text:p><text:s/></text:p>
          </table:table-cell>
          <table:table-cell table:style-name="ce75"/>
          <table:table-cell table:style-name="ce75" table:formula="of:=IF([.E82]&gt;0;[.E82]-[.Q82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82]&gt;0;[.E82];&quot; &quot;)" office:value-type="string" office:string-value=" ">
            <text:p><text:s/></text:p>
          </table:table-cell>
          <table:table-cell table:style-name="ce54" table:formula="of:=IF([.V82]&gt;0;[.J82];&quot; &quot;)" office:value-type="string" office:string-value=" ">
            <text:p><text:s/></text:p>
          </table:table-cell>
          <table:table-cell table:style-name="ce75" table:formula="of:=IF(([.U82]+[.V82])&gt;0;IF([.V82]&lt;[.S82];[.S82]-[.V82];&quot; &quot;);&quot; &quot;)" office:value-type="string" office:string-value=" ">
            <text:p><text:s/></text:p>
          </table:table-cell>
          <table:table-cell table:style-name="ce75" table:formula="of:=IF(([.U82]+[.V82])&gt;0;IF([.V82]&gt;[.S82];[.V82]-[.S82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6">
          <table:table-cell table:style-name="ce7"/>
          <table:table-cell table:style-name="ce15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53" table:formula="of:=SUM([.E78:.E82])" office:value-type="float" office:value="0">
            <text:p>0.00 </text:p>
          </table:table-cell>
          <table:table-cell table:style-name="ce64" table:formula="of:=SUM([.F78:.F82])" office:value-type="float" office:value="0">
            <text:p>0.00 </text:p>
          </table:table-cell>
          <table:table-cell table:style-name="ce64" table:formula="of:=SUM([.G78:.G82])" office:value-type="float" office:value="0">
            <text:p>0.00 </text:p>
          </table:table-cell>
          <table:table-cell table:style-name="ce70"/>
          <table:table-cell table:style-name="ce64" table:formula="of:=SUM([.I78:.I82])" office:value-type="float" office:value="0">
            <text:p>0.00 </text:p>
          </table:table-cell>
          <table:table-cell table:style-name="ce64" table:formula="of:=SUM([.J78:.J82])" office:value-type="float" office:value="0">
            <text:p>0.00 </text:p>
          </table:table-cell>
          <table:table-cell table:style-name="ce64" table:formula="of:=SUM([.K78:.K82])" office:value-type="float" office:value="0">
            <text:p>0.00 </text:p>
          </table:table-cell>
          <table:table-cell table:style-name="ce54"/>
          <table:table-cell table:style-name="ce70"/>
          <table:table-cell table:style-name="ce54"/>
          <table:table-cell table:style-name="ce64" table:formula="of:=SUM([.O78:.O82])" office:value-type="float" office:value="0">
            <text:p>0.00 </text:p>
          </table:table-cell>
          <table:table-cell table:style-name="ce39"/>
          <table:table-cell table:style-name="ce64" table:formula="of:=SUM([.Q78:.Q82])" office:value-type="float" office:value="0">
            <text:p>0.00 </text:p>
          </table:table-cell>
          <table:table-cell table:style-name="ce64" table:formula="of:=SUM([.R78:.R82])" office:value-type="float" office:value="0">
            <text:p>0.00 </text:p>
          </table:table-cell>
          <table:table-cell table:style-name="ce64" table:formula="of:=SUM([.S78:.S82])" office:value-type="float" office:value="0">
            <text:p>0.00 </text:p>
          </table:table-cell>
          <table:table-cell table:style-name="ce75"/>
          <table:table-cell table:style-name="ce19"/>
          <table:table-cell table:style-name="ce53" table:formula="of:=SUM([.V78:.V82])" office:value-type="float" office:value="0">
            <text:p>0.00 </text:p>
          </table:table-cell>
          <table:table-cell table:style-name="ce64" table:formula="of:=SUM([.W78:.W82])" office:value-type="float" office:value="0">
            <text:p>0.00 </text:p>
          </table:table-cell>
          <table:table-cell table:style-name="ce64" table:formula="of:=SUM([.X78:.X82])" office:value-type="float" office:value="0">
            <text:p>0.00 </text:p>
          </table:table-cell>
          <table:table-cell table:style-name="ce64" table:formula="of:=SUM([.Y78:.Y82])" office:value-type="float" office:value="0">
            <text:p>0.00 </text:p>
          </table:table-cell>
          <table:table-cell table:style-name="ce64" table:formula="of:=SUM([.Z78:.Z82])" office:value-type="float" office:value="0">
            <text:p>0.00 </text:p>
          </table:table-cell>
          <table:table-cell table:style-name="ce96"/>
          <table:table-cell table:number-columns-repeated="997"/>
        </table:table-row>
        <table:table-row table:style-name="ro4">
          <table:table-cell table:style-name="ce7"/>
          <table:table-cell table:style-name="ce16"/>
          <table:table-cell table:style-name="ce28"/>
          <table:table-cell table:style-name="ce38"/>
          <table:table-cell table:style-name="ce54" table:number-columns-repeated="3"/>
          <table:table-cell table:style-name="ce70"/>
          <table:table-cell table:style-name="ce54" table:number-columns-repeated="4"/>
          <table:table-cell table:style-name="ce70"/>
          <table:table-cell table:style-name="ce54" table:number-columns-repeated="2"/>
          <table:table-cell table:style-name="ce39"/>
          <table:table-cell table:style-name="ce54" table:number-columns-repeated="3"/>
          <table:table-cell table:style-name="ce75"/>
          <table:table-cell table:style-name="ce19"/>
          <table:table-cell table:style-name="ce54" table:number-columns-repeated="5"/>
          <table:table-cell table:style-name="ce96"/>
          <table:table-cell table:number-columns-repeated="997"/>
        </table:table-row>
        <table:table-row table:style-name="ro6">
          <table:table-cell table:style-name="ce7"/>
          <table:table-cell table:style-name="ce17" office:value-type="string" table:number-columns-spanned="2" table:number-rows-spanned="1">
            <text:p>Computers</text:p>
          </table:table-cell>
          <table:covered-table-cell/>
          <table:table-cell table:style-name="ce40"/>
          <table:table-cell table:style-name="ce54" table:number-columns-repeated="3"/>
          <table:table-cell table:style-name="ce73" table:formula="of:=[.H$32]" office:value-type="percentage" office:value="0.33">
            <text:p>33%</text:p>
          </table:table-cell>
          <table:table-cell table:style-name="ce54" table:number-columns-repeated="4"/>
          <table:table-cell table:style-name="ce70"/>
          <table:table-cell table:style-name="ce54"/>
          <table:table-cell table:style-name="ce75"/>
          <table:table-cell table:style-name="ce85"/>
          <table:table-cell table:style-name="ce75" table:number-columns-repeated="4"/>
          <table:table-cell table:style-name="ce19"/>
          <table:table-cell table:style-name="ce54" table:number-columns-repeated="3"/>
          <table:table-cell table:style-name="ce75" table:number-columns-repeated="2"/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85]" office:value-type="percentage" office:value="0.33">
            <text:p>33%</text:p>
          </table:table-cell>
          <table:table-cell table:style-name="ce54" table:formula="of:=IF([.E86]&gt;0;MIN([.E86]*[.H86];[.G86]);&quot; &quot;)" office:value-type="string" office:string-value=" ">
            <text:p><text:s/></text:p>
          </table:table-cell>
          <table:table-cell table:style-name="ce54" table:formula="of:=IF([.E86]&gt;0;[.F86]+[.I86];&quot; &quot;)" office:value-type="string" office:string-value=" ">
            <text:p><text:s/></text:p>
          </table:table-cell>
          <table:table-cell table:style-name="ce54" table:formula="of:=IF([.E86]&gt;0;[.E86]-[.J86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 table:formula="of:=IF([.B86]&gt;0;IF([.B86]&gt;['file:///C:/Users/Antony/diy/GB%20Accounts/GB%20Accounts%202012-13/GB%20Accounts%20Company%202013-04-30%20(Apr13)%20OpenOffice/Financialaccounts.ods'#$Admin.$N$11];['file:///C:/Users/Antony/diy/GB%20Accounts/GB%20Accounts%202012-13/GB%20Accounts%20Company%202013-04-30%20(Apr13)%20OpenOffice/Financialaccounts.ods'#$Admin.$G$7];['file:///C:/Users/Antony/diy/GB%20Accounts/GB%20Accounts%202012-13/GB%20Accounts%20Company%202013-04-30%20(Apr13)%20OpenOffice/Financialaccounts.ods'#$Admin.$G$5]);['file:///C:/Users/Antony/diy/GB%20Accounts/GB%20Accounts%202012-13/GB%20Accounts%20Company%202013-04-30%20(Apr13)%20OpenOffice/Financialaccounts.ods'#$Admin.$G$5])" office:value-type="float" office:value="100">
            <text:p>100</text:p>
          </table:table-cell>
          <table:table-cell table:style-name="ce75" table:formula="of:=IF([.E86]&gt;0;[.E86]*[.P86]/100;&quot; &quot;)" office:value-type="string" office:string-value=" ">
            <text:p><text:s/></text:p>
          </table:table-cell>
          <table:table-cell table:style-name="ce75"/>
          <table:table-cell table:style-name="ce75" table:formula="of:=IF([.E86]&gt;0;[.E86]-[.Q86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86]&gt;0;[.E86];&quot; &quot;)" office:value-type="string" office:string-value=" ">
            <text:p><text:s/></text:p>
          </table:table-cell>
          <table:table-cell table:style-name="ce54" table:formula="of:=IF([.V86]&gt;0;[.J86];&quot; &quot;)" office:value-type="string" office:string-value=" ">
            <text:p><text:s/></text:p>
          </table:table-cell>
          <table:table-cell table:style-name="ce75" table:formula="of:=IF(([.U86]+[.V86])&gt;0;IF([.V86]&lt;[.S86];[.S86]-[.V86];&quot; &quot;);&quot; &quot;)" office:value-type="string" office:string-value=" ">
            <text:p><text:s/></text:p>
          </table:table-cell>
          <table:table-cell table:style-name="ce75" table:formula="of:=IF(([.U86]+[.V86])&gt;0;IF([.V86]&gt;[.S86];[.V86]-[.S86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85]" office:value-type="percentage" office:value="0.33">
            <text:p>33%</text:p>
          </table:table-cell>
          <table:table-cell table:style-name="ce54" table:formula="of:=IF([.E87]&gt;0;MIN([.E87]*[.H87];[.G87]);&quot; &quot;)" office:value-type="string" office:string-value=" ">
            <text:p><text:s/></text:p>
          </table:table-cell>
          <table:table-cell table:style-name="ce54" table:formula="of:=IF([.E87]&gt;0;[.F87]+[.I87];&quot; &quot;)" office:value-type="string" office:string-value=" ">
            <text:p><text:s/></text:p>
          </table:table-cell>
          <table:table-cell table:style-name="ce54" table:formula="of:=IF([.E87]&gt;0;[.E87]-[.J87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 table:formula="of:=IF([.B87]&gt;0;IF([.B87]&gt;['file:///C:/Users/Antony/diy/GB%20Accounts/GB%20Accounts%202012-13/GB%20Accounts%20Company%202013-04-30%20(Apr13)%20OpenOffice/Financialaccounts.ods'#$Admin.$N$11];['file:///C:/Users/Antony/diy/GB%20Accounts/GB%20Accounts%202012-13/GB%20Accounts%20Company%202013-04-30%20(Apr13)%20OpenOffice/Financialaccounts.ods'#$Admin.$G$7];['file:///C:/Users/Antony/diy/GB%20Accounts/GB%20Accounts%202012-13/GB%20Accounts%20Company%202013-04-30%20(Apr13)%20OpenOffice/Financialaccounts.ods'#$Admin.$G$5]);['file:///C:/Users/Antony/diy/GB%20Accounts/GB%20Accounts%202012-13/GB%20Accounts%20Company%202013-04-30%20(Apr13)%20OpenOffice/Financialaccounts.ods'#$Admin.$G$5])" office:value-type="float" office:value="100">
            <text:p>100</text:p>
          </table:table-cell>
          <table:table-cell table:style-name="ce75" table:formula="of:=IF([.E87]&gt;0;[.E87]*[.P87]/100;&quot; &quot;)" office:value-type="string" office:string-value=" ">
            <text:p><text:s/></text:p>
          </table:table-cell>
          <table:table-cell table:style-name="ce75"/>
          <table:table-cell table:style-name="ce75" table:formula="of:=IF([.E87]&gt;0;[.E87]-[.Q87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87]&gt;0;[.E87];&quot; &quot;)" office:value-type="string" office:string-value=" ">
            <text:p><text:s/></text:p>
          </table:table-cell>
          <table:table-cell table:style-name="ce54" table:formula="of:=IF([.V87]&gt;0;[.J87];&quot; &quot;)" office:value-type="string" office:string-value=" ">
            <text:p><text:s/></text:p>
          </table:table-cell>
          <table:table-cell table:style-name="ce75" table:formula="of:=IF(([.U87]+[.V87])&gt;0;IF([.V87]&lt;[.S87];[.S87]-[.V87];&quot; &quot;);&quot; &quot;)" office:value-type="string" office:string-value=" ">
            <text:p><text:s/></text:p>
          </table:table-cell>
          <table:table-cell table:style-name="ce75" table:formula="of:=IF(([.U87]+[.V87])&gt;0;IF([.V87]&gt;[.S87];[.V87]-[.S87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85]" office:value-type="percentage" office:value="0.33">
            <text:p>33%</text:p>
          </table:table-cell>
          <table:table-cell table:style-name="ce54" table:formula="of:=IF([.E88]&gt;0;MIN([.E88]*[.H88];[.G88]);&quot; &quot;)" office:value-type="string" office:string-value=" ">
            <text:p><text:s/></text:p>
          </table:table-cell>
          <table:table-cell table:style-name="ce54" table:formula="of:=IF([.E88]&gt;0;[.F88]+[.I88];&quot; &quot;)" office:value-type="string" office:string-value=" ">
            <text:p><text:s/></text:p>
          </table:table-cell>
          <table:table-cell table:style-name="ce54" table:formula="of:=IF([.E88]&gt;0;[.E88]-[.J88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 table:formula="of:=IF([.B88]&gt;0;IF([.B88]&gt;['file:///C:/Users/Antony/diy/GB%20Accounts/GB%20Accounts%202012-13/GB%20Accounts%20Company%202013-04-30%20(Apr13)%20OpenOffice/Financialaccounts.ods'#$Admin.$N$11];['file:///C:/Users/Antony/diy/GB%20Accounts/GB%20Accounts%202012-13/GB%20Accounts%20Company%202013-04-30%20(Apr13)%20OpenOffice/Financialaccounts.ods'#$Admin.$G$7];['file:///C:/Users/Antony/diy/GB%20Accounts/GB%20Accounts%202012-13/GB%20Accounts%20Company%202013-04-30%20(Apr13)%20OpenOffice/Financialaccounts.ods'#$Admin.$G$5]);['file:///C:/Users/Antony/diy/GB%20Accounts/GB%20Accounts%202012-13/GB%20Accounts%20Company%202013-04-30%20(Apr13)%20OpenOffice/Financialaccounts.ods'#$Admin.$G$5])" office:value-type="float" office:value="100">
            <text:p>100</text:p>
          </table:table-cell>
          <table:table-cell table:style-name="ce75" table:formula="of:=IF([.E88]&gt;0;[.E88]*[.P88]/100;&quot; &quot;)" office:value-type="string" office:string-value=" ">
            <text:p><text:s/></text:p>
          </table:table-cell>
          <table:table-cell table:style-name="ce75"/>
          <table:table-cell table:style-name="ce75" table:formula="of:=IF([.E88]&gt;0;[.E88]-[.Q88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88]&gt;0;[.E88];&quot; &quot;)" office:value-type="string" office:string-value=" ">
            <text:p><text:s/></text:p>
          </table:table-cell>
          <table:table-cell table:style-name="ce54" table:formula="of:=IF([.V88]&gt;0;[.J88];&quot; &quot;)" office:value-type="string" office:string-value=" ">
            <text:p><text:s/></text:p>
          </table:table-cell>
          <table:table-cell table:style-name="ce75" table:formula="of:=IF(([.U88]+[.V88])&gt;0;IF([.V88]&lt;[.S88];[.S88]-[.V88];&quot; &quot;);&quot; &quot;)" office:value-type="string" office:string-value=" ">
            <text:p><text:s/></text:p>
          </table:table-cell>
          <table:table-cell table:style-name="ce75" table:formula="of:=IF(([.U88]+[.V88])&gt;0;IF([.V88]&gt;[.S88];[.V88]-[.S88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85]" office:value-type="percentage" office:value="0.33">
            <text:p>33%</text:p>
          </table:table-cell>
          <table:table-cell table:style-name="ce54" table:formula="of:=IF([.E89]&gt;0;MIN([.E89]*[.H89];[.G89]);&quot; &quot;)" office:value-type="string" office:string-value=" ">
            <text:p><text:s/></text:p>
          </table:table-cell>
          <table:table-cell table:style-name="ce54" table:formula="of:=IF([.E89]&gt;0;[.F89]+[.I89];&quot; &quot;)" office:value-type="string" office:string-value=" ">
            <text:p><text:s/></text:p>
          </table:table-cell>
          <table:table-cell table:style-name="ce54" table:formula="of:=IF([.E89]&gt;0;[.E89]-[.J89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 table:formula="of:=IF([.B89]&gt;0;IF([.B89]&gt;['file:///C:/Users/Antony/diy/GB%20Accounts/GB%20Accounts%202012-13/GB%20Accounts%20Company%202013-04-30%20(Apr13)%20OpenOffice/Financialaccounts.ods'#$Admin.$N$11];['file:///C:/Users/Antony/diy/GB%20Accounts/GB%20Accounts%202012-13/GB%20Accounts%20Company%202013-04-30%20(Apr13)%20OpenOffice/Financialaccounts.ods'#$Admin.$G$7];['file:///C:/Users/Antony/diy/GB%20Accounts/GB%20Accounts%202012-13/GB%20Accounts%20Company%202013-04-30%20(Apr13)%20OpenOffice/Financialaccounts.ods'#$Admin.$G$5]);['file:///C:/Users/Antony/diy/GB%20Accounts/GB%20Accounts%202012-13/GB%20Accounts%20Company%202013-04-30%20(Apr13)%20OpenOffice/Financialaccounts.ods'#$Admin.$G$5])" office:value-type="float" office:value="100">
            <text:p>100</text:p>
          </table:table-cell>
          <table:table-cell table:style-name="ce75" table:formula="of:=IF([.E89]&gt;0;[.E89]*[.P89]/100;&quot; &quot;)" office:value-type="string" office:string-value=" ">
            <text:p><text:s/></text:p>
          </table:table-cell>
          <table:table-cell table:style-name="ce75"/>
          <table:table-cell table:style-name="ce75" table:formula="of:=IF([.E89]&gt;0;[.E89]-[.Q89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89]&gt;0;[.E89];&quot; &quot;)" office:value-type="string" office:string-value=" ">
            <text:p><text:s/></text:p>
          </table:table-cell>
          <table:table-cell table:style-name="ce54" table:formula="of:=IF([.V89]&gt;0;[.J89];&quot; &quot;)" office:value-type="string" office:string-value=" ">
            <text:p><text:s/></text:p>
          </table:table-cell>
          <table:table-cell table:style-name="ce75" table:formula="of:=IF(([.U89]+[.V89])&gt;0;IF([.V89]&lt;[.S89];[.S89]-[.V89];&quot; &quot;);&quot; &quot;)" office:value-type="string" office:string-value=" ">
            <text:p><text:s/></text:p>
          </table:table-cell>
          <table:table-cell table:style-name="ce75" table:formula="of:=IF(([.U89]+[.V89])&gt;0;IF([.V89]&gt;[.S89];[.V89]-[.S89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85]" office:value-type="percentage" office:value="0.33">
            <text:p>33%</text:p>
          </table:table-cell>
          <table:table-cell table:style-name="ce54" table:formula="of:=IF([.E90]&gt;0;MIN([.E90]*[.H90];[.G90]);&quot; &quot;)" office:value-type="string" office:string-value=" ">
            <text:p><text:s/></text:p>
          </table:table-cell>
          <table:table-cell table:style-name="ce54" table:formula="of:=IF([.E90]&gt;0;[.F90]+[.I90];&quot; &quot;)" office:value-type="string" office:string-value=" ">
            <text:p><text:s/></text:p>
          </table:table-cell>
          <table:table-cell table:style-name="ce54" table:formula="of:=IF([.E90]&gt;0;[.E90]-[.J90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 table:formula="of:=IF([.B90]&gt;0;IF([.B90]&gt;['file:///C:/Users/Antony/diy/GB%20Accounts/GB%20Accounts%202012-13/GB%20Accounts%20Company%202013-04-30%20(Apr13)%20OpenOffice/Financialaccounts.ods'#$Admin.$N$11];['file:///C:/Users/Antony/diy/GB%20Accounts/GB%20Accounts%202012-13/GB%20Accounts%20Company%202013-04-30%20(Apr13)%20OpenOffice/Financialaccounts.ods'#$Admin.$G$7];['file:///C:/Users/Antony/diy/GB%20Accounts/GB%20Accounts%202012-13/GB%20Accounts%20Company%202013-04-30%20(Apr13)%20OpenOffice/Financialaccounts.ods'#$Admin.$G$5]);['file:///C:/Users/Antony/diy/GB%20Accounts/GB%20Accounts%202012-13/GB%20Accounts%20Company%202013-04-30%20(Apr13)%20OpenOffice/Financialaccounts.ods'#$Admin.$G$5])" office:value-type="float" office:value="100">
            <text:p>100</text:p>
          </table:table-cell>
          <table:table-cell table:style-name="ce75" table:formula="of:=IF([.E90]&gt;0;[.E90]*[.P90]/100;&quot; &quot;)" office:value-type="string" office:string-value=" ">
            <text:p><text:s/></text:p>
          </table:table-cell>
          <table:table-cell table:style-name="ce75"/>
          <table:table-cell table:style-name="ce75" table:formula="of:=IF([.E90]&gt;0;[.E90]-[.Q90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90]&gt;0;[.E90];&quot; &quot;)" office:value-type="string" office:string-value=" ">
            <text:p><text:s/></text:p>
          </table:table-cell>
          <table:table-cell table:style-name="ce54" table:formula="of:=IF([.V90]&gt;0;[.J90];&quot; &quot;)" office:value-type="string" office:string-value=" ">
            <text:p><text:s/></text:p>
          </table:table-cell>
          <table:table-cell table:style-name="ce75" table:formula="of:=IF(([.U90]+[.V90])&gt;0;IF([.V90]&lt;[.S90];[.S90]-[.V90];&quot; &quot;);&quot; &quot;)" office:value-type="string" office:string-value=" ">
            <text:p><text:s/></text:p>
          </table:table-cell>
          <table:table-cell table:style-name="ce75" table:formula="of:=IF(([.U90]+[.V90])&gt;0;IF([.V90]&gt;[.S90];[.V90]-[.S90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85]" office:value-type="percentage" office:value="0.33">
            <text:p>33%</text:p>
          </table:table-cell>
          <table:table-cell table:style-name="ce54" table:formula="of:=IF([.E91]&gt;0;MIN([.E91]*[.H91];[.G91]);&quot; &quot;)" office:value-type="string" office:string-value=" ">
            <text:p><text:s/></text:p>
          </table:table-cell>
          <table:table-cell table:style-name="ce54" table:formula="of:=IF([.E91]&gt;0;[.F91]+[.I91];&quot; &quot;)" office:value-type="string" office:string-value=" ">
            <text:p><text:s/></text:p>
          </table:table-cell>
          <table:table-cell table:style-name="ce54" table:formula="of:=IF([.E91]&gt;0;[.E91]-[.J91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 table:formula="of:=IF([.B91]&gt;0;IF([.B91]&gt;['file:///C:/Users/Antony/diy/GB%20Accounts/GB%20Accounts%202012-13/GB%20Accounts%20Company%202013-04-30%20(Apr13)%20OpenOffice/Financialaccounts.ods'#$Admin.$N$11];['file:///C:/Users/Antony/diy/GB%20Accounts/GB%20Accounts%202012-13/GB%20Accounts%20Company%202013-04-30%20(Apr13)%20OpenOffice/Financialaccounts.ods'#$Admin.$G$7];['file:///C:/Users/Antony/diy/GB%20Accounts/GB%20Accounts%202012-13/GB%20Accounts%20Company%202013-04-30%20(Apr13)%20OpenOffice/Financialaccounts.ods'#$Admin.$G$5]);['file:///C:/Users/Antony/diy/GB%20Accounts/GB%20Accounts%202012-13/GB%20Accounts%20Company%202013-04-30%20(Apr13)%20OpenOffice/Financialaccounts.ods'#$Admin.$G$5])" office:value-type="float" office:value="100">
            <text:p>100</text:p>
          </table:table-cell>
          <table:table-cell table:style-name="ce75" table:formula="of:=IF([.E91]&gt;0;[.E91]*[.P91]/100;&quot; &quot;)" office:value-type="string" office:string-value=" ">
            <text:p><text:s/></text:p>
          </table:table-cell>
          <table:table-cell table:style-name="ce75"/>
          <table:table-cell table:style-name="ce75" table:formula="of:=IF([.E91]&gt;0;[.E91]-[.Q91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91]&gt;0;[.E91];&quot; &quot;)" office:value-type="string" office:string-value=" ">
            <text:p><text:s/></text:p>
          </table:table-cell>
          <table:table-cell table:style-name="ce54" table:formula="of:=IF([.V91]&gt;0;[.J91];&quot; &quot;)" office:value-type="string" office:string-value=" ">
            <text:p><text:s/></text:p>
          </table:table-cell>
          <table:table-cell table:style-name="ce75" table:formula="of:=IF(([.U91]+[.V91])&gt;0;IF([.V91]&lt;[.S91];[.S91]-[.V91];&quot; &quot;);&quot; &quot;)" office:value-type="string" office:string-value=" ">
            <text:p><text:s/></text:p>
          </table:table-cell>
          <table:table-cell table:style-name="ce75" table:formula="of:=IF(([.U91]+[.V91])&gt;0;IF([.V91]&gt;[.S91];[.V91]-[.S91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85]" office:value-type="percentage" office:value="0.33">
            <text:p>33%</text:p>
          </table:table-cell>
          <table:table-cell table:style-name="ce54" table:formula="of:=IF([.E92]&gt;0;MIN([.E92]*[.H92];[.G92]);&quot; &quot;)" office:value-type="string" office:string-value=" ">
            <text:p><text:s/></text:p>
          </table:table-cell>
          <table:table-cell table:style-name="ce54" table:formula="of:=IF([.E92]&gt;0;[.F92]+[.I92];&quot; &quot;)" office:value-type="string" office:string-value=" ">
            <text:p><text:s/></text:p>
          </table:table-cell>
          <table:table-cell table:style-name="ce54" table:formula="of:=IF([.E92]&gt;0;[.E92]-[.J92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 table:formula="of:=IF([.B92]&gt;0;IF([.B92]&gt;['file:///C:/Users/Antony/diy/GB%20Accounts/GB%20Accounts%202012-13/GB%20Accounts%20Company%202013-04-30%20(Apr13)%20OpenOffice/Financialaccounts.ods'#$Admin.$N$11];['file:///C:/Users/Antony/diy/GB%20Accounts/GB%20Accounts%202012-13/GB%20Accounts%20Company%202013-04-30%20(Apr13)%20OpenOffice/Financialaccounts.ods'#$Admin.$G$7];['file:///C:/Users/Antony/diy/GB%20Accounts/GB%20Accounts%202012-13/GB%20Accounts%20Company%202013-04-30%20(Apr13)%20OpenOffice/Financialaccounts.ods'#$Admin.$G$5]);['file:///C:/Users/Antony/diy/GB%20Accounts/GB%20Accounts%202012-13/GB%20Accounts%20Company%202013-04-30%20(Apr13)%20OpenOffice/Financialaccounts.ods'#$Admin.$G$5])" office:value-type="float" office:value="100">
            <text:p>100</text:p>
          </table:table-cell>
          <table:table-cell table:style-name="ce75" table:formula="of:=IF([.E92]&gt;0;[.E92]*[.P92]/100;&quot; &quot;)" office:value-type="string" office:string-value=" ">
            <text:p><text:s/></text:p>
          </table:table-cell>
          <table:table-cell table:style-name="ce75"/>
          <table:table-cell table:style-name="ce75" table:formula="of:=IF([.E92]&gt;0;[.E92]-[.Q92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92]&gt;0;[.E92];&quot; &quot;)" office:value-type="string" office:string-value=" ">
            <text:p><text:s/></text:p>
          </table:table-cell>
          <table:table-cell table:style-name="ce54" table:formula="of:=IF([.V92]&gt;0;[.J92];&quot; &quot;)" office:value-type="string" office:string-value=" ">
            <text:p><text:s/></text:p>
          </table:table-cell>
          <table:table-cell table:style-name="ce75" table:formula="of:=IF(([.U92]+[.V92])&gt;0;IF([.V92]&lt;[.S92];[.S92]-[.V92];&quot; &quot;);&quot; &quot;)" office:value-type="string" office:string-value=" ">
            <text:p><text:s/></text:p>
          </table:table-cell>
          <table:table-cell table:style-name="ce75" table:formula="of:=IF(([.U92]+[.V92])&gt;0;IF([.V92]&gt;[.S92];[.V92]-[.S92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85]" office:value-type="percentage" office:value="0.33">
            <text:p>33%</text:p>
          </table:table-cell>
          <table:table-cell table:style-name="ce54" table:formula="of:=IF([.E93]&gt;0;MIN([.E93]*[.H93];[.G93]);&quot; &quot;)" office:value-type="string" office:string-value=" ">
            <text:p><text:s/></text:p>
          </table:table-cell>
          <table:table-cell table:style-name="ce54" table:formula="of:=IF([.E93]&gt;0;[.F93]+[.I93];&quot; &quot;)" office:value-type="string" office:string-value=" ">
            <text:p><text:s/></text:p>
          </table:table-cell>
          <table:table-cell table:style-name="ce54" table:formula="of:=IF([.E93]&gt;0;[.E93]-[.J93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 table:formula="of:=IF([.B93]&gt;0;IF([.B93]&gt;['file:///C:/Users/Antony/diy/GB%20Accounts/GB%20Accounts%202012-13/GB%20Accounts%20Company%202013-04-30%20(Apr13)%20OpenOffice/Financialaccounts.ods'#$Admin.$N$11];['file:///C:/Users/Antony/diy/GB%20Accounts/GB%20Accounts%202012-13/GB%20Accounts%20Company%202013-04-30%20(Apr13)%20OpenOffice/Financialaccounts.ods'#$Admin.$G$7];['file:///C:/Users/Antony/diy/GB%20Accounts/GB%20Accounts%202012-13/GB%20Accounts%20Company%202013-04-30%20(Apr13)%20OpenOffice/Financialaccounts.ods'#$Admin.$G$5]);['file:///C:/Users/Antony/diy/GB%20Accounts/GB%20Accounts%202012-13/GB%20Accounts%20Company%202013-04-30%20(Apr13)%20OpenOffice/Financialaccounts.ods'#$Admin.$G$5])" office:value-type="float" office:value="100">
            <text:p>100</text:p>
          </table:table-cell>
          <table:table-cell table:style-name="ce75" table:formula="of:=IF([.E93]&gt;0;[.E93]*[.P93]/100;&quot; &quot;)" office:value-type="string" office:string-value=" ">
            <text:p><text:s/></text:p>
          </table:table-cell>
          <table:table-cell table:style-name="ce75"/>
          <table:table-cell table:style-name="ce75" table:formula="of:=IF([.E93]&gt;0;[.E93]-[.Q93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93]&gt;0;[.E93];&quot; &quot;)" office:value-type="string" office:string-value=" ">
            <text:p><text:s/></text:p>
          </table:table-cell>
          <table:table-cell table:style-name="ce54" table:formula="of:=IF([.V93]&gt;0;[.J93];&quot; &quot;)" office:value-type="string" office:string-value=" ">
            <text:p><text:s/></text:p>
          </table:table-cell>
          <table:table-cell table:style-name="ce75" table:formula="of:=IF(([.U93]+[.V93])&gt;0;IF([.V93]&lt;[.S93];[.S93]-[.V93];&quot; &quot;);&quot; &quot;)" office:value-type="string" office:string-value=" ">
            <text:p><text:s/></text:p>
          </table:table-cell>
          <table:table-cell table:style-name="ce75" table:formula="of:=IF(([.U93]+[.V93])&gt;0;IF([.V93]&gt;[.S93];[.V93]-[.S93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6">
          <table:table-cell table:style-name="ce7"/>
          <table:table-cell table:style-name="ce15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53" table:formula="of:=SUM([.E86:.E93])" office:value-type="float" office:value="0">
            <text:p>0.00 </text:p>
          </table:table-cell>
          <table:table-cell table:style-name="ce64" table:formula="of:=SUM([.F86:.F93])" office:value-type="float" office:value="0">
            <text:p>0.00 </text:p>
          </table:table-cell>
          <table:table-cell table:style-name="ce64" table:formula="of:=SUM([.G86:.G93])" office:value-type="float" office:value="0">
            <text:p>0.00 </text:p>
          </table:table-cell>
          <table:table-cell table:style-name="ce70"/>
          <table:table-cell table:style-name="ce64" table:formula="of:=SUM([.I86:.I93])" office:value-type="float" office:value="0">
            <text:p>0.00 </text:p>
          </table:table-cell>
          <table:table-cell table:style-name="ce64" table:formula="of:=SUM([.J86:.J93])" office:value-type="float" office:value="0">
            <text:p>0.00 </text:p>
          </table:table-cell>
          <table:table-cell table:style-name="ce64" table:formula="of:=SUM([.K86:.K93])" office:value-type="float" office:value="0">
            <text:p>0.00 </text:p>
          </table:table-cell>
          <table:table-cell table:style-name="ce54"/>
          <table:table-cell table:style-name="ce70"/>
          <table:table-cell table:style-name="ce54"/>
          <table:table-cell table:style-name="ce64" table:formula="of:=SUM([.O86:.O93])" office:value-type="float" office:value="0">
            <text:p>0.00 </text:p>
          </table:table-cell>
          <table:table-cell table:style-name="ce39"/>
          <table:table-cell table:style-name="ce64" table:formula="of:=SUM([.Q86:.Q93])" office:value-type="float" office:value="0">
            <text:p>0.00 </text:p>
          </table:table-cell>
          <table:table-cell table:style-name="ce64" table:formula="of:=SUM([.R86:.R93])" office:value-type="float" office:value="0">
            <text:p>0.00 </text:p>
          </table:table-cell>
          <table:table-cell table:style-name="ce64" table:formula="of:=SUM([.S86:.S93])" office:value-type="float" office:value="0">
            <text:p>0.00 </text:p>
          </table:table-cell>
          <table:table-cell table:style-name="ce75"/>
          <table:table-cell table:style-name="ce19"/>
          <table:table-cell table:style-name="ce53" table:formula="of:=SUM([.V86:.V93])" office:value-type="float" office:value="0">
            <text:p>0.00 </text:p>
          </table:table-cell>
          <table:table-cell table:style-name="ce64" table:formula="of:=SUM([.W86:.W93])" office:value-type="float" office:value="0">
            <text:p>0.00 </text:p>
          </table:table-cell>
          <table:table-cell table:style-name="ce64" table:formula="of:=SUM([.X86:.X93])" office:value-type="float" office:value="0">
            <text:p>0.00 </text:p>
          </table:table-cell>
          <table:table-cell table:style-name="ce64" table:formula="of:=SUM([.Y86:.Y93])" office:value-type="float" office:value="0">
            <text:p>0.00 </text:p>
          </table:table-cell>
          <table:table-cell table:style-name="ce64" table:formula="of:=SUM([.Z86:.Z93])" office:value-type="float" office:value="0">
            <text:p>0.00 </text:p>
          </table:table-cell>
          <table:table-cell table:style-name="ce96"/>
          <table:table-cell table:number-columns-repeated="997"/>
        </table:table-row>
        <table:table-row table:style-name="ro4">
          <table:table-cell table:style-name="ce7"/>
          <table:table-cell table:style-name="ce16"/>
          <table:table-cell table:style-name="ce28"/>
          <table:table-cell table:style-name="ce38"/>
          <table:table-cell table:style-name="ce54" table:number-columns-repeated="3"/>
          <table:table-cell table:style-name="ce70"/>
          <table:table-cell table:style-name="ce54" table:number-columns-repeated="4"/>
          <table:table-cell table:style-name="ce70"/>
          <table:table-cell table:style-name="ce54" table:number-columns-repeated="2"/>
          <table:table-cell table:style-name="ce39"/>
          <table:table-cell table:style-name="ce54" table:number-columns-repeated="3"/>
          <table:table-cell table:style-name="ce75"/>
          <table:table-cell table:style-name="ce19"/>
          <table:table-cell table:style-name="ce54" table:number-columns-repeated="5"/>
          <table:table-cell table:style-name="ce96"/>
          <table:table-cell table:number-columns-repeated="997"/>
        </table:table-row>
        <table:table-row table:style-name="ro2">
          <table:table-cell table:style-name="ce7"/>
          <table:table-cell table:style-name="ce17" office:value-type="string" table:number-columns-spanned="2" table:number-rows-spanned="1">
            <text:p>Motor Vehicles - Cars</text:p>
          </table:table-cell>
          <table:covered-table-cell/>
          <table:table-cell table:style-name="ce40"/>
          <table:table-cell table:style-name="ce54" table:number-columns-repeated="3"/>
          <table:table-cell table:style-name="ce73" table:formula="of:=[.H$43]" office:value-type="percentage" office:value="0.25">
            <text:p>25%</text:p>
          </table:table-cell>
          <table:table-cell table:style-name="ce54" table:number-columns-repeated="4"/>
          <table:table-cell table:style-name="ce70"/>
          <table:table-cell table:style-name="ce54"/>
          <table:table-cell table:style-name="ce75"/>
          <table:table-cell table:style-name="ce39"/>
          <table:table-cell table:style-name="ce75" table:number-columns-repeated="4"/>
          <table:table-cell table:style-name="ce19"/>
          <table:table-cell table:style-name="ce54" table:number-columns-repeated="3"/>
          <table:table-cell table:style-name="ce75" table:number-columns-repeated="2"/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96]" office:value-type="percentage" office:value="0.25">
            <text:p>25%</text:p>
          </table:table-cell>
          <table:table-cell table:style-name="ce54" table:formula="of:=IF([.E97]&gt;0;MIN([.E97]*[.H97];[.G97]);&quot; &quot;)" office:value-type="string" office:string-value=" ">
            <text:p><text:s/></text:p>
          </table:table-cell>
          <table:table-cell table:style-name="ce54" table:formula="of:=IF([.E97]&gt;0;[.F97]+[.I97];&quot; &quot;)" office:value-type="string" office:string-value=" ">
            <text:p><text:s/></text:p>
          </table:table-cell>
          <table:table-cell table:style-name="ce54" table:formula="of:=IF([.E97]&gt;0;[.E97]-[.J97];&quot; &quot;)" office:value-type="string" office:string-value=" ">
            <text:p><text:s/></text:p>
          </table:table-cell>
          <table:table-cell table:style-name="ce54"/>
          <table:table-cell table:style-name="ce71" office:value-type="percentage" office:value="0">
            <text:p>0%</text:p>
          </table:table-cell>
          <table:table-cell table:style-name="ce54"/>
          <table:table-cell table:style-name="ce75"/>
          <table:table-cell table:style-name="ce85"/>
          <table:table-cell table:style-name="ce75"/>
          <table:table-cell table:style-name="ce75" table:formula="of:=IF([.E97]&gt;0;IF([.E97]&gt;['file:///C:/Users/Antony/diy/GB%20Accounts/GB%20Accounts%202012-13/GB%20Accounts%20Company%202013-04-30%20(Apr13)%20OpenOffice/Financialaccounts.ods'#$Admin.$E$11];['file:///C:/Users/Antony/diy/GB%20Accounts/GB%20Accounts%202012-13/GB%20Accounts%20Company%202013-04-30%20(Apr13)%20OpenOffice/Financialaccounts.ods'#$Admin.$G$11]*(1-[.M97]);[.E97]*[.R$4]/100)*(1-[.M97]);&quot; &quot;)" office:value-type="string" office:string-value=" ">
            <text:p><text:s/></text:p>
          </table:table-cell>
          <table:table-cell table:style-name="ce75" table:formula="of:=IF([.E97]&gt;0;[.E97]-[.R97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97]&gt;0;[.E97];&quot; &quot;)" office:value-type="string" office:string-value=" ">
            <text:p><text:s/></text:p>
          </table:table-cell>
          <table:table-cell table:style-name="ce54" table:formula="of:=IF([.V97]&gt;0;[.J97];&quot; &quot;)" office:value-type="string" office:string-value=" ">
            <text:p><text:s/></text:p>
          </table:table-cell>
          <table:table-cell table:style-name="ce75" table:formula="of:=IF(([.U97]+[.V97])&gt;0;IF([.V97]&lt;[.S97];([.S97]-[.V97])*(1-[.M97]);&quot; &quot;);&quot; &quot;)" office:value-type="string" office:string-value=" ">
            <text:p><text:s/></text:p>
          </table:table-cell>
          <table:table-cell table:style-name="ce75" table:formula="of:=IF(([.U97]+[.V97])&gt;0;IF([.V97]&gt;[.S97];([.V97]-[.S97])*(1-[.M97])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96]" office:value-type="percentage" office:value="0.25">
            <text:p>25%</text:p>
          </table:table-cell>
          <table:table-cell table:style-name="ce54" table:formula="of:=IF([.E98]&gt;0;MIN([.E98]*[.H98];[.G98]);&quot; &quot;)" office:value-type="string" office:string-value=" ">
            <text:p><text:s/></text:p>
          </table:table-cell>
          <table:table-cell table:style-name="ce54" table:formula="of:=IF([.E98]&gt;0;[.F98]+[.I98];&quot; &quot;)" office:value-type="string" office:string-value=" ">
            <text:p><text:s/></text:p>
          </table:table-cell>
          <table:table-cell table:style-name="ce54" table:formula="of:=IF([.E98]&gt;0;[.E98]-[.J98];&quot; &quot;)" office:value-type="string" office:string-value=" ">
            <text:p><text:s/></text:p>
          </table:table-cell>
          <table:table-cell table:style-name="ce54"/>
          <table:table-cell table:style-name="ce71" office:value-type="percentage" office:value="0">
            <text:p>0%</text:p>
          </table:table-cell>
          <table:table-cell table:style-name="ce54"/>
          <table:table-cell table:style-name="ce75"/>
          <table:table-cell table:style-name="ce85"/>
          <table:table-cell table:style-name="ce75"/>
          <table:table-cell table:style-name="ce75" table:formula="of:=IF([.E98]&gt;0;IF([.E98]&gt;['file:///C:/Users/Antony/diy/GB%20Accounts/GB%20Accounts%202012-13/GB%20Accounts%20Company%202013-04-30%20(Apr13)%20OpenOffice/Financialaccounts.ods'#$Admin.$E$11];['file:///C:/Users/Antony/diy/GB%20Accounts/GB%20Accounts%202012-13/GB%20Accounts%20Company%202013-04-30%20(Apr13)%20OpenOffice/Financialaccounts.ods'#$Admin.$G$11]*(1-[.M98]);[.E98]*[.R$4]/100)*(1-[.M98]);&quot; &quot;)" office:value-type="string" office:string-value=" ">
            <text:p><text:s/></text:p>
          </table:table-cell>
          <table:table-cell table:style-name="ce75" table:formula="of:=IF([.E98]&gt;0;[.E98]-[.R98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98]&gt;0;[.E98];&quot; &quot;)" office:value-type="string" office:string-value=" ">
            <text:p><text:s/></text:p>
          </table:table-cell>
          <table:table-cell table:style-name="ce54" table:formula="of:=IF([.V98]&gt;0;[.J98];&quot; &quot;)" office:value-type="string" office:string-value=" ">
            <text:p><text:s/></text:p>
          </table:table-cell>
          <table:table-cell table:style-name="ce75" table:formula="of:=IF(([.U98]+[.V98])&gt;0;IF([.V98]&lt;[.S98];([.S98]-[.V98])*(1-[.M98]);&quot; &quot;);&quot; &quot;)" office:value-type="string" office:string-value=" ">
            <text:p><text:s/></text:p>
          </table:table-cell>
          <table:table-cell table:style-name="ce75" table:formula="of:=IF(([.U98]+[.V98])&gt;0;IF([.V98]&gt;[.S98];([.V98]-[.S98])*(1-[.M98])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96]" office:value-type="percentage" office:value="0.25">
            <text:p>25%</text:p>
          </table:table-cell>
          <table:table-cell table:style-name="ce54" table:formula="of:=IF([.E99]&gt;0;MIN([.E99]*[.H99];[.G99]);&quot; &quot;)" office:value-type="string" office:string-value=" ">
            <text:p><text:s/></text:p>
          </table:table-cell>
          <table:table-cell table:style-name="ce54" table:formula="of:=IF([.E99]&gt;0;[.F99]+[.I99];&quot; &quot;)" office:value-type="string" office:string-value=" ">
            <text:p><text:s/></text:p>
          </table:table-cell>
          <table:table-cell table:style-name="ce54" table:formula="of:=IF([.E99]&gt;0;[.E99]-[.J99];&quot; &quot;)" office:value-type="string" office:string-value=" ">
            <text:p><text:s/></text:p>
          </table:table-cell>
          <table:table-cell table:style-name="ce54"/>
          <table:table-cell table:style-name="ce71" office:value-type="percentage" office:value="0">
            <text:p>0%</text:p>
          </table:table-cell>
          <table:table-cell table:style-name="ce54"/>
          <table:table-cell table:style-name="ce75"/>
          <table:table-cell table:style-name="ce85"/>
          <table:table-cell table:style-name="ce75"/>
          <table:table-cell table:style-name="ce75" table:formula="of:=IF([.E99]&gt;0;IF([.E99]&gt;['file:///C:/Users/Antony/diy/GB%20Accounts/GB%20Accounts%202012-13/GB%20Accounts%20Company%202013-04-30%20(Apr13)%20OpenOffice/Financialaccounts.ods'#$Admin.$E$11];['file:///C:/Users/Antony/diy/GB%20Accounts/GB%20Accounts%202012-13/GB%20Accounts%20Company%202013-04-30%20(Apr13)%20OpenOffice/Financialaccounts.ods'#$Admin.$G$11]*(1-[.M99]);[.E99]*[.R$4]/100)*(1-[.M99]);&quot; &quot;)" office:value-type="string" office:string-value=" ">
            <text:p><text:s/></text:p>
          </table:table-cell>
          <table:table-cell table:style-name="ce75" table:formula="of:=IF([.E99]&gt;0;[.E99]-[.R99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99]&gt;0;[.E99];&quot; &quot;)" office:value-type="string" office:string-value=" ">
            <text:p><text:s/></text:p>
          </table:table-cell>
          <table:table-cell table:style-name="ce54" table:formula="of:=IF([.V99]&gt;0;[.J99];&quot; &quot;)" office:value-type="string" office:string-value=" ">
            <text:p><text:s/></text:p>
          </table:table-cell>
          <table:table-cell table:style-name="ce75" table:formula="of:=IF(([.U99]+[.V99])&gt;0;IF([.V99]&lt;[.S99];([.S99]-[.V99])*(1-[.M99]);&quot; &quot;);&quot; &quot;)" office:value-type="string" office:string-value=" ">
            <text:p><text:s/></text:p>
          </table:table-cell>
          <table:table-cell table:style-name="ce75" table:formula="of:=IF(([.U99]+[.V99])&gt;0;IF([.V99]&gt;[.S99];([.V99]-[.S99])*(1-[.M99])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96]" office:value-type="percentage" office:value="0.25">
            <text:p>25%</text:p>
          </table:table-cell>
          <table:table-cell table:style-name="ce54" table:formula="of:=IF([.E100]&gt;0;MIN([.E100]*[.H100];[.G100]);&quot; &quot;)" office:value-type="string" office:string-value=" ">
            <text:p><text:s/></text:p>
          </table:table-cell>
          <table:table-cell table:style-name="ce54" table:formula="of:=IF([.E100]&gt;0;[.F100]+[.I100];&quot; &quot;)" office:value-type="string" office:string-value=" ">
            <text:p><text:s/></text:p>
          </table:table-cell>
          <table:table-cell table:style-name="ce54" table:formula="of:=IF([.E100]&gt;0;[.E100]-[.J100];&quot; &quot;)" office:value-type="string" office:string-value=" ">
            <text:p><text:s/></text:p>
          </table:table-cell>
          <table:table-cell table:style-name="ce54"/>
          <table:table-cell table:style-name="ce71" office:value-type="percentage" office:value="0">
            <text:p>0%</text:p>
          </table:table-cell>
          <table:table-cell table:style-name="ce54"/>
          <table:table-cell table:style-name="ce75"/>
          <table:table-cell table:style-name="ce85"/>
          <table:table-cell table:style-name="ce75"/>
          <table:table-cell table:style-name="ce75" table:formula="of:=IF([.E100]&gt;0;IF([.E100]&gt;['file:///C:/Users/Antony/diy/GB%20Accounts/GB%20Accounts%202012-13/GB%20Accounts%20Company%202013-04-30%20(Apr13)%20OpenOffice/Financialaccounts.ods'#$Admin.$E$11];['file:///C:/Users/Antony/diy/GB%20Accounts/GB%20Accounts%202012-13/GB%20Accounts%20Company%202013-04-30%20(Apr13)%20OpenOffice/Financialaccounts.ods'#$Admin.$G$11]*(1-[.M100]);[.E100]*[.R$4]/100)*(1-[.M100]);&quot; &quot;)" office:value-type="string" office:string-value=" ">
            <text:p><text:s/></text:p>
          </table:table-cell>
          <table:table-cell table:style-name="ce75" table:formula="of:=IF([.E100]&gt;0;[.E100]-[.R100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100]&gt;0;[.E100];&quot; &quot;)" office:value-type="string" office:string-value=" ">
            <text:p><text:s/></text:p>
          </table:table-cell>
          <table:table-cell table:style-name="ce54" table:formula="of:=IF([.V100]&gt;0;[.J100];&quot; &quot;)" office:value-type="string" office:string-value=" ">
            <text:p><text:s/></text:p>
          </table:table-cell>
          <table:table-cell table:style-name="ce75" table:formula="of:=IF(([.U100]+[.V100])&gt;0;IF([.V100]&lt;[.S100];([.S100]-[.V100])*(1-[.M100]);&quot; &quot;);&quot; &quot;)" office:value-type="string" office:string-value=" ">
            <text:p><text:s/></text:p>
          </table:table-cell>
          <table:table-cell table:style-name="ce75" table:formula="of:=IF(([.U100]+[.V100])&gt;0;IF([.V100]&gt;[.S100];([.V100]-[.S100])*(1-[.M100])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96]" office:value-type="percentage" office:value="0.25">
            <text:p>25%</text:p>
          </table:table-cell>
          <table:table-cell table:style-name="ce54" table:formula="of:=IF([.E101]&gt;0;MIN([.E101]*[.H101];[.G101]);&quot; &quot;)" office:value-type="string" office:string-value=" ">
            <text:p><text:s/></text:p>
          </table:table-cell>
          <table:table-cell table:style-name="ce54" table:formula="of:=IF([.E101]&gt;0;[.F101]+[.I101];&quot; &quot;)" office:value-type="string" office:string-value=" ">
            <text:p><text:s/></text:p>
          </table:table-cell>
          <table:table-cell table:style-name="ce54" table:formula="of:=IF([.E101]&gt;0;[.E101]-[.J101];&quot; &quot;)" office:value-type="string" office:string-value=" ">
            <text:p><text:s/></text:p>
          </table:table-cell>
          <table:table-cell table:style-name="ce54"/>
          <table:table-cell table:style-name="ce71" office:value-type="percentage" office:value="0">
            <text:p>0%</text:p>
          </table:table-cell>
          <table:table-cell table:style-name="ce54"/>
          <table:table-cell table:style-name="ce75"/>
          <table:table-cell table:style-name="ce85"/>
          <table:table-cell table:style-name="ce75"/>
          <table:table-cell table:style-name="ce75" table:formula="of:=IF([.E101]&gt;0;IF([.E101]&gt;['file:///C:/Users/Antony/diy/GB%20Accounts/GB%20Accounts%202012-13/GB%20Accounts%20Company%202013-04-30%20(Apr13)%20OpenOffice/Financialaccounts.ods'#$Admin.$E$11];['file:///C:/Users/Antony/diy/GB%20Accounts/GB%20Accounts%202012-13/GB%20Accounts%20Company%202013-04-30%20(Apr13)%20OpenOffice/Financialaccounts.ods'#$Admin.$G$11]*(1-[.M101]);[.E101]*[.R$4]/100)*(1-[.M101]);&quot; &quot;)" office:value-type="string" office:string-value=" ">
            <text:p><text:s/></text:p>
          </table:table-cell>
          <table:table-cell table:style-name="ce75" table:formula="of:=IF([.E101]&gt;0;[.E101]-[.R101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101]&gt;0;[.E101];&quot; &quot;)" office:value-type="string" office:string-value=" ">
            <text:p><text:s/></text:p>
          </table:table-cell>
          <table:table-cell table:style-name="ce54" table:formula="of:=IF([.V101]&gt;0;[.J101];&quot; &quot;)" office:value-type="string" office:string-value=" ">
            <text:p><text:s/></text:p>
          </table:table-cell>
          <table:table-cell table:style-name="ce75" table:formula="of:=IF(([.U101]+[.V101])&gt;0;IF([.V101]&lt;[.S101];([.S101]-[.V101])*(1-[.M101]);&quot; &quot;);&quot; &quot;)" office:value-type="string" office:string-value=" ">
            <text:p><text:s/></text:p>
          </table:table-cell>
          <table:table-cell table:style-name="ce75" table:formula="of:=IF(([.U101]+[.V101])&gt;0;IF([.V101]&gt;[.S101];([.V101]-[.S101])*(1-[.M101])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6">
          <table:table-cell table:style-name="ce7"/>
          <table:table-cell table:style-name="ce18" office:value-type="string" table:number-columns-spanned="2" table:number-rows-spanned="1">
            <text:p>Motor Vehicles - Vans &amp; Lorries</text:p>
          </table:table-cell>
          <table:covered-table-cell/>
          <table:table-cell table:style-name="ce40"/>
          <table:table-cell table:style-name="ce54" table:number-columns-repeated="3"/>
          <table:table-cell table:style-name="ce70"/>
          <table:table-cell table:style-name="ce54" table:number-columns-repeated="4"/>
          <table:table-cell table:style-name="ce70"/>
          <table:table-cell table:style-name="ce54"/>
          <table:table-cell table:style-name="ce75"/>
          <table:table-cell table:style-name="ce85"/>
          <table:table-cell table:style-name="ce75" table:number-columns-repeated="4"/>
          <table:table-cell table:style-name="ce19"/>
          <table:table-cell table:style-name="ce54" table:number-columns-repeated="3"/>
          <table:table-cell table:style-name="ce75" table:number-columns-repeated="2"/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96]" office:value-type="percentage" office:value="0.25">
            <text:p>25%</text:p>
          </table:table-cell>
          <table:table-cell table:style-name="ce54" table:formula="of:=IF([.E103]&gt;0;MIN([.E103]*[.H103];[.G103]);&quot; &quot;)" office:value-type="string" office:string-value=" ">
            <text:p><text:s/></text:p>
          </table:table-cell>
          <table:table-cell table:style-name="ce54" table:formula="of:=IF([.E103]&gt;0;[.F103]+[.I103];&quot; &quot;)" office:value-type="string" office:string-value=" ">
            <text:p><text:s/></text:p>
          </table:table-cell>
          <table:table-cell table:style-name="ce54" table:formula="of:=IF([.E103]&gt;0;[.E103]-[.J103];&quot; &quot;)" office:value-type="string" office:string-value=" ">
            <text:p><text:s/></text:p>
          </table:table-cell>
          <table:table-cell table:style-name="ce54"/>
          <table:table-cell table:style-name="ce71" office:value-type="percentage" office:value="0">
            <text:p>0%</text:p>
          </table:table-cell>
          <table:table-cell table:style-name="ce54"/>
          <table:table-cell table:style-name="ce75"/>
          <table:table-cell table:style-name="ce85" table:formula="of:=IF([.B103]&gt;0;IF([.B103]&gt;['file:///C:/Users/Antony/diy/GB%20Accounts/GB%20Accounts%202012-13/GB%20Accounts%20Company%202013-04-30%20(Apr13)%20OpenOffice/Financialaccounts.ods'#$Admin.$N$11];['file:///C:/Users/Antony/diy/GB%20Accounts/GB%20Accounts%202012-13/GB%20Accounts%20Company%202013-04-30%20(Apr13)%20OpenOffice/Financialaccounts.ods'#$Admin.$G$7];['file:///C:/Users/Antony/diy/GB%20Accounts/GB%20Accounts%202012-13/GB%20Accounts%20Company%202013-04-30%20(Apr13)%20OpenOffice/Financialaccounts.ods'#$Admin.$G$5]);['file:///C:/Users/Antony/diy/GB%20Accounts/GB%20Accounts%202012-13/GB%20Accounts%20Company%202013-04-30%20(Apr13)%20OpenOffice/Financialaccounts.ods'#$Admin.$G$5])" office:value-type="float" office:value="100">
            <text:p>100</text:p>
          </table:table-cell>
          <table:table-cell table:style-name="ce75" table:formula="of:=IF([.E103]&gt;0;[.E103]*[.P103]/100;&quot; &quot;)" office:value-type="string" office:string-value=" ">
            <text:p><text:s/></text:p>
          </table:table-cell>
          <table:table-cell table:style-name="ce75"/>
          <table:table-cell table:style-name="ce75" table:formula="of:=IF([.E103]&gt;0;[.E103]-[.Q103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103]&gt;0;[.E103];&quot; &quot;)" office:value-type="string" office:string-value=" ">
            <text:p><text:s/></text:p>
          </table:table-cell>
          <table:table-cell table:style-name="ce54" table:formula="of:=IF([.V103]&gt;0;[.J103];&quot; &quot;)" office:value-type="string" office:string-value=" ">
            <text:p><text:s/></text:p>
          </table:table-cell>
          <table:table-cell table:style-name="ce75" table:formula="of:=IF(([.U103]+[.V103])&gt;0;IF([.V103]&lt;[.S103];([.S103]-[.V103])*(1-[.M103]);&quot; &quot;);&quot; &quot;)" office:value-type="string" office:string-value=" ">
            <text:p><text:s/></text:p>
          </table:table-cell>
          <table:table-cell table:style-name="ce75" table:formula="of:=IF(([.U103]+[.V103])&gt;0;IF([.V103]&gt;[.S103];([.V103]-[.S103])*(1-[.M103])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96]" office:value-type="percentage" office:value="0.25">
            <text:p>25%</text:p>
          </table:table-cell>
          <table:table-cell table:style-name="ce54" table:formula="of:=IF([.E104]&gt;0;MIN([.E104]*[.H104];[.G104]);&quot; &quot;)" office:value-type="string" office:string-value=" ">
            <text:p><text:s/></text:p>
          </table:table-cell>
          <table:table-cell table:style-name="ce54" table:formula="of:=IF([.E104]&gt;0;[.F104]+[.I104];&quot; &quot;)" office:value-type="string" office:string-value=" ">
            <text:p><text:s/></text:p>
          </table:table-cell>
          <table:table-cell table:style-name="ce54" table:formula="of:=IF([.E104]&gt;0;[.E104]-[.J104];&quot; &quot;)" office:value-type="string" office:string-value=" ">
            <text:p><text:s/></text:p>
          </table:table-cell>
          <table:table-cell table:style-name="ce54"/>
          <table:table-cell table:style-name="ce71" office:value-type="percentage" office:value="0">
            <text:p>0%</text:p>
          </table:table-cell>
          <table:table-cell table:style-name="ce54"/>
          <table:table-cell table:style-name="ce75"/>
          <table:table-cell table:style-name="ce85" table:formula="of:=IF([.B104]&gt;0;IF([.B104]&gt;['file:///C:/Users/Antony/diy/GB%20Accounts/GB%20Accounts%202012-13/GB%20Accounts%20Company%202013-04-30%20(Apr13)%20OpenOffice/Financialaccounts.ods'#$Admin.$N$11];['file:///C:/Users/Antony/diy/GB%20Accounts/GB%20Accounts%202012-13/GB%20Accounts%20Company%202013-04-30%20(Apr13)%20OpenOffice/Financialaccounts.ods'#$Admin.$G$7];['file:///C:/Users/Antony/diy/GB%20Accounts/GB%20Accounts%202012-13/GB%20Accounts%20Company%202013-04-30%20(Apr13)%20OpenOffice/Financialaccounts.ods'#$Admin.$G$5]);['file:///C:/Users/Antony/diy/GB%20Accounts/GB%20Accounts%202012-13/GB%20Accounts%20Company%202013-04-30%20(Apr13)%20OpenOffice/Financialaccounts.ods'#$Admin.$G$5])" office:value-type="float" office:value="100">
            <text:p>100</text:p>
          </table:table-cell>
          <table:table-cell table:style-name="ce75" table:formula="of:=IF([.E104]&gt;0;[.E104]*[.P104]/100;&quot; &quot;)" office:value-type="string" office:string-value=" ">
            <text:p><text:s/></text:p>
          </table:table-cell>
          <table:table-cell table:style-name="ce75"/>
          <table:table-cell table:style-name="ce75" table:formula="of:=IF([.E104]&gt;0;[.E104]-[.Q104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104]&gt;0;[.E104];&quot; &quot;)" office:value-type="string" office:string-value=" ">
            <text:p><text:s/></text:p>
          </table:table-cell>
          <table:table-cell table:style-name="ce54" table:formula="of:=IF([.V104]&gt;0;[.J104];&quot; &quot;)" office:value-type="string" office:string-value=" ">
            <text:p><text:s/></text:p>
          </table:table-cell>
          <table:table-cell table:style-name="ce75" table:formula="of:=IF(([.U104]+[.V104])&gt;0;IF([.V104]&lt;[.S104];([.S104]-[.V104])*(1-[.M104]);&quot; &quot;);&quot; &quot;)" office:value-type="string" office:string-value=" ">
            <text:p><text:s/></text:p>
          </table:table-cell>
          <table:table-cell table:style-name="ce75" table:formula="of:=IF(([.U104]+[.V104])&gt;0;IF([.V104]&gt;[.S104];([.V104]-[.S104])*(1-[.M104])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96]" office:value-type="percentage" office:value="0.25">
            <text:p>25%</text:p>
          </table:table-cell>
          <table:table-cell table:style-name="ce54" table:formula="of:=IF([.E105]&gt;0;MIN([.E105]*[.H105];[.G105]);&quot; &quot;)" office:value-type="string" office:string-value=" ">
            <text:p><text:s/></text:p>
          </table:table-cell>
          <table:table-cell table:style-name="ce54" table:formula="of:=IF([.E105]&gt;0;[.F105]+[.I105];&quot; &quot;)" office:value-type="string" office:string-value=" ">
            <text:p><text:s/></text:p>
          </table:table-cell>
          <table:table-cell table:style-name="ce54" table:formula="of:=IF([.E105]&gt;0;[.E105]-[.J105];&quot; &quot;)" office:value-type="string" office:string-value=" ">
            <text:p><text:s/></text:p>
          </table:table-cell>
          <table:table-cell table:style-name="ce54"/>
          <table:table-cell table:style-name="ce71" office:value-type="percentage" office:value="0">
            <text:p>0%</text:p>
          </table:table-cell>
          <table:table-cell table:style-name="ce54"/>
          <table:table-cell table:style-name="ce75"/>
          <table:table-cell table:style-name="ce85" table:formula="of:=IF([.B105]&gt;0;IF([.B105]&gt;['file:///C:/Users/Antony/diy/GB%20Accounts/GB%20Accounts%202012-13/GB%20Accounts%20Company%202013-04-30%20(Apr13)%20OpenOffice/Financialaccounts.ods'#$Admin.$N$11];['file:///C:/Users/Antony/diy/GB%20Accounts/GB%20Accounts%202012-13/GB%20Accounts%20Company%202013-04-30%20(Apr13)%20OpenOffice/Financialaccounts.ods'#$Admin.$G$7];['file:///C:/Users/Antony/diy/GB%20Accounts/GB%20Accounts%202012-13/GB%20Accounts%20Company%202013-04-30%20(Apr13)%20OpenOffice/Financialaccounts.ods'#$Admin.$G$5]);['file:///C:/Users/Antony/diy/GB%20Accounts/GB%20Accounts%202012-13/GB%20Accounts%20Company%202013-04-30%20(Apr13)%20OpenOffice/Financialaccounts.ods'#$Admin.$G$5])" office:value-type="float" office:value="100">
            <text:p>100</text:p>
          </table:table-cell>
          <table:table-cell table:style-name="ce75" table:formula="of:=IF([.E105]&gt;0;[.E105]*[.P105]/100;&quot; &quot;)" office:value-type="string" office:string-value=" ">
            <text:p><text:s/></text:p>
          </table:table-cell>
          <table:table-cell table:style-name="ce75"/>
          <table:table-cell table:style-name="ce75" table:formula="of:=IF([.E105]&gt;0;[.E105]-[.Q105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105]&gt;0;[.E105];&quot; &quot;)" office:value-type="string" office:string-value=" ">
            <text:p><text:s/></text:p>
          </table:table-cell>
          <table:table-cell table:style-name="ce54" table:formula="of:=IF([.V105]&gt;0;[.J105];&quot; &quot;)" office:value-type="string" office:string-value=" ">
            <text:p><text:s/></text:p>
          </table:table-cell>
          <table:table-cell table:style-name="ce75" table:formula="of:=IF(([.U105]+[.V105])&gt;0;IF([.V105]&lt;[.S105];([.S105]-[.V105])*(1-[.M105]);&quot; &quot;);&quot; &quot;)" office:value-type="string" office:string-value=" ">
            <text:p><text:s/></text:p>
          </table:table-cell>
          <table:table-cell table:style-name="ce75" table:formula="of:=IF(([.U105]+[.V105])&gt;0;IF([.V105]&gt;[.S105];([.V105]-[.S105])*(1-[.M105])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96]" office:value-type="percentage" office:value="0.25">
            <text:p>25%</text:p>
          </table:table-cell>
          <table:table-cell table:style-name="ce54" table:formula="of:=IF([.E106]&gt;0;MIN([.E106]*[.H106];[.G106]);&quot; &quot;)" office:value-type="string" office:string-value=" ">
            <text:p><text:s/></text:p>
          </table:table-cell>
          <table:table-cell table:style-name="ce54" table:formula="of:=IF([.E106]&gt;0;[.F106]+[.I106];&quot; &quot;)" office:value-type="string" office:string-value=" ">
            <text:p><text:s/></text:p>
          </table:table-cell>
          <table:table-cell table:style-name="ce54" table:formula="of:=IF([.E106]&gt;0;[.E106]-[.J106];&quot; &quot;)" office:value-type="string" office:string-value=" ">
            <text:p><text:s/></text:p>
          </table:table-cell>
          <table:table-cell table:style-name="ce54"/>
          <table:table-cell table:style-name="ce71" office:value-type="percentage" office:value="0">
            <text:p>0%</text:p>
          </table:table-cell>
          <table:table-cell table:style-name="ce54"/>
          <table:table-cell table:style-name="ce75"/>
          <table:table-cell table:style-name="ce85" table:formula="of:=IF([.B106]&gt;0;IF([.B106]&gt;['file:///C:/Users/Antony/diy/GB%20Accounts/GB%20Accounts%202012-13/GB%20Accounts%20Company%202013-04-30%20(Apr13)%20OpenOffice/Financialaccounts.ods'#$Admin.$N$11];['file:///C:/Users/Antony/diy/GB%20Accounts/GB%20Accounts%202012-13/GB%20Accounts%20Company%202013-04-30%20(Apr13)%20OpenOffice/Financialaccounts.ods'#$Admin.$G$7];['file:///C:/Users/Antony/diy/GB%20Accounts/GB%20Accounts%202012-13/GB%20Accounts%20Company%202013-04-30%20(Apr13)%20OpenOffice/Financialaccounts.ods'#$Admin.$G$5]);['file:///C:/Users/Antony/diy/GB%20Accounts/GB%20Accounts%202012-13/GB%20Accounts%20Company%202013-04-30%20(Apr13)%20OpenOffice/Financialaccounts.ods'#$Admin.$G$5])" office:value-type="float" office:value="100">
            <text:p>100</text:p>
          </table:table-cell>
          <table:table-cell table:style-name="ce75" table:formula="of:=IF([.E106]&gt;0;[.E106]*[.P106]/100;&quot; &quot;)" office:value-type="string" office:string-value=" ">
            <text:p><text:s/></text:p>
          </table:table-cell>
          <table:table-cell table:style-name="ce75"/>
          <table:table-cell table:style-name="ce75" table:formula="of:=IF([.E106]&gt;0;[.E106]-[.Q106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106]&gt;0;[.E106];&quot; &quot;)" office:value-type="string" office:string-value=" ">
            <text:p><text:s/></text:p>
          </table:table-cell>
          <table:table-cell table:style-name="ce54" table:formula="of:=IF([.V106]&gt;0;[.J106];&quot; &quot;)" office:value-type="string" office:string-value=" ">
            <text:p><text:s/></text:p>
          </table:table-cell>
          <table:table-cell table:style-name="ce75" table:formula="of:=IF(([.U106]+[.V106])&gt;0;IF([.V106]&lt;[.S106];([.S106]-[.V106])*(1-[.M106]);&quot; &quot;);&quot; &quot;)" office:value-type="string" office:string-value=" ">
            <text:p><text:s/></text:p>
          </table:table-cell>
          <table:table-cell table:style-name="ce75" table:formula="of:=IF(([.U106]+[.V106])&gt;0;IF([.V106]&gt;[.S106];([.V106]-[.S106])*(1-[.M106])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96]" office:value-type="percentage" office:value="0.25">
            <text:p>25%</text:p>
          </table:table-cell>
          <table:table-cell table:style-name="ce54" table:formula="of:=IF([.E107]&gt;0;MIN([.E107]*[.H107];[.G107]);&quot; &quot;)" office:value-type="string" office:string-value=" ">
            <text:p><text:s/></text:p>
          </table:table-cell>
          <table:table-cell table:style-name="ce54" table:formula="of:=IF([.E107]&gt;0;[.F107]+[.I107];&quot; &quot;)" office:value-type="string" office:string-value=" ">
            <text:p><text:s/></text:p>
          </table:table-cell>
          <table:table-cell table:style-name="ce54" table:formula="of:=IF([.E107]&gt;0;[.E107]-[.J107];&quot; &quot;)" office:value-type="string" office:string-value=" ">
            <text:p><text:s/></text:p>
          </table:table-cell>
          <table:table-cell table:style-name="ce54"/>
          <table:table-cell table:style-name="ce71" office:value-type="percentage" office:value="0">
            <text:p>0%</text:p>
          </table:table-cell>
          <table:table-cell table:style-name="ce54"/>
          <table:table-cell table:style-name="ce75"/>
          <table:table-cell table:style-name="ce85" table:formula="of:=IF([.B107]&gt;0;IF([.B107]&gt;['file:///C:/Users/Antony/diy/GB%20Accounts/GB%20Accounts%202012-13/GB%20Accounts%20Company%202013-04-30%20(Apr13)%20OpenOffice/Financialaccounts.ods'#$Admin.$N$11];['file:///C:/Users/Antony/diy/GB%20Accounts/GB%20Accounts%202012-13/GB%20Accounts%20Company%202013-04-30%20(Apr13)%20OpenOffice/Financialaccounts.ods'#$Admin.$G$7];['file:///C:/Users/Antony/diy/GB%20Accounts/GB%20Accounts%202012-13/GB%20Accounts%20Company%202013-04-30%20(Apr13)%20OpenOffice/Financialaccounts.ods'#$Admin.$G$5]);['file:///C:/Users/Antony/diy/GB%20Accounts/GB%20Accounts%202012-13/GB%20Accounts%20Company%202013-04-30%20(Apr13)%20OpenOffice/Financialaccounts.ods'#$Admin.$G$5])" office:value-type="float" office:value="100">
            <text:p>100</text:p>
          </table:table-cell>
          <table:table-cell table:style-name="ce75" table:formula="of:=IF([.E107]&gt;0;[.E107]*[.P107]/100;&quot; &quot;)" office:value-type="string" office:string-value=" ">
            <text:p><text:s/></text:p>
          </table:table-cell>
          <table:table-cell table:style-name="ce75"/>
          <table:table-cell table:style-name="ce75" table:formula="of:=IF([.E107]&gt;0;[.E107]-[.Q107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107]&gt;0;[.E107];&quot; &quot;)" office:value-type="string" office:string-value=" ">
            <text:p><text:s/></text:p>
          </table:table-cell>
          <table:table-cell table:style-name="ce54" table:formula="of:=IF([.V107]&gt;0;[.J107];&quot; &quot;)" office:value-type="string" office:string-value=" ">
            <text:p><text:s/></text:p>
          </table:table-cell>
          <table:table-cell table:style-name="ce75" table:formula="of:=IF(([.U107]+[.V107])&gt;0;IF([.V107]&lt;[.S107];([.S107]-[.V107])*(1-[.M107]);&quot; &quot;);&quot; &quot;)" office:value-type="string" office:string-value=" ">
            <text:p><text:s/></text:p>
          </table:table-cell>
          <table:table-cell table:style-name="ce75" table:formula="of:=IF(([.U107]+[.V107])&gt;0;IF([.V107]&gt;[.S107];([.V107]-[.S107])*(1-[.M107])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6">
          <table:table-cell table:style-name="ce7"/>
          <table:table-cell table:style-name="ce15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53" table:formula="of:=SUM([.E97:.E107])" office:value-type="float" office:value="0">
            <text:p>0.00 </text:p>
          </table:table-cell>
          <table:table-cell table:style-name="ce64" table:formula="of:=SUM([.F97:.F107])" office:value-type="float" office:value="0">
            <text:p>0.00 </text:p>
          </table:table-cell>
          <table:table-cell table:style-name="ce64" table:formula="of:=SUM([.G97:.G107])" office:value-type="float" office:value="0">
            <text:p>0.00 </text:p>
          </table:table-cell>
          <table:table-cell table:style-name="ce70"/>
          <table:table-cell table:style-name="ce64" table:formula="of:=SUM([.I97:.I107])" office:value-type="float" office:value="0">
            <text:p>0.00 </text:p>
          </table:table-cell>
          <table:table-cell table:style-name="ce64" table:formula="of:=SUM([.J97:.J107])" office:value-type="float" office:value="0">
            <text:p>0.00 </text:p>
          </table:table-cell>
          <table:table-cell table:style-name="ce64" table:formula="of:=SUM([.K97:.K107])" office:value-type="float" office:value="0">
            <text:p>0.00 </text:p>
          </table:table-cell>
          <table:table-cell table:style-name="ce54"/>
          <table:table-cell table:style-name="ce70"/>
          <table:table-cell table:style-name="ce54"/>
          <table:table-cell table:style-name="ce64" table:formula="of:=SUM([.O97:.O107])" office:value-type="float" office:value="0">
            <text:p>0.00 </text:p>
          </table:table-cell>
          <table:table-cell table:style-name="ce39"/>
          <table:table-cell table:style-name="ce64" table:formula="of:=SUM([.Q97:.Q107])" office:value-type="float" office:value="0">
            <text:p>0.00 </text:p>
          </table:table-cell>
          <table:table-cell table:style-name="ce64" table:formula="of:=SUM([.R97:.R107])" office:value-type="float" office:value="0">
            <text:p>0.00 </text:p>
          </table:table-cell>
          <table:table-cell table:style-name="ce64" table:formula="of:=SUM([.S97:.S107])" office:value-type="float" office:value="0">
            <text:p>0.00 </text:p>
          </table:table-cell>
          <table:table-cell table:style-name="ce75"/>
          <table:table-cell table:style-name="ce19"/>
          <table:table-cell table:style-name="ce53" table:formula="of:=SUM([.V97:.V107])" office:value-type="float" office:value="0">
            <text:p>0.00 </text:p>
          </table:table-cell>
          <table:table-cell table:style-name="ce64" table:formula="of:=SUM([.W97:.W107])" office:value-type="float" office:value="0">
            <text:p>0.00 </text:p>
          </table:table-cell>
          <table:table-cell table:style-name="ce64" table:formula="of:=SUM([.X97:.X107])" office:value-type="float" office:value="0">
            <text:p>0.00 </text:p>
          </table:table-cell>
          <table:table-cell table:style-name="ce64" table:formula="of:=SUM([.Y97:.Y107])" office:value-type="float" office:value="0">
            <text:p>0.00 </text:p>
          </table:table-cell>
          <table:table-cell table:style-name="ce64" table:formula="of:=SUM([.Z97:.Z107])" office:value-type="float" office:value="0">
            <text:p>0.00 </text:p>
          </table:table-cell>
          <table:table-cell table:style-name="ce96"/>
          <table:table-cell table:number-columns-repeated="997"/>
        </table:table-row>
        <table:table-row table:style-name="ro8">
          <table:table-cell table:style-name="ce7"/>
          <table:table-cell table:style-name="ce19"/>
          <table:table-cell table:style-name="ce29"/>
          <table:table-cell table:style-name="ce40"/>
          <table:table-cell table:style-name="ce54" table:number-columns-repeated="3"/>
          <table:table-cell table:style-name="ce70"/>
          <table:table-cell table:style-name="ce54" table:number-columns-repeated="4"/>
          <table:table-cell table:style-name="ce70"/>
          <table:table-cell table:style-name="ce54"/>
          <table:table-cell table:style-name="ce75"/>
          <table:table-cell table:style-name="ce85"/>
          <table:table-cell table:style-name="ce75" table:number-columns-repeated="4"/>
          <table:table-cell table:style-name="ce19"/>
          <table:table-cell table:style-name="ce54"/>
          <table:table-cell table:style-name="ce75" table:number-columns-repeated="4"/>
          <table:table-cell table:style-name="ce96"/>
          <table:table-cell table:number-columns-repeated="997"/>
        </table:table-row>
        <table:table-row table:style-name="ro1">
          <table:table-cell table:style-name="ce7"/>
          <table:table-cell table:style-name="ce12" office:value-type="string" table:number-columns-spanned="2" table:number-rows-spanned="1">
            <text:p>NEW FIXED ASSETS Bought This Year To</text:p>
          </table:table-cell>
          <table:covered-table-cell/>
          <table:table-cell table:style-name="ce45" table:formula="of:=[.F59]" office:value-type="date" office:date-value="2013-04-30">
            <text:p>30-Apr-13</text:p>
          </table:table-cell>
          <table:table-cell table:style-name="ce55" table:formula="of:=[.E64]+[.E75]+[.E83]+[.E94]+[.E108]" office:value-type="float" office:value="0">
            <text:p>0.00 </text:p>
          </table:table-cell>
          <table:table-cell table:style-name="ce55" table:formula="of:=[.F64]+[.F75]+[.F83]+[.F94]+[.F108]" office:value-type="float" office:value="0">
            <text:p>0.00 </text:p>
          </table:table-cell>
          <table:table-cell table:style-name="ce55" table:formula="of:=[.G64]+[.G75]+[.G83]+[.G94]+[.G108]" office:value-type="float" office:value="0">
            <text:p>0.00 </text:p>
          </table:table-cell>
          <table:table-cell table:style-name="ce70"/>
          <table:table-cell table:style-name="ce55" table:formula="of:=[.I64]+[.I75]+[.I83]+[.I94]+[.I108]" office:value-type="float" office:value="0">
            <text:p>0.00 </text:p>
          </table:table-cell>
          <table:table-cell table:style-name="ce55" table:formula="of:=[.J64]+[.J75]+[.J83]+[.J94]+[.J108]" office:value-type="float" office:value="0">
            <text:p>0.00 </text:p>
          </table:table-cell>
          <table:table-cell table:style-name="ce55" table:formula="of:=[.K64]+[.K75]+[.K83]+[.K94]+[.K108]" office:value-type="float" office:value="0">
            <text:p>0.00 </text:p>
          </table:table-cell>
          <table:table-cell table:style-name="ce54"/>
          <table:table-cell table:style-name="ce70"/>
          <table:table-cell table:style-name="ce54"/>
          <table:table-cell table:style-name="ce55" table:formula="of:=[.O64]+[.O75]+[.O83]+[.O94]+[.O108]" office:value-type="float" office:value="0">
            <text:p>0.00 </text:p>
          </table:table-cell>
          <table:table-cell table:style-name="ce39"/>
          <table:table-cell table:style-name="ce55" table:formula="of:=[.Q64]+[.Q75]+[.Q83]+[.Q94]+[.Q108]" office:value-type="float" office:value="0">
            <text:p>0.00 </text:p>
          </table:table-cell>
          <table:table-cell table:style-name="ce55" table:formula="of:=[.R64]+[.R75]+[.R83]+[.R94]+[.R108]" office:value-type="float" office:value="0">
            <text:p>0.00 </text:p>
          </table:table-cell>
          <table:table-cell table:style-name="ce55" table:formula="of:=[.S64]+[.S75]+[.S83]+[.S94]+[.S108]" office:value-type="float" office:value="0">
            <text:p>0.00 </text:p>
          </table:table-cell>
          <table:table-cell table:style-name="ce75"/>
          <table:table-cell table:style-name="ce19"/>
          <table:table-cell table:style-name="ce55" table:formula="of:=[.V64]+[.V75]+[.V83]+[.V94]+[.V108]" office:value-type="float" office:value="0">
            <text:p>0.00 </text:p>
          </table:table-cell>
          <table:table-cell table:style-name="ce55" table:formula="of:=[.W64]+[.W75]+[.W83]+[.W94]+[.W108]" office:value-type="float" office:value="0">
            <text:p>0.00 </text:p>
          </table:table-cell>
          <table:table-cell table:style-name="ce55" table:formula="of:=[.X64]+[.X75]+[.X83]+[.X94]+[.X108]" office:value-type="float" office:value="0">
            <text:p>0.00 </text:p>
          </table:table-cell>
          <table:table-cell table:style-name="ce55" table:formula="of:=[.Y64]+[.Y75]+[.Y83]+[.Y94]+[.Y108]" office:value-type="float" office:value="0">
            <text:p>0.00 </text:p>
          </table:table-cell>
          <table:table-cell table:style-name="ce55" table:formula="of:=[.Z64]+[.Z75]+[.Z83]+[.Z94]+[.Z108]" office:value-type="float" office:value="0">
            <text:p>0.00 </text:p>
          </table:table-cell>
          <table:table-cell table:style-name="ce96"/>
          <table:table-cell table:number-columns-repeated="997"/>
        </table:table-row>
        <table:table-row table:style-name="ro9">
          <table:table-cell table:style-name="ce8"/>
          <table:table-cell table:style-name="ce22"/>
          <table:table-cell table:style-name="ce31"/>
          <table:table-cell table:style-name="ce46"/>
          <table:table-cell table:style-name="ce57" table:number-columns-repeated="3"/>
          <table:table-cell table:style-name="ce74"/>
          <table:table-cell table:style-name="ce57" table:number-columns-repeated="4"/>
          <table:table-cell table:style-name="ce74"/>
          <table:table-cell table:style-name="ce57"/>
          <table:table-cell table:style-name="ce81"/>
          <table:table-cell table:style-name="ce87"/>
          <table:table-cell table:style-name="ce81" table:number-columns-repeated="4"/>
          <table:table-cell table:style-name="ce22"/>
          <table:table-cell table:style-name="ce57" table:number-columns-repeated="3"/>
          <table:table-cell table:style-name="ce81" table:number-columns-repeated="2"/>
          <table:table-cell table:style-name="ce98"/>
          <table:table-cell table:number-columns-repeated="997"/>
        </table:table-row>
        <table:table-row table:style-name="ro10">
          <table:table-cell table:number-columns-repeated="1024"/>
        </table:table-row>
        <table:table-row table:style-name="ro5" table:number-rows-repeated="10484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Areconciliation" table:style-name="ta2">
        <table:table-column table:style-name="co1" table:default-cell-style-name="ce104"/>
        <table:table-column table:style-name="co19" table:default-cell-style-name="ce104"/>
        <table:table-column table:style-name="co16" table:default-cell-style-name="ce104"/>
        <table:table-column table:style-name="co20" table:default-cell-style-name="ce104"/>
        <table:table-column table:style-name="co21" table:default-cell-style-name="ce104"/>
        <table:table-column table:style-name="co22" table:default-cell-style-name="ce104"/>
        <table:table-column table:style-name="co16" table:number-columns-repeated="3" table:default-cell-style-name="ce104"/>
        <table:table-column table:style-name="co23" table:default-cell-style-name="ce104"/>
        <table:table-column table:style-name="co24" table:default-cell-style-name="ce104"/>
        <table:table-column table:style-name="co25" table:default-cell-style-name="ce104"/>
        <table:table-column table:style-name="co8" table:number-columns-repeated="2" table:default-cell-style-name="ce104"/>
        <table:table-column table:style-name="co26" table:default-cell-style-name="ce104"/>
        <table:table-column table:style-name="co16" table:number-columns-repeated="1009" table:default-cell-style-name="ce104"/>
        <table:table-row table:style-name="ro8">
          <table:table-cell table:style-name="ce101" table:number-columns-spanned="14" table:number-rows-spanned="1"/>
          <table:covered-table-cell table:number-columns-repeated="13"/>
          <table:table-cell table:style-name="ce130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5"/>
          <table:table-cell table:style-name="ce112"/>
          <table:table-cell table:style-name="ce114"/>
          <table:table-cell table:style-name="ce116" office:value-type="string" table:number-columns-spanned="4" table:number-rows-spanned="1">
            <text:p>FIXED ASSET RECONCILIATION</text:p>
          </table:table-cell>
          <table:covered-table-cell table:number-columns-repeated="3"/>
          <table:table-cell table:style-name="ce119" table:number-columns-repeated="4"/>
          <table:table-cell table:style-name="ce127"/>
          <table:table-cell table:style-name="ce119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5"/>
          <table:table-cell table:style-name="ce112"/>
          <table:table-cell table:style-name="ce114"/>
          <table:table-cell table:style-name="ce117" table:number-columns-repeated="2"/>
          <table:table-cell table:style-name="ce124" table:number-columns-repeated="2"/>
          <table:table-cell table:style-name="ce119" table:number-columns-repeated="4"/>
          <table:table-cell table:style-name="ce127"/>
          <table:table-cell table:style-name="ce119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6" office:value-type="string">
            <text:p>FIXED ASSET PURCHASES</text:p>
          </table:table-cell>
          <table:table-cell table:style-name="ce112"/>
          <table:table-cell table:style-name="ce114"/>
          <table:table-cell table:style-name="ce118" office:value-type="string">
            <text:p>Original Cost</text:p>
          </table:table-cell>
          <table:table-cell table:style-name="ce119"/>
          <table:table-cell table:style-name="ce125" office:value-type="string" table:number-columns-spanned="3" table:number-rows-spanned="1">
            <text:p>FIXED ASSET SALES</text:p>
          </table:table-cell>
          <table:covered-table-cell table:number-columns-repeated="2"/>
          <table:table-cell table:style-name="ce119"/>
          <table:table-cell table:style-name="ce118" office:value-type="string">
            <text:p>Sales Value</text:p>
          </table:table-cell>
          <table:table-cell table:style-name="ce119"/>
          <table:table-cell table:style-name="ce128" office:value-type="string" table:number-columns-spanned="2" table:number-rows-spanned="12">
            <text:p>Reconciliation totals on Row 15 should be zero. <text:s text:c="15"/><text:s text:c="15"/>If Row 15 not zero check all Fixed Assets entered on <text:s text:c="6"/><text:span text:style-name="T3">Purchases </text:span><text:span text:style-name="T3">and Sales </text:span><text:span text:style-name="T3">Spreadsheets</text:span> <text:s/><text:s text:c="9"/>have been recorded on the <text:s text:c="13"/><text:s text:c="9"/><text:span text:style-name="T3">Fixed </text:span><text:span text:style-name="T3">Asset </text:span><text:span text:style-name="T3">Schedule.</text:span></text:p>
          </table:table-cell>
          <table:covered-table-cell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5" office:value-type="string">
            <text:p>Fixed Asset Schedule New Additions</text:p>
          </table:table-cell>
          <table:table-cell table:style-name="ce112"/>
          <table:table-cell table:style-name="ce114"/>
          <table:table-cell table:style-name="ce119" table:number-columns-repeated="2"/>
          <table:table-cell table:style-name="ce105" office:value-type="string">
            <text:p>Fixed Asset Schedule Assets Sold</text:p>
          </table:table-cell>
          <table:table-cell table:style-name="ce112"/>
          <table:table-cell table:style-name="ce114"/>
          <table:table-cell table:style-name="ce119" table:number-columns-repeated="3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7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120" table:formula="of:=[$Schedule.E64]" office:value-type="float" office:value="0">
            <text:p>0.00 </text:p>
          </table:table-cell>
          <table:table-cell table:style-name="ce119"/>
          <table:table-cell table:style-name="ce107" office:value-type="string" table:number-columns-spanned="4" table:number-rows-spanned="1">
            <text:p>Land &amp; Property Sold</text:p>
          </table:table-cell>
          <table:covered-table-cell table:number-columns-repeated="3"/>
          <table:table-cell table:style-name="ce120" table:formula="of:=[$Schedule.V11]+[$Schedule.V64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7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120" table:formula="of:=[$Schedule.E75]" office:value-type="float" office:value="0">
            <text:p>0.00 </text:p>
          </table:table-cell>
          <table:table-cell table:style-name="ce119"/>
          <table:table-cell table:style-name="ce107" office:value-type="string" table:number-columns-spanned="4" table:number-rows-spanned="1">
            <text:p>Plant &amp; Machinery Sold</text:p>
          </table:table-cell>
          <table:covered-table-cell table:number-columns-repeated="3"/>
          <table:table-cell table:style-name="ce120" table:formula="of:=[$Schedule.V22]+[$Schedule.V75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7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120" table:formula="of:=[$Schedule.E83]" office:value-type="float" office:value="0">
            <text:p>0.00 </text:p>
          </table:table-cell>
          <table:table-cell table:style-name="ce119"/>
          <table:table-cell table:style-name="ce107" office:value-type="string" table:number-columns-spanned="4" table:number-rows-spanned="1">
            <text:p>Fixtures &amp; Fittings Sold</text:p>
          </table:table-cell>
          <table:covered-table-cell table:number-columns-repeated="3"/>
          <table:table-cell table:style-name="ce120" table:formula="of:=[$Schedule.V30]+[$Schedule.V83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7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120" table:formula="of:=[$Schedule.E94]" office:value-type="float" office:value="0">
            <text:p>0.00 </text:p>
          </table:table-cell>
          <table:table-cell table:style-name="ce119"/>
          <table:table-cell table:style-name="ce107" office:value-type="string" table:number-columns-spanned="4" table:number-rows-spanned="1">
            <text:p>Computers Sold</text:p>
          </table:table-cell>
          <table:covered-table-cell table:number-columns-repeated="3"/>
          <table:table-cell table:style-name="ce120" table:formula="of:=[$Schedule.V41]+[$Schedule.V94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8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120" table:formula="of:=[$Schedule.E108]" office:value-type="float" office:value="0">
            <text:p>0.00 </text:p>
          </table:table-cell>
          <table:table-cell table:style-name="ce119"/>
          <table:table-cell table:style-name="ce108" office:value-type="string" table:number-columns-spanned="4" table:number-rows-spanned="1">
            <text:p>Motor Vehicles Sold</text:p>
          </table:table-cell>
          <table:covered-table-cell table:number-columns-repeated="3"/>
          <table:table-cell table:style-name="ce120" table:formula="of:=[$Schedule.V55]+[$Schedule.V108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9" office:value-type="string" table:number-columns-spanned="3" table:number-rows-spanned="1">
            <text:p><text:s text:c="2"/>FIXED ASSETS SCHEDULE</text:p>
          </table:table-cell>
          <table:covered-table-cell table:number-columns-repeated="2"/>
          <table:table-cell table:style-name="ce121" table:formula="of:=SUM([.E6:.E10])" office:value-type="float" office:value="0">
            <text:p>0.00 </text:p>
          </table:table-cell>
          <table:table-cell table:style-name="ce119"/>
          <table:table-cell table:style-name="ce126" office:value-type="string" table:number-columns-spanned="4" table:number-rows-spanned="1">
            <text:p><text:s text:c="2"/>FIXED ASSETS SCHEDULE</text:p>
          </table:table-cell>
          <table:covered-table-cell table:number-columns-repeated="3"/>
          <table:table-cell table:style-name="ce121" table:formula="of:=SUM([.K6:.K10])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5"/>
          <table:table-cell table:style-name="ce112"/>
          <table:table-cell table:style-name="ce114"/>
          <table:table-cell table:style-name="ce119" table:number-columns-repeated="2"/>
          <table:table-cell table:style-name="ce105"/>
          <table:table-cell table:style-name="ce112"/>
          <table:table-cell table:style-name="ce114"/>
          <table:table-cell table:style-name="ce119" table:number-columns-repeated="3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9" office:value-type="string" table:number-columns-spanned="3" table:number-rows-spanned="1">
            <text:p><text:s text:c="2"/>PURCHASE SHEET FIXED ASSETS PURCHASES</text:p>
          </table:table-cell>
          <table:covered-table-cell table:number-columns-repeated="2"/>
          <table:table-cell table:style-name="ce121" table:formula="of:=['file:///C:/Users/Antony/diy/GB%20Accounts/GB%20Accounts%202012-13/GB%20Accounts%20Company%202013-04-30%20(Apr13)%20OpenOffice/Purchases.ods'#$Apr13.$AI$2]" office:value-type="float" office:value="0">
            <text:p>0.00 </text:p>
          </table:table-cell>
          <table:table-cell table:style-name="ce119"/>
          <table:table-cell table:style-name="ce126" office:value-type="string" table:number-columns-spanned="4" table:number-rows-spanned="1">
            <text:p><text:s text:c="2"/>SALES SHEET FIXED ASSETS SALES</text:p>
          </table:table-cell>
          <table:covered-table-cell table:number-columns-repeated="3"/>
          <table:table-cell table:style-name="ce121" table:formula="of:=['file:///C:/Users/Antony/diy/GB%20Accounts/GB%20Accounts%202012-13/GB%20Accounts%20Company%202013-04-30%20(Apr13)%20OpenOffice/Sales.ods'#$Apr13.$U$2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5"/>
          <table:table-cell table:style-name="ce112"/>
          <table:table-cell table:style-name="ce114"/>
          <table:table-cell table:style-name="ce119" table:number-columns-repeated="2"/>
          <table:table-cell table:style-name="ce105"/>
          <table:table-cell table:style-name="ce112"/>
          <table:table-cell table:style-name="ce114"/>
          <table:table-cell table:style-name="ce119" table:number-columns-repeated="3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2">
          <table:table-cell table:style-name="ce102"/>
          <table:table-cell table:style-name="ce110" table:formula="of:=IF([.E15]&gt;0;&quot;Purchases exceed Assets listed on Schedule&quot;;IF([.E15]&lt;0;&quot;Assets listed on Schedule exceed Purchase values&quot;;&quot;Purchases reconcile with Fixed asset Schedule&quot;))" office:value-type="string" office:string-value="Purchases reconcile with Fixed asset Schedule" table:number-columns-spanned="3" table:number-rows-spanned="1">
            <text:p>Purchases reconcile with Fixed asset Schedule</text:p>
          </table:table-cell>
          <table:covered-table-cell table:number-columns-repeated="2"/>
          <table:table-cell table:style-name="ce122" table:formula="of:=[.E13]-[.E11]" office:value-type="float" office:value="0">
            <text:p>0.00 </text:p>
          </table:table-cell>
          <table:table-cell table:style-name="ce119"/>
          <table:table-cell table:style-name="ce110" table:formula="of:=IF([.K15]&gt;0;&quot;Sales exceed Assets listed on Schedule&quot;;IF([.K15]&lt;0;&quot;Assets listed on Schedule exceed Sales values&quot;;&quot;Sales reconcile with Fixed asset Schedule&quot;))" office:value-type="string" office:string-value="Sales reconcile with Fixed asset Schedule" table:number-columns-spanned="4" table:number-rows-spanned="1">
            <text:p>Sales reconcile with Fixed asset Schedule</text:p>
          </table:table-cell>
          <table:covered-table-cell table:number-columns-repeated="3"/>
          <table:table-cell table:style-name="ce122" table:formula="of:=[.K13]-[.K11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8">
          <table:table-cell table:style-name="ce103"/>
          <table:table-cell table:style-name="ce111"/>
          <table:table-cell table:style-name="ce113"/>
          <table:table-cell table:style-name="ce115"/>
          <table:table-cell table:style-name="ce123" table:number-columns-repeated="2"/>
          <table:table-cell table:style-name="ce111"/>
          <table:table-cell table:style-name="ce113"/>
          <table:table-cell table:style-name="ce115"/>
          <table:table-cell table:style-name="ce123" table:number-columns-repeated="3"/>
          <table:table-cell table:style-name="ce129"/>
          <table:table-cell table:style-name="ce123"/>
          <table:table-cell table:style-name="ce132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Pfinance" table:style-name="ta3">
        <table:table-column table:style-name="co27" table:default-cell-style-name="ce135"/>
        <table:table-column table:style-name="co4" table:default-cell-style-name="ce140"/>
        <table:table-column table:style-name="co28" table:number-columns-repeated="2" table:default-cell-style-name="ce146"/>
        <table:table-column table:style-name="co29" table:default-cell-style-name="ce135"/>
        <table:table-column table:style-name="co14" table:number-columns-repeated="2" table:default-cell-style-name="ce135"/>
        <table:table-column table:style-name="co7" table:default-cell-style-name="ce155"/>
        <table:table-column table:style-name="co14" table:default-cell-style-name="ce158"/>
        <table:table-column table:style-name="co30" table:default-cell-style-name="ce158"/>
        <table:table-column table:style-name="co14" table:default-cell-style-name="ce158"/>
        <table:table-column table:style-name="co28" table:default-cell-style-name="ce146"/>
        <table:table-column table:style-name="co27" table:default-cell-style-name="ce135"/>
        <table:table-column table:style-name="co16" table:number-columns-repeated="1011" table:default-cell-style-name="ce135"/>
        <table:table-row table:style-name="ro4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37"/>
          <table:table-cell table:style-name="ce144" office:value-type="string" table:number-columns-spanned="2" table:number-rows-spanned="1">
            <text:p>YEAR END LONG TERM CREDITORS</text:p>
          </table:table-cell>
          <table:covered-table-cell/>
          <table:table-cell table:style-name="ce149" table:formula="of:=SUM([.E8:.E26])" office:value-type="float" office:value="0">
            <text:p>0.00</text:p>
          </table:table-cell>
          <table:table-cell table:style-name="ce150"/>
          <table:table-cell table:style-name="ce153" office:value-type="string" table:number-columns-spanned="5" table:number-rows-spanned="2">
            <text:p>Enter Finance Agreements due to end more than 12 months after the financial year end or leave blank</text:p>
          </table:table-cell>
          <table:covered-table-cell table:number-columns-repeated="4"/>
          <table:table-cell table:style-name="ce85"/>
          <table:table-cell table:style-name="ce133"/>
          <table:table-cell table:number-columns-repeated="1011"/>
        </table:table-row>
        <table:table-row table:style-name="ro13">
          <table:table-cell table:style-name="ce133"/>
          <table:table-cell table:style-name="ce138" office:value-type="string">
            <text:p>New Hire Purchase Agreements</text:p>
          </table:table-cell>
          <table:table-cell table:style-name="ce145"/>
          <table:table-cell table:style-name="ce148"/>
          <table:table-cell table:style-name="ce150" table:number-columns-repeated="2"/>
          <table:covered-table-cell table:number-columns-repeated="5"/>
          <table:table-cell table:style-name="ce85"/>
          <table:table-cell table:style-name="ce133"/>
          <table:table-cell table:number-columns-repeated="1011"/>
        </table:table-row>
        <table:table-row table:style-name="ro8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61"/>
          <table:table-cell table:style-name="ce133"/>
          <table:table-cell table:number-columns-repeated="1011"/>
        </table:table-row>
        <table:table-row table:style-name="ro11">
          <table:table-cell table:style-name="ce134"/>
          <table:table-cell table:style-name="ce9" office:value-type="string" table:number-columns-spanned="1" table:number-rows-spanned="2">
            <text:p>Agreement Date</text:p>
          </table:table-cell>
          <table:table-cell table:style-name="ce33" office:value-type="string" table:number-columns-spanned="1" table:number-rows-spanned="2">
            <text:p>Finance Company</text:p>
          </table:table-cell>
          <table:table-cell table:style-name="ce33" office:value-type="string" table:number-columns-spanned="1" table:number-rows-spanned="2">
            <text:p>Agreement Refernce</text:p>
          </table:table-cell>
          <table:table-cell table:style-name="ce151" office:value-type="string" table:number-columns-spanned="1" table:number-rows-spanned="2">
            <text:p>Total Amount Financed excluding Admin &amp; Interest</text:p>
          </table:table-cell>
          <table:table-cell table:style-name="ce151" office:value-type="string" table:number-columns-spanned="1" table:number-rows-spanned="2">
            <text:p>Admin Charges</text:p>
          </table:table-cell>
          <table:table-cell table:style-name="ce151" office:value-type="string" table:number-columns-spanned="1" table:number-rows-spanned="2">
            <text:p>Total Interest Charged</text:p>
          </table:table-cell>
          <table:table-cell table:style-name="ce33" office:value-type="string" table:number-columns-spanned="1" table:number-rows-spanned="2">
            <text:p>Number of Months</text:p>
          </table:table-cell>
          <table:table-cell table:style-name="ce151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3" office:value-type="string" table:number-columns-spanned="1" table:number-rows-spanned="2">
            <text:p>Enter Supplier Name as entered on Purchase Spreadsheet</text:p>
          </table:table-cell>
          <table:table-cell table:style-name="ce134"/>
          <table:table-cell table:style-name="ce162" table:number-columns-repeated="1011"/>
        </table:table-row>
        <table:table-row table:style-name="ro14">
          <table:table-cell table:style-name="ce134"/>
          <table:covered-table-cell table:number-columns-repeated="7"/>
          <table:table-cell table:style-name="ce151" office:value-type="string">
            <text:p>Monthly Payment</text:p>
          </table:table-cell>
          <table:table-cell table:style-name="ce151" office:value-type="string">
            <text:p>Net Capital Repayment</text:p>
          </table:table-cell>
          <table:table-cell table:style-name="ce151" office:value-type="string">
            <text:p>Monthly Interest</text:p>
          </table:table-cell>
          <table:covered-table-cell/>
          <table:table-cell table:style-name="ce134"/>
          <table:table-cell table:style-name="ce162"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number-columns-repeated="3" table:style-name="ce152"/>
          <table:table-cell table:style-name="ce156"/>
          <table:table-cell table:style-name="ce150" table:formula="of:=IF([.E8]&gt;0;([.E8]+[.F8]+[.G8])/[.H8];&quot; &quot;)" office:value-type="string" office:string-value=" ">
            <text:p><text:s/></text:p>
          </table:table-cell>
          <table:table-cell table:style-name="ce150" table:formula="of:=IF([.H8]&gt;0;[.I8]-[.K8];&quot; &quot;)" office:value-type="string" office:string-value=" ">
            <text:p><text:s/></text:p>
          </table:table-cell>
          <table:table-cell table:style-name="ce150" table:formula="of:=IF([.H8]&gt;0;[.G8]/[.H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0]&gt;0;#REF!/H10,&quot; &quot;))" office:value-type="float" office:value="0">
            <text:p>0.00</text:p>
          </table:table-cell>
          <table:table-cell table:style-name="ce150" table:formula="of:=IF([.H10]&gt;0;[.I10]-[.K10];&quot; &quot;)" office:value-type="string" office:string-value=" ">
            <text:p><text:s/></text:p>
          </table:table-cell>
          <table:table-cell table:style-name="ce150" table:formula="of:=IF([.H10]&gt;0;[.G10]/[.H1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2]&gt;0;#REF!/H12,&quot; &quot;))" office:value-type="float" office:value="0">
            <text:p>0.00</text:p>
          </table:table-cell>
          <table:table-cell table:style-name="ce150" table:formula="of:=IF([.H12]&gt;0;[.I12]-[.K12];&quot; &quot;)" office:value-type="string" office:string-value=" ">
            <text:p><text:s/></text:p>
          </table:table-cell>
          <table:table-cell table:style-name="ce150" table:formula="of:=IF([.H12]&gt;0;[.G12]/[.H1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4]&gt;0;#REF!/H14,&quot; &quot;))" office:value-type="float" office:value="0">
            <text:p>0.00</text:p>
          </table:table-cell>
          <table:table-cell table:style-name="ce150" table:formula="of:=IF([.H14]&gt;0;[.I14]-[.K14];&quot; &quot;)" office:value-type="string" office:string-value=" ">
            <text:p><text:s/></text:p>
          </table:table-cell>
          <table:table-cell table:style-name="ce150" table:formula="of:=IF([.H14]&gt;0;[.G14]/[.H1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6]&gt;0;#REF!/H16,&quot; &quot;))" office:value-type="float" office:value="0">
            <text:p>0.00</text:p>
          </table:table-cell>
          <table:table-cell table:style-name="ce150" table:formula="of:=IF([.H16]&gt;0;[.I16]-[.K16];&quot; &quot;)" office:value-type="string" office:string-value=" ">
            <text:p><text:s/></text:p>
          </table:table-cell>
          <table:table-cell table:style-name="ce150" table:formula="of:=IF([.H16]&gt;0;[.G16]/[.H1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8]&gt;0;#REF!/H18,&quot; &quot;))" office:value-type="float" office:value="0">
            <text:p>0.00</text:p>
          </table:table-cell>
          <table:table-cell table:style-name="ce150" table:formula="of:=IF([.H18]&gt;0;[.I18]-[.K18];&quot; &quot;)" office:value-type="string" office:string-value=" ">
            <text:p><text:s/></text:p>
          </table:table-cell>
          <table:table-cell table:style-name="ce150" table:formula="of:=IF([.H18]&gt;0;[.G18]/[.H1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0]&gt;0;#REF!/H20,&quot; &quot;))" office:value-type="float" office:value="0">
            <text:p>0.00</text:p>
          </table:table-cell>
          <table:table-cell table:style-name="ce150" table:formula="of:=IF([.H20]&gt;0;[.I20]-[.K20];&quot; &quot;)" office:value-type="string" office:string-value=" ">
            <text:p><text:s/></text:p>
          </table:table-cell>
          <table:table-cell table:style-name="ce150" table:formula="of:=IF([.H20]&gt;0;[.G20]/[.H2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2]&gt;0;#REF!/H22,&quot; &quot;))" office:value-type="float" office:value="0">
            <text:p>0.00</text:p>
          </table:table-cell>
          <table:table-cell table:style-name="ce150" table:formula="of:=IF([.H22]&gt;0;[.I22]-[.K22];&quot; &quot;)" office:value-type="string" office:string-value=" ">
            <text:p><text:s/></text:p>
          </table:table-cell>
          <table:table-cell table:style-name="ce150" table:formula="of:=IF([.H22]&gt;0;[.G22]/[.H2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4]&gt;0;#REF!/H24,&quot; &quot;))" office:value-type="float" office:value="0">
            <text:p>0.00</text:p>
          </table:table-cell>
          <table:table-cell table:style-name="ce150" table:formula="of:=IF([.H24]&gt;0;[.I24]-[.K24];&quot; &quot;)" office:value-type="string" office:string-value=" ">
            <text:p><text:s/></text:p>
          </table:table-cell>
          <table:table-cell table:style-name="ce150" table:formula="of:=IF([.H24]&gt;0;[.G24]/[.H2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6]&gt;0;#REF!/H26,&quot; &quot;))" office:value-type="float" office:value="0">
            <text:p>0.00</text:p>
          </table:table-cell>
          <table:table-cell table:style-name="ce150" table:formula="of:=IF([.H26]&gt;0;[.I26]-[.K26];&quot; &quot;)" office:value-type="string" office:string-value=" ">
            <text:p><text:s/></text:p>
          </table:table-cell>
          <table:table-cell table:style-name="ce150" table:formula="of:=IF([.H26]&gt;0;[.G26]/[.H2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5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16">
          <table:table-cell table:style-name="ce133"/>
          <table:table-cell table:style-name="ce138" office:value-type="string">
            <text:p>Hire Purchase Agreements existing at start of financial year</text:p>
          </table:table-cell>
          <table:table-cell table:style-name="ce145"/>
          <table:table-cell table:style-name="ce148"/>
          <table:table-cell table:style-name="ce137" table:number-columns-repeated="3"/>
          <table:table-cell table:style-name="ce39" office:value-type="string">
            <text:p>Required to calculate monthly interest liability</text:p>
          </table:table-cell>
          <table:table-cell table:style-name="ce159" table:number-columns-repeated="3"/>
          <table:table-cell table:style-name="ce39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4"/>
          <table:table-cell table:style-name="ce9" office:value-type="string" table:number-columns-spanned="1" table:number-rows-spanned="2">
            <text:p>Agreement Date</text:p>
          </table:table-cell>
          <table:table-cell table:style-name="ce33" office:value-type="string" table:number-columns-spanned="1" table:number-rows-spanned="2">
            <text:p>Finance Company</text:p>
          </table:table-cell>
          <table:table-cell table:style-name="ce33" office:value-type="string" table:number-columns-spanned="1" table:number-rows-spanned="2">
            <text:p>Agreement Refernce</text:p>
          </table:table-cell>
          <table:table-cell table:style-name="ce151" office:value-type="string" table:number-columns-spanned="1" table:number-rows-spanned="2">
            <text:p>Total Amount Financed excluding Admin &amp; Interest</text:p>
          </table:table-cell>
          <table:table-cell table:style-name="ce151" office:value-type="string" table:number-columns-spanned="1" table:number-rows-spanned="2">
            <text:p>Admin Charges</text:p>
          </table:table-cell>
          <table:table-cell table:style-name="ce151" office:value-type="string" table:number-columns-spanned="1" table:number-rows-spanned="2">
            <text:p>Total Interest Charged</text:p>
          </table:table-cell>
          <table:table-cell table:style-name="ce33" office:value-type="string" table:number-columns-spanned="1" table:number-rows-spanned="2">
            <text:p>Number of Months</text:p>
          </table:table-cell>
          <table:table-cell table:style-name="ce151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3" office:value-type="string" table:number-columns-spanned="1" table:number-rows-spanned="2">
            <text:p>Enter Supplier Name as entered on Purchase Spreadsheet</text:p>
          </table:table-cell>
          <table:table-cell table:style-name="ce134"/>
          <table:table-cell table:style-name="ce162" table:number-columns-repeated="1011"/>
        </table:table-row>
        <table:table-row table:style-name="ro14">
          <table:table-cell table:style-name="ce134"/>
          <table:covered-table-cell table:number-columns-repeated="7"/>
          <table:table-cell table:style-name="ce151" office:value-type="string">
            <text:p>Monthly Payment</text:p>
          </table:table-cell>
          <table:table-cell table:style-name="ce151" office:value-type="string">
            <text:p>Net Capital Repayment</text:p>
          </table:table-cell>
          <table:table-cell table:style-name="ce151" office:value-type="string">
            <text:p>Monthly Interest</text:p>
          </table:table-cell>
          <table:covered-table-cell/>
          <table:table-cell table:style-name="ce134"/>
          <table:table-cell table:style-name="ce162" table:number-columns-repeated="1011"/>
        </table:table-row>
        <table:table-row table:style-name="ro3">
          <table:table-cell table:style-name="ce134"/>
          <table:table-cell table:style-name="ce142" table:number-columns-repeated="7"/>
          <table:table-cell table:style-name="ce160" table:number-columns-repeated="3"/>
          <table:table-cell table:style-name="ce142"/>
          <table:table-cell table:style-name="ce134"/>
          <table:table-cell table:style-name="ce162"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number-columns-repeated="3" table:style-name="ce152"/>
          <table:table-cell table:style-name="ce156"/>
          <table:table-cell table:style-name="ce150" table:formula="of:=IF([.E34]&gt;0;([.E34]+[.F34]+[.G34])/[.H34];&quot; &quot;)" office:value-type="string" office:string-value=" ">
            <text:p><text:s/></text:p>
          </table:table-cell>
          <table:table-cell table:style-name="ce150" table:formula="of:=IF([.H34]&gt;0;[.I34]-[.K34];&quot; &quot;)" office:value-type="string" office:string-value=" ">
            <text:p><text:s/></text:p>
          </table:table-cell>
          <table:table-cell table:style-name="ce150" table:formula="of:=IF([.H34]&gt;0;[.G34]/[.H3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3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36]&gt;0;#REF!/H36,&quot; &quot;))" office:value-type="float" office:value="0">
            <text:p>0.00</text:p>
          </table:table-cell>
          <table:table-cell table:style-name="ce150" table:formula="of:=IF([.H36]&gt;0;[.I36]-[.K36];&quot; &quot;)" office:value-type="string" office:string-value=" ">
            <text:p><text:s/></text:p>
          </table:table-cell>
          <table:table-cell table:style-name="ce150" table:formula="of:=IF([.H36]&gt;0;[.G36]/[.H3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38]&gt;0;#REF!/H38,&quot; &quot;))" office:value-type="float" office:value="0">
            <text:p>0.00</text:p>
          </table:table-cell>
          <table:table-cell table:style-name="ce150" table:formula="of:=IF([.H38]&gt;0;[.I38]-[.K38];&quot; &quot;)" office:value-type="string" office:string-value=" ">
            <text:p><text:s/></text:p>
          </table:table-cell>
          <table:table-cell table:style-name="ce150" table:formula="of:=IF([.H38]&gt;0;[.G38]/[.H3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0]&gt;0;#REF!/H40,&quot; &quot;))" office:value-type="float" office:value="0">
            <text:p>0.00</text:p>
          </table:table-cell>
          <table:table-cell table:style-name="ce150" table:formula="of:=IF([.H40]&gt;0;[.I40]-[.K40];&quot; &quot;)" office:value-type="string" office:string-value=" ">
            <text:p><text:s/></text:p>
          </table:table-cell>
          <table:table-cell table:style-name="ce150" table:formula="of:=IF([.H40]&gt;0;[.G40]/[.H4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2]&gt;0;#REF!/H42,&quot; &quot;))" office:value-type="float" office:value="0">
            <text:p>0.00</text:p>
          </table:table-cell>
          <table:table-cell table:style-name="ce150" table:formula="of:=IF([.H42]&gt;0;[.I42]-[.K42];&quot; &quot;)" office:value-type="string" office:string-value=" ">
            <text:p><text:s/></text:p>
          </table:table-cell>
          <table:table-cell table:style-name="ce150" table:formula="of:=IF([.H42]&gt;0;[.G42]/[.H4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4]&gt;0;#REF!/H44,&quot; &quot;))" office:value-type="float" office:value="0">
            <text:p>0.00</text:p>
          </table:table-cell>
          <table:table-cell table:style-name="ce150" table:formula="of:=IF([.H44]&gt;0;[.I44]-[.K44];&quot; &quot;)" office:value-type="string" office:string-value=" ">
            <text:p><text:s/></text:p>
          </table:table-cell>
          <table:table-cell table:style-name="ce150" table:formula="of:=IF([.H44]&gt;0;[.G44]/[.H4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6]&gt;0;#REF!/H46,&quot; &quot;))" office:value-type="float" office:value="0">
            <text:p>0.00</text:p>
          </table:table-cell>
          <table:table-cell table:style-name="ce150" table:formula="of:=IF([.H46]&gt;0;[.I46]-[.K46];&quot; &quot;)" office:value-type="string" office:string-value=" ">
            <text:p><text:s/></text:p>
          </table:table-cell>
          <table:table-cell table:style-name="ce150" table:formula="of:=IF([.H46]&gt;0;[.G46]/[.H4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8]&gt;0;#REF!/H48,&quot; &quot;))" office:value-type="float" office:value="0">
            <text:p>0.00</text:p>
          </table:table-cell>
          <table:table-cell table:style-name="ce150" table:formula="of:=IF([.H48]&gt;0;[.I48]-[.K48];&quot; &quot;)" office:value-type="string" office:string-value=" ">
            <text:p><text:s/></text:p>
          </table:table-cell>
          <table:table-cell table:style-name="ce150" table:formula="of:=IF([.H48]&gt;0;[.G48]/[.H4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50]&gt;0;#REF!/H50,&quot; &quot;))" office:value-type="float" office:value="0">
            <text:p>0.00</text:p>
          </table:table-cell>
          <table:table-cell table:style-name="ce150" table:formula="of:=IF([.H50]&gt;0;[.I50]-[.K50];&quot; &quot;)" office:value-type="string" office:string-value=" ">
            <text:p><text:s/></text:p>
          </table:table-cell>
          <table:table-cell table:style-name="ce150" table:formula="of:=IF([.H50]&gt;0;[.G50]/[.H5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52]&gt;0;#REF!/H52,&quot; &quot;))" office:value-type="float" office:value="0">
            <text:p>0.00</text:p>
          </table:table-cell>
          <table:table-cell table:style-name="ce150" table:formula="of:=IF([.H52]&gt;0;[.I52]-[.K52];&quot; &quot;)" office:value-type="string" office:string-value=" ">
            <text:p><text:s/></text:p>
          </table:table-cell>
          <table:table-cell table:style-name="ce150" table:formula="of:=IF([.H52]&gt;0;[.G52]/[.H5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4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5" table:number-rows-repeated="104852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'file:///C:/Users/Antony/diy/GB%20Accounts/GB%20Accounts%202012-13/GB%20Accounts%20Company%202013-04-30%20(Apr13)%20OpenOffice/Financialaccounts.ods'#Admin" table:print="false" table:style-name="ta_extref">
        <table:table-source xlink:type="simple" xlink:href="../Financialaccounts.ods" table:table-name="Admin" table:filter-name="calc8" table:mode="copy-results-only"/>
        <table:table-column table:number-columns-repeated="14"/>
        <table:table-row table:number-rows-repeated="4">
          <table:table-cell table:number-columns-repeated="14"/>
        </table:table-row>
        <table:table-row>
          <table:table-cell table:number-columns-repeated="6"/>
          <table:table-cell table:style-name="ce2" office:value-type="float" office:value="100">
            <text:p>100</text:p>
          </table:table-cell>
        </table:table-row>
        <table:table-row>
          <table:table-cell table:number-columns-repeated="6"/>
          <table:table-cell table:style-name="ce2" office:value-type="float" office:value="18">
            <text:p>18</text:p>
          </table:table-cell>
          <table:table-cell table:number-columns-repeated="4"/>
          <table:table-cell table:style-name="ce3" office:value-type="float" office:value="41030">
            <text:p>41030</text:p>
          </table:table-cell>
        </table:table-row>
        <table:table-row>
          <table:table-cell table:number-columns-repeated="13"/>
          <table:table-cell table:style-name="ce3" office:value-type="float" office:value="41394">
            <text:p>41394</text:p>
          </table:table-cell>
        </table:table-row>
      </table:table>
      <table:table table:name="'file:///C:/Users/Antony/diy/GB%20Accounts/GB%20Accounts%202012-13/GB%20Accounts%20Company%202013-04-30%20(Apr13)%20OpenOffice/Purchases.ods'#Apr13" table:print="false" table:style-name="ta_extref">
        <table:table-source xlink:type="simple" xlink:href="../Purchases.ods" table:table-name="Apr13" table:mode="copy-results-only"/>
        <table:table-column table:number-columns-repeated="35"/>
        <table:table-row>
          <table:table-cell table:number-columns-repeated="35"/>
        </table:table-row>
        <table:table-row>
          <table:table-cell table:number-columns-repeated="34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Sales.ods'#Apr13" table:print="false" table:style-name="ta_extref">
        <table:table-source xlink:type="simple" xlink:href="../Sales.ods" table:table-name="Apr13" table:mode="copy-results-only"/>
        <table:table-column table:number-columns-repeated="21"/>
        <table:table-row>
          <table:table-cell table:number-columns-repeated="21"/>
        </table:table-row>
        <table:table-row>
          <table:table-cell table:number-columns-repeated="20"/>
          <table:table-cell table:style-name="ce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10">
      <number:day number:style="long"/>
      <number:text>-</number:text>
      <number:month number:textual="true"/>
      <number:text>-</number:text>
      <number:year/>
    </number:date-style>
    <number:number-style style:name="N111">
      <number:number number:decimal-places="2" number:min-integer-digits="1" number:grouping="true"/>
      <number:text> </number:text>
    </number:number-style>
    <number:number-style style:name="N112P0" style:volatile="true">
      <number:number number:decimal-places="2" number:min-integer-digits="1" number:grouping="true"/>
      <number:text> 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2P0"/>
    </number:number-style>
    <number:date-style style:name="N113">
      <number:month number:textual="true"/>
      <number:text>-</number:text>
      <number:year/>
    </number:date-style>
    <number:number-style style:name="N114">
      <number:number number:decimal-places="0" number:min-integer-digits="1"/>
      <number:text> </number:text>
    </number:number-style>
    <number:number-style style:name="N115P0" style:volatile="true">
      <number:number number:decimal-places="0" number:min-integer-digits="1"/>
      <number:text> </number:text>
    </number:number-style>
    <number:number-style style:name="N115">
      <style:text-properties fo:color="#ff0000"/>
      <number:text>-</number:text>
      <number:number number:decimal-places="0" number:min-integer-digits="1"/>
      <number:text> </number:text>
      <style:map style:condition="value()&gt;=0" style:apply-style-name="N115P0"/>
    </number:number-style>
    <number:number-style style:name="N116">
      <number:number number:decimal-places="1" number:min-integer-digits="1"/>
    </number:number-style>
    <number:date-style style:name="N117P0" style:volatile="true">
      <number:day number:style="long"/>
      <number:text>/</number:text>
      <number:month number:style="long"/>
      <number:text>/</number:text>
      <number:year/>
    </number:date-style>
    <number:text-style style:name="N117">
      <number:text-content/>
      <style:map style:condition="value()&gt;=0" style:apply-style-name="N117P0"/>
    </number:text-style>
    <number:currency-style style:name="N118">
      <number:currency-symbol>£</number:currency-symbol>
      <number:number number:decimal-places="0" number:min-integer-digits="1" number:grouping="true"/>
    </number:currency-style>
    <number:date-style style:name="N11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9">
      <number:text-content/>
      <style:map style:condition="value()&gt;=0" style:apply-style-name="N119P0"/>
    </number:text-style>
    <number:percentage-style style:name="N120">
      <number:number number:decimal-places="1" number:min-integer-digits="1"/>
      <number:text>%</number:text>
    </number:percentage-style>
    <number:date-style style:name="N5110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3cm" fo:margin-left="0.4cm" fo:margin-right="0.4cm" style:print-page-order="ttb" style:first-page-number="continue" style:scale-to="75%" style:table-centering="both" style:print="charts drawings objects"/>
      <style:header-style>
        <style:header-footer-properties fo:min-height="0.6cm" fo:margin-left="0cm" fo:margin-right="0cm" fo:margin-bottom="0cm"/>
      </style:header-style>
      <style:footer-style>
        <style:header-footer-properties fo:min-height="1.401cm" fo:margin-left="0cm" fo:margin-right="0cm" fo:margin-top="0cm"/>
      </style:footer-style>
    </style:page-layout>
    <style:page-layout style:name="Mpm4">
      <style:page-layout-properties style:num-format="1" style:print-orientation="landscape" fo:margin-top="1.3cm" fo:margin-bottom="1.3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4cm" fo:margin-right="0.4cm" style:print-page-order="ttb" style:first-page-number="continue" style:scale-to="100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style style:name="MT1" style:family="text"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MT2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8">28/04/2012</text:date>, <text:time>16:2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Fixed Assets Capital Allowances</text:span></text:p>
        <text:p/>
      </style:header>
      <style:header-left style:display="false"/>
      <style:footer>
        <style:region-left>
          <text:p><text:date style:data-style-name="N2" text:date-value="2012-04-28">28/04/2012</text:date> <text:s/><text:time>16:25:07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Reconciliation between Fixed Assets entered on Sales and Purchase spreadsheets with the Fixed Asset Schedule</text:p>
        <text:p/>
      </style:header>
      <style:header-left style:display="false"/>
      <style:footer>
        <style:region-left>
          <text:p><text:date style:data-style-name="N2" text:date-value="2012-04-28">28/04/2012</text:date> <text:s/><text:time>16:25:07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<text:span text:style-name="MT2">LONG TERM FINANCE AGREEMENTS</text:span></text:p>
      </style:header>
      <style:header-left style:display="false"/>
      <style:footer>
        <style:region-left>
          <text:p><text:date style:data-style-name="N2" text:date-value="2012-04-28">28/04/2012</text:date> <text:s/><text:time>16:25:07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502</meta:generator>
    <dc:title>0607 Financial Accounts</dc:title>
    <meta:initial-creator>Terry Cartwright</meta:initial-creator>
    <dc:creator>Antony Cartwright</dc:creator>
    <meta:creation-date>2002-12-30T15:31:19Z</meta:creation-date>
    <dc:date>2012-04-28T16:25:07.11</dc:date>
    <meta:print-date>2007-03-03T22:52:10Z</meta:print-date>
    <meta:editing-duration>PT44S</meta:editing-duration>
    <meta:editing-cycles>2</meta:editing-cycles>
    <meta:document-statistic meta:table-count="3" meta:cell-count="1535" meta:object-count="0"/>
  </office:meta>
</office:document-meta>
</file>